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ntium Plus Compact1" svg:font-family="'Gentium Plus Compact'" style:font-adornments="Regular"/>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writing-mode="page"/>
    </style:style>
    <style:style style:name="P2" style:family="paragraph" style:parent-style-name="Standard">
      <style:paragraph-properties fo:line-height="115%" style:writing-mode="page"/>
      <style:text-properties fo:font-weight="bold" style:font-weight-asian="bold" style:font-weight-complex="bold"/>
    </style:style>
    <style:style style:name="P3" style:family="paragraph" style:parent-style-name="Standard">
      <style:paragraph-properties fo:line-height="115%" style:writing-mode="page"/>
      <style:text-properties fo:font-weight="normal" style:font-weight-asian="normal" style:font-weight-complex="normal"/>
    </style:style>
    <style:style style:name="P4" style:family="paragraph" style:parent-style-name="Heading_20_2">
      <style:paragraph-properties fo:line-height="115%" style:writing-mode="page"/>
    </style:style>
    <style:style style:name="P5" style:family="paragraph" style:parent-style-name="Heading_20_2">
      <style:paragraph-properties fo:line-height="115%" style:writing-mode="page"/>
      <style:text-properties fo:font-weight="bold" style:font-weight-asian="bold" style:font-weight-complex="bold"/>
    </style:style>
    <style:style style:name="P6" style:family="paragraph" style:parent-style-name="Heading_20_1">
      <style:paragraph-properties fo:line-height="115%" style:writing-mode="page"/>
    </style:style>
    <style:style style:name="T1" style:family="text">
      <style:text-properties fo:color="#000080"/>
    </style:style>
    <style:style style:name="T2" style:family="text">
      <style:text-properties fo:color="#000080"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Gentium Plus Compact1"/>
    </style:style>
    <style:style style:name="T6" style:family="text">
      <style:text-properties style:font-name="Gentium Plus Compact1"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ΠΡΑΞΕΙΣ ΑΠΟΣΤΟΛΩΝ</text:h>
      <text:p text:style-name="P1"/>
      <text:h text:style-name="P4" text:outline-level="2">1</text:h>
      <text:p text:style-name="P1"/>
      <text:p text:style-name="P1"><text:tab/><text:span text:style-name="T1">1</text:span> Τὸν μὲν πρῶτον λόγον ἐποιησάμην περὶ πάντων, ὦ Θεόφιλε, ὧν ἤρξατο ὁ Ἰησοῦς ποιεῖν τε καὶ διδάσκειν, <text:span text:style-name="T1">2</text:span> ἄχρι ἧς ἡμέρας ἐντειλάμενος τοῖς ἀποστόλοις διὰ Πνεύματος Ἁγίου οὓς ἐξελέξατο ἀνελήμφθη· <text:span text:style-name="T1">3</text:span> οἷς καὶ παρέστησεν ἑαυτὸν ζῶντα μετὰ τὸ παθεῖν αὐτὸν ἐν πολλοῖς τεκμηρίοις, δι’ ἡμερῶν τεσσεράκοντα ὀπτανόμενος αὐτοῖς καὶ λέγων τὰ περὶ τῆς βασιλείας τοῦ Θεοῦ· <text:span text:style-name="T1">4</text:span> καὶ συναλιζόμενος παρήγγειλεν αὐτοῖς ἀπὸ Ἱεροσολύμων μὴ χωρίζεσθαι, ἀλλὰ περιμένειν τὴν ἐπαγγελίαν τοῦ Πατρὸς ἣν ἠκούσατέ μου· <text:span text:style-name="T1">5</text:span> ὅτι Ἰωάνης μὲν ἐβάπτισεν ὕδατι, ὑμεῖς δὲ ἐν Πνεύματι βαπτισθήσεσθε Ἁγίῳ οὐ μετὰ πολλὰς ταύτας ἡμέρας. <text:span text:style-name="T1">6</text:span> Οἱ μὲν οὖν συνελθόντες ἠρώτων αὐτὸν λέγοντες Κύριε, εἰ ἐν τῷ χρόνῳ τούτῳ ἀποκαθιστάνεις τὴν βασιλείαν τῷ Ἰσραήλ; <text:span text:style-name="T1">7</text:span> εἶπεν πρὸς αὐτούς Οὐχ ὑμῶν ἐστιν γνῶναι χρόνους ἢ καιροὺς οὓς ὁ Πατὴρ ἔθετο ἐν τῇ ἰδίᾳ ἐξουσίᾳ, <text:span text:style-name="T1">8</text:span> ἀλλὰ λήμψεσθε δύναμιν ἐπελθόντος τοῦ Ἁγίου Πνεύματος ἐφ’ ὑμᾶς, καὶ ἔσεσθέ μου μάρτυρες ἔν τε Ἱερουσαλὴμ καὶ ἐν πάσῃ τῇ Ἰουδαίᾳ καὶ Σαμαρίᾳ καὶ ἕως ἐσχάτου τῆς γῆς. <text:span text:style-name="T1">9</text:span> καὶ ταῦτα εἰπὼν βλεπόντων αὐτῶν ἐπήρθη, καὶ νεφέλη ὑπέλαβεν αὐτὸν ἀπὸ τῶν ὀφθαλμῶν αὐτῶν. <text:span text:style-name="T1">10</text:span> καὶ ὡς ἀτενίζοντες ἦσαν εἰς τὸν οὐρανὸν πορευομένου αὐτοῦ, καὶ ἰδοὺ ἄνδρες δύο παρειστήκεισαν αὐτοῖς ἐν ἐσθήσεσι λευκαῖς, <text:span text:style-name="T1">11</text:span> οἳ καὶ εἶπαν Ἄνδρες Γαλιλαῖοι, τί ἑστήκατε βλέποντες εἰς τὸν οὐρανόν; οὗτος ὁ Ἰησοῦς ὁ ἀναλημφθεὶς ἀφ’ ὑμῶν εἰς τὸν οὐρανὸν <text:soft-page-break/>οὕτως ἐλεύσεται ὃν τρόπον ἐθεάσασθε αὐτὸν πορευόμενον εἰς τὸν οὐρανόν. <text:span text:style-name="T1">12</text:span> Τότε ὑπέστρεψαν εἰς Ἱερουσαλὴμ ἀπὸ ὄρους τοῦ καλουμένου Ἐλαιῶνος, ὅ ἐστιν ἐγγὺς Ἱερουσαλὴμ σαββάτου ἔχον ὁδόν. <text:span text:style-name="T1">13</text:span> καὶ ὅτε εἰσῆλθον, εἰς τὸ ὑπερῷον ἀνέβησαν οὗ ἦσαν καταμένοντες, ὅ τε Πέτρος καὶ Ἰωάνης καὶ Ἰάκωβος καὶ Ἀνδρέας, Φίλιππος καὶ Θωμᾶς, Βαρθολομαῖος καὶ Μαθθαῖος, Ἰάκωβος Ἀλφαίου καὶ Σίμων ὁ Ζηλωτὴς καὶ Ἰούδας Ἰακώβου. <text:span text:style-name="T1">14</text:span> οὗτοι πάντες ἦσαν προσκαρτεροῦντες ὁμοθυμαδὸν τῇ προσευχῇ σὺν γυναιξὶν καὶ Μαριὰμ τῇ μητρὶ τοῦ Ἰησοῦ καὶ σὺν τοῖς ἀδελφοῖς αὐτοῦ.</text:p>
      <text:p text:style-name="P1"/>
      <text:p text:style-name="P1"><text:tab/><text:span text:style-name="T1">15</text:span> Καὶ ἐν ταῖς ἡμέραις ταύταις ἀναστὰς Πέτρος ἐν μέσῳ τῶν ἀδελφῶν εἶπεν· ἦν τε ὄχλος ὀνομάτων ἐπὶ τὸ αὐτὸ ὡσεὶ ἑκατὸν εἴκοσι <text:span text:style-name="T1">16</text:span> Ἄνδρες ἀδελφοί, ἔδει πληρωθῆναι τὴν γραφὴν ἣν προεῖπεν τὸ Πνεῦμα τὸ Ἅγιον διὰ στόματος Δαυεὶδ περὶ Ἰούδα τοῦ γενομένου ὁδηγοῦ τοῖς συλλαβοῦσιν Ἰησοῦν, <text:span text:style-name="T1">17</text:span> ὅτι κατηριθμημένος ἦν ἐν ἡμῖν καὶ ἔλαχεν τὸν κλῆρον τῆς διακονίας ταύτης. <text:span text:style-name="T1">18</text:span> οὗτος μὲν οὖν ἐκτήσατο χωρίον ἐκ μισθοῦ τῆς ἀδικίας, καὶ πρηνὴς γενόμενος ἐλάκησεν μέσος, καὶ ἐξεχύθη πάντα τὰ σπλάγχνα αὐτοῦ· <text:span text:style-name="T1">19</text:span> καὶ γνωστὸν ἐγένετο πᾶσι τοῖς κατοικοῦσιν Ἱερουσαλήμ, ὥστε κληθῆναι τὸ χωρίον ἐκεῖνο τῇ ἰδίᾳ διαλέκτῳ αὐτῶν Ἀκελδαμάχ, τοῦτ’ ἔστιν Χωρίον αἵματος. <text:span text:style-name="T1">20</text:span> γέγραπται γὰρ ἐν βίβλῳ Ψαλμῶν </text:p>
      <text:p text:style-name="P1"><text:tab/><text:span text:style-name="T3">Γενηθήτω ἡ ἔπαυλις αὐτοῦ ἔρημος </text:span></text:p>
      <text:p text:style-name="P1"><text:span text:style-name="T3"><text:tab/><text:tab/>καὶ μὴ ἔστω ὁ κατοικῶν ἐν αὐτῇ</text:span>, </text:p>
      <text:p text:style-name="P1">καί </text:p>
      <text:p text:style-name="P1"><text:tab/><text:span text:style-name="T3">Τὴν ἐπισκοπὴν αὐτοῦ λαβέτω ἕτερος</text:span>.</text:p>
      <text:p text:style-name="P1"><text:span text:style-name="T1">21</text:span> δεῖ οὖν τῶν συνελθόντων ἡμῖν ἀνδρῶν ἐν παντὶ χρόνῳ ᾧ εἰσῆλθεν καὶ ἐξῆλθεν ἐφ’ ἡμᾶς ὁ Κύριος Ἰησοῦς, <text:span text:style-name="T1">22</text:span> ἀρξάμενος ἀπὸ τοῦ βαπτίσματος Ἰωάνου ἕως τῆς ἡμέρας ἧς ἀνελήμφθη ἀφ’ ἡμῶν, μάρτυρα τῆς ἀναστάσεως αὐτοῦ σὺν ἡμῖν γενέσθαι <text:soft-page-break/>ἕνα τούτων. <text:span text:style-name="T1">23</text:span> Καὶ ἔστησαν δύο, Ἰωσὴφ τὸν καλούμενον Βαρσαββᾶν, ὃς ἐπεκλήθη Ἰοῦστος, καὶ Μαθθίαν. <text:span text:style-name="T1">24</text:span> καὶ προσευξάμενοι εἶπαν Σὺ Κύριε καρδιογνῶστα πάντων, ἀνάδειξον ὃν ἐξελέξω ἐκ τούτων τῶν δύο ἕνα <text:span text:style-name="T1">25</text:span> λαβεῖν τὸν τόπον τῆς διακονίας ταύτης καὶ ἀποστολῆς, ἀφ’ ἧς παρέβη Ἰούδας πορευθῆναι εἰς τὸν τόπον τὸν ἴδιον. <text:span text:style-name="T1">26</text:span> καὶ ἔδωκαν κλήρους αὐτοῖς, καὶ ἔπεσεν ὁ κλῆρος ἐπὶ Μαθθίαν, καὶ συνκατεψηφίσθη μετὰ τῶν ἕνδεκα ἀποστόλων.</text:p>
      <text:p text:style-name="P1"/>
      <text:h text:style-name="P4" text:outline-level="2">2</text:h>
      <text:p text:style-name="P1"/>
      <text:p text:style-name="P1"><text:tab/><text:span text:style-name="T1">1</text:span> Καὶ ἐν τῷ συνπληροῦσθαι τὴν ἡμέραν τῆς Πεντηκοστῆς ἦσαν πάντες ὁμοῦ ἐπὶ τὸ αὐτό· <text:span text:style-name="T1">2</text:span> καὶ ἐγένετο ἄφνω ἐκ τοῦ οὐρανοῦ ἦχος ὥσπερ φερομένης πνοῆς βιαίας καὶ ἐπλήρωσεν ὅλον τὸν οἶκον οὗ ἦσαν καθήμενοι, <text:span text:style-name="T1">3</text:span> καὶ ὤφθησαν αὐτοῖς διαμεριζόμεναι γλῶσσαι ὡσεὶ πυρός, καὶ ἐκάθισεν ἐφ’ ἕνα ἕκαστον αὐτῶν, <text:span text:style-name="T1">4</text:span> καὶ ἐπλήσθησαν πάντες Πνεύματος Ἁγίου, καὶ ἤρξαντο λαλεῖν ἑτέραις γλώσσαις καθὼς τὸ Πνεῦμα ἐδίδου ἀποφθέγγεσθαι αὐτοῖς. <text:span text:style-name="T1">5</text:span> Ἦσαν δὲ εἰς Ἰερουσαλὴμ κατοικοῦντες Ἰουδαῖοι, ἄνδρες εὐλαβεῖς ἀπὸ παντὸς ἔθνους τῶν ὑπὸ τὸν οὐρανόν· <text:span text:style-name="T1">6</text:span> γενομένης δὲ τῆς φωνῆς ταύτης συνῆλθεν τὸ πλῆθος καὶ συνεχύθη, ὅτι ἤκουον εἷς ἕκαστος τῇ ἰδίᾳ διαλέκτῳ λαλούντων αὐτῶν. <text:span text:style-name="T1">7</text:span> ἐξίσταντο δὲ καὶ ἐθαύμαζον λέγοντες Οὐχὶ ἰδοὺ πάντες οὗτοί εἰσιν οἱ λαλοῦντες Γαλιλαῖοι; <text:span text:style-name="T1">8</text:span> καὶ πῶς ἡμεῖς ἀκούομεν ἕκαστος τῇ ἰδίᾳ διαλέκτῳ ἡμῶν ἐν ᾗ ἐγεννήθημεν, <text:span text:style-name="T1">9</text:span> Πάρθοι καὶ Μῆδοι καὶ Ἐλαμεῖται, καὶ οἱ κατοικοῦντες τὴν Μεσοποταμίαν, Ἰουδαίαν τε καὶ Καππαδοκίαν, Πόντον καὶ τὴν Ἀσίαν, <text:span text:style-name="T1">10</text:span> Φρυγίαν τε καὶ Παμφυλίαν, Αἴγυπτον καὶ τὰ μέρη τῆς Λιβύης <text:soft-page-break/>τῆς κατὰ Κυρήνην, καὶ οἱ ἐπιδημοῦντες Ῥωμαῖοι, <text:span text:style-name="T1">11</text:span> Ἰουδαῖοί τε καὶ προσήλυτοι, Κρῆτες καὶ Ἄραβες, ἀκούομεν λαλούντων αὐτῶν ταῖς ἡμετέραις γλώσσαις τὰ μεγαλεῖα τοῦ Θεοῦ; <text:span text:style-name="T1">12</text:span> ἐξίσταντο δὲ πάντες καὶ διηποροῦντο, ἄλλος πρὸς ἄλλον λέγοντες Τί θέλει τοῦτο εἶναι; <text:span text:style-name="T1">13</text:span> ἕτεροι δὲ διαχλευάζοντες ἔλεγον ὅτι Γλεύκους μεμεστωμένοι εἰσίν. <text:span text:style-name="T1">14</text:span> Σταθεὶς δὲ ὁ Πέτρος σὺν τοῖς ἕνδεκα ἐπῆρεν τὴν φωνὴν αὐτοῦ καὶ ἀπεφθέγξατο αὐτοῖς </text:p>
      <text:p text:style-name="P1"><text:tab/>Ἄνδρες Ἰουδαῖοι καὶ οἱ κατοικοῦντες Ἱερουσαλὴμ πάντες, τοῦτο ὑμῖν γνωστὸν ἔστω, καὶ ἐνωτίσασθε τὰ ῥήματά μου. <text:span text:style-name="T1">15</text:span> οὐ γὰρ ὡς ὑμεῖς ὑπολαμβάνετε οὗτοι μεθύουσιν, ἔστιν γὰρ ὥρα τρίτη τῆς ἡμέρας, <text:span text:style-name="T1">16</text:span> ἀλλὰ τοῦτό ἐστιν τὸ εἰρημένον διὰ τοῦ προφήτου Ἰωήλ</text:p>
      <text:p text:style-name="P1"><text:tab/><text:span text:style-name="T1">17</text:span> <text:span text:style-name="T3">Καὶ ἔσται</text:span> ἐν ταῖς ἐσχάταις ἡμέραις, λέγει ὁ Θεός, </text:p>
      <text:p text:style-name="P1"><text:tab/><text:tab/><text:span text:style-name="T3">ἐκχεῶ ἀπὸ τοῦ Πνεύματός μου ἐπὶ πᾶσαν σάρκα, </text:span></text:p>
      <text:p text:style-name="P1"><text:span text:style-name="T3"><text:tab/>καὶ προφητεύσουσιν οἱ υἱοὶ ὑμῶν καὶ αἱ θυγατέρες ὑμῶν,</text:span> </text:p>
      <text:p text:style-name="P1"><text:tab/><text:tab/><text:span text:style-name="T3">καὶ οἱ νεανίσκοι ὑμῶν ὁράσεις ὄψονται, </text:span></text:p>
      <text:p text:style-name="P2"><text:tab/>καὶ οἱ πρεσβύτεροι ὑμῶν ἐνυπνίοις ἐνυπνιασθήσονται·</text:p>
      <text:p text:style-name="P1"><text:tab/><text:tab/><text:span text:style-name="T1">18</text:span> <text:span text:style-name="T3">καίγε ἐπὶ τοὺς δούλους μου καὶ ἐπὶ τὰς δούλας μου </text:span></text:p>
      <text:p text:style-name="P1"><text:span text:style-name="T3"><text:tab/>ἐν ταῖς ἡμέραις ἐκείναις ἐκχεῶ ἀπὸ τοῦ Πνεύματός μου</text:span>, </text:p>
      <text:p text:style-name="P1"><text:tab/><text:tab/>καὶ προφητεύσουσιν.</text:p>
      <text:p text:style-name="P1"><text:tab/><text:span text:style-name="T1">19</text:span> <text:span text:style-name="T3">καὶ δώσω τέρατα ἐν τῷ οὐρανῷ</text:span> ἄνω </text:p>
      <text:p text:style-name="P1"><text:tab/><text:tab/><text:span text:style-name="T3">καὶ</text:span> σημεῖα <text:span text:style-name="T3">ἐπὶ τῆς γῆς</text:span> κάτω, </text:p>
      <text:p text:style-name="P1"><text:tab/><text:span text:style-name="T3">αἷμα καὶ πῦρ καὶ ἀτμίδα καπνοῦ.</text:span></text:p>
      <text:p text:style-name="P1"><text:tab/><text:tab/><text:span text:style-name="T1">20</text:span> <text:span text:style-name="T3">ὁ ἥλιος μεταστραφήσεται εἰς σκότος </text:span></text:p>
      <text:p text:style-name="P2"><text:tab/>καὶ ἡ σελήνη εἰς αἷμα, </text:p>
      <text:p text:style-name="P2"><text:tab/><text:tab/>πρὶν ἐλθεῖν ἡμέραν Κυρίου τὴν μεγάλην καὶ <text:soft-page-break/>ἐπιφανῆ.</text:p>
      <text:p text:style-name="P1"><text:tab/><text:span text:style-name="T1">21</text:span> <text:span text:style-name="T3">καὶ ἔσται πᾶς ὃς ἐὰν ἐπικαλέσηται τὸ ὄνομα Κυρίου σωθήσεται.</text:span></text:p>
      <text:p text:style-name="P1"><text:span text:style-name="T1">22</text:span> Ἄνδρες Ἰσραηλεῖται, ἀκούσατε τοὺς λόγους τούτους· Ἰησοῦν τὸν Ναζωραῖον, ἄνδρα ἀποδεδειγμένον ἀπὸ τοῦ Θεοῦ εἰς ὑμᾶς δυνάμεσι καὶ τέρασι καὶ σημείοις, οἷς ἐποίησεν δι’ αὐτοῦ ὁ Θεὸς ἐν μέσῳ ὑμῶν, καθὼς αὐτοὶ οἴδατε, <text:span text:style-name="T1">23</text:span> τοῦτον τῇ ὡρισμένῃ βουλῇ καὶ προγνώσει τοῦ Θεοῦ ἔκδοτον διὰ χειρὸς ἀνόμων προσπήξαντες ἀνείλατε, <text:span text:style-name="T1">24</text:span> ὃν ὁ Θεὸς ἀνέστησεν λύσας τὰς ὠδῖνας τοῦ θανάτου, καθότι οὐκ ἦν δυνατὸν κρατεῖσθαι αὐτὸν ὑπ’ αὐτοῦ. <text:span text:style-name="T1">25</text:span> Δαυεὶδ γὰρ λέγει εἰς αὐτόν <text:tab/><text:span text:style-name="T3">Προορώμην τὸν Κύριον ἐνώπιόν μου διὰ παντός, </text:span></text:p>
      <text:p text:style-name="P2"><text:tab/><text:tab/>ὅτι ἐκ δεξιῶν μού ἐστιν, ἵνα μὴ σαλευθῶ.</text:p>
      <text:p text:style-name="P1"><text:tab/><text:span text:style-name="T1">26</text:span> <text:span text:style-name="T3">διὰ τοῦτο ηὐφράνθη μου ἡ καρδία καὶ ἠγαλλιάσατο ἡ γλῶσσά μου, </text:span></text:p>
      <text:p text:style-name="P2"><text:tab/><text:tab/>ἔτι δὲ καὶ ἡ σάρξ μου κατασκηνώσει ἐπ’ ἐλπίδι,</text:p>
      <text:p text:style-name="P1"><text:tab/><text:span text:style-name="T1">27</text:span> <text:span text:style-name="T3">ὅτι οὐκ ἐνκαταλείψεις τὴν ψυχήν μου εἰς Ἅιδην </text:span></text:p>
      <text:p text:style-name="P2"><text:tab/><text:tab/>οὐδὲ δώσεις τὸν Ὅσιόν σου ἰδεῖν διαφθοράν.</text:p>
      <text:p text:style-name="P1"><text:tab/><text:span text:style-name="T1">28</text:span> <text:span text:style-name="T3">ἐγνώρισάς μοι ὁδοὺς ζωῆς, </text:span></text:p>
      <text:p text:style-name="P2"><text:tab/><text:tab/>πληρώσεις με εὐφροσύνης μετὰ τοῦ προσώπου σου.</text:p>
      <text:p text:style-name="P1"><text:span text:style-name="T1">29</text:span> Ἄνδρες ἀδελφοί, ἐξὸν εἰπεῖν μετὰ παρρησίας πρὸς ὑμᾶς περὶ τοῦ πατριάρχου Δαυείδ, ὅτι καὶ ἐτελεύτησεν καὶ ἐτάφη, καὶ τὸ μνῆμα αὐτοῦ ἔστιν ἐν ἡμῖν ἄχρι τῆς ἡμέρας ταύτης. <text:span text:style-name="T1">30</text:span> προφήτης οὖν ὑπάρχων καὶ εἰδὼς ὅτι <text:span text:style-name="T3">ὅρκῳ ὤμοσεν αὐτῷ</text:span> ὁ Θεὸς <text:span text:style-name="T3">ἐκ καρποῦ τῆς ὀσφύος αὐτοῦ καθίσαι ἐπὶ τὸν θρόνον αὐτοῦ</text:span>, <text:span text:style-name="T1">31</text:span> προϊδὼν ἐλάλησεν περὶ τῆς ἀναστάσεως τοῦ Χριστοῦ, ὅτι <text:span text:style-name="T3">οὔτε ἐνκατελείφθη εἰς Ἅιδην οὔτε</text:span> ἡ σὰρξ αὐτοῦ <text:span text:style-name="T3">εἶδεν διαφθοράν</text:span>. <text:span text:style-name="T1">32</text:span> τοῦτον τὸν Ἰησοῦν ἀνέστησεν ὁ Θεός, οὗ πάντες ἡμεῖς ἐσμεν μάρτυρες· <text:span text:style-name="T1">33</text:span> τῇ δεξιᾷ οὖν τοῦ Θεοῦ ὑψωθεὶς τήν τε ἐπαγγελίαν τοῦ Πνεύματος τοῦ Ἁγίου λαβὼν <text:soft-page-break/>παρὰ τοῦ Πατρὸς ἐξέχεεν τοῦτο ὃ ὑμεῖς καὶ βλέπετε καὶ ἀκούετε. <text:span text:style-name="T1">34</text:span> οὐ γὰρ Δαυεὶδ ἀνέβη εἰς τοὺς οὐρανούς, λέγει δὲ αὐτός </text:p>
      <text:p text:style-name="P1"><text:tab/><text:span text:style-name="T3">Εἶπεν Κύριος τῷ Κυρίῳ μου Κάθου ἐκ δεξιῶν μου,</text:span></text:p>
      <text:p text:style-name="P1"><text:span text:style-name="T1"><text:tab/>35</text:span> <text:span text:style-name="T3">ἕως ἂν θῶ τοὺς ἐχθρούς σου ὑποπόδιον τῶν ποδῶν σου.</text:span></text:p>
      <text:p text:style-name="P1"><text:span text:style-name="T2">36</text:span><text:span text:style-name="T4"> ἀσφαλῶς οὖν γινωσκέτω πᾶς οἶκος Ἰσραὴλ ὅτι καὶ Κύριον αὐτὸν καὶ Χριστὸν ἐποίησεν ὁ Θεός, τοῦτον τὸν Ἰησοῦν ὃν ὑμεῖς ἐσταυρώσατε. </text:span><text:span text:style-name="T2">37</text:span><text:span text:style-name="T4"> Ἀκούσαντες δὲ κατενύγησαν τὴν καρδίαν, εἶπόν τε πρὸς τὸν Πέτρον καὶ τοὺς λοιποὺς ἀποστόλους Τί ποιήσωμεν, ἄνδρες ἀδελφοί; </text:span><text:span text:style-name="T2">38 </text:span><text:span text:style-name="T4">Πέτρος δὲ πρὸς αὐτούς Μετανοήσατε, καὶ βαπτισθήτω ἕκαστος ὑμῶν ἐπὶ τῷ ὀνόματι Ἰησοῦ Χριστοῦ εἰς ἄφεσιν τῶν ἁμαρτιῶν ὑμῶν, καὶ λήμψεσθε τὴν δωρεὰν τοῦ Ἁγίου Πνεύματος. </text:span><text:span text:style-name="T2">39</text:span><text:span text:style-name="T4"> ὑμῖν γάρ ἐστιν ἡ ἐπαγγελία καὶ </text:span><text:span text:style-name="T3">τοῖς τέκνοις ὑμῶν καὶ πᾶσιν τοῖς εἰς μακρὰν, ὅσους ἂν προσκαλέσηται Κύριος</text:span><text:span text:style-name="T4"> ὁ Θεὸς ἡμῶν. </text:span><text:span text:style-name="T2">40</text:span><text:span text:style-name="T4"> ἑτέροις τε λόγοις πλείοσιν διεμαρτύρατο, καὶ παρεκάλει αὐτοὺς λέγων Σώθητε ἀπὸ τῆς γενεᾶς τῆς σκολιᾶς ταύτης. </text:span><text:span text:style-name="T2">41</text:span><text:span text:style-name="T4"> οἱ μὲν οὖν ἀποδεξάμενοι τὸν λόγον αὐτοῦ ἐβαπτίσθησαν, καὶ προσετέθησαν ἐν τῇ ἡμέρᾳ ἐκείνῃ ψυχαὶ ὡσεὶ τρισχίλιαι· </text:span><text:span text:style-name="T2">42</text:span><text:span text:style-name="T4"> ἦσαν δὲ προσκαρτεροῦντες τῇ διδαχῇ τῶν ἀποστόλων καὶ τῇ κοινωνίᾳ, τῇ κλάσει τοῦ ἄρτου καὶ ταῖς προσευχαῖς. </text:span><text:span text:style-name="T2">43</text:span><text:span text:style-name="T4"> Ἐγίνετο δὲ πάσῃ ψυχῇ φόβος· πολλά δὲ τέρατα καὶ σημεῖα διὰ τῶν ἀποστόλων ἐγίνετο. </text:span><text:span text:style-name="T2">44</text:span><text:span text:style-name="T4"> πάντες δὲ οἱ πιστεύσαντες ἐπὶ τὸ αὐτὸ εἶχον ἅπαντα κοινά, </text:span><text:span text:style-name="T2">45</text:span><text:span text:style-name="T4"> καὶ τὰ κτήματα καὶ τὰς ὑπάρξεις ἐπίπρασκον καὶ διεμέριζον αὐτὰ πᾶσιν, καθότι ἄν τις χρείαν εἶχεν. </text:span><text:span text:style-name="T2">46</text:span><text:span text:style-name="T4"> καθ’ ἡμέραν τε προσκαρτεροῦντες ὁμοθυμαδὸν ἐν τῷ ἱερῷ, κλῶντές τε κατ’ οἶκον ἄρτον, μετελάμβανον τροφῆς ἐν ἀγαλλιάσει καὶ ἀφελότητι καρδίας, </text:span><text:span text:style-name="T2">47</text:span><text:span text:style-name="T4"> αἰνοῦντες τὸν Θεὸν καὶ ἔχοντες χάριν πρὸς ὅλον τὸν λαόν. ὁ δὲ Κύριος προσετίθει τοὺς σῳζομένους καθ’ ἡμέραν ἐπὶ τὸ αὐτό.</text:span></text:p>
      <text:p text:style-name="P3"><text:soft-page-break/></text:p>
      <text:h text:style-name="P5" text:outline-level="2">3</text:h>
      <text:p text:style-name="P3"/>
      <text:p text:style-name="P1"><text:span text:style-name="T4"><text:tab/></text:span><text:span text:style-name="T2">1</text:span><text:span text:style-name="T4"> Πέτρος δὲ καὶ Ἰωάνης ἀνέβαινον εἰς τὸ ἱερὸν ἐπὶ τὴν ὥραν τῆς προσευχῆς τὴν ἐνάτην. </text:span><text:span text:style-name="T2">2</text:span><text:span text:style-name="T4"> καί τις ἀνὴρ χωλὸς ἐκ κοιλίας μητρὸς αὐτοῦ ὑπάρχων ἐβαστάζετο, ὃν ἐτίθουν καθ’ ἡμέραν πρὸς τὴν θύραν τοῦ ἱεροῦ τὴν λεγομένην Ὡραίαν τοῦ αἰτεῖν ἐλεημοσύνην παρὰ τῶν εἰσπορευομένων εἰς τὸ ἱερόν· </text:span><text:span text:style-name="T2">3</text:span><text:span text:style-name="T4"> ὃς ἰδὼν Πέτρον καὶ Ἰωάνην μέλλοντας εἰσιέναι εἰς τὸ ἱερὸν ἠρώτα ἐλεημοσύνην λαβεῖν. </text:span><text:span text:style-name="T2">4</text:span><text:span text:style-name="T4"> ἀτενίσας δὲ Πέτρος εἰς αὐτὸν σὺν τῷ Ἰωάνῃ εἶπεν Βλέψον εἰς ἡμᾶς. </text:span><text:span text:style-name="T2">5</text:span><text:span text:style-name="T4"> ὁ δὲ ἐπεῖχεν αὐτοῖς προσδοκῶν τι παρ’ αὐτῶν λαβεῖν. </text:span><text:span text:style-name="T2">6</text:span><text:span text:style-name="T4"> εἶπεν δὲ Πέτρος Ἀργύριον καὶ χρυσίον οὐχ ὑπάρχει μοι· ὃ δὲ ἔχω, τοῦτό σοι δίδωμι· ἐν τῷ ὀνόματι Ἰησοῦ Χριστοῦ τοῦ Ναζωραίου περιπάτει. </text:span><text:span text:style-name="T2">7</text:span><text:span text:style-name="T4"> καὶ πιάσας αὐτὸν τῆς δεξιᾶς χειρὸς ἤγειρεν αὐτόν· παραχρῆμα δὲ ἐστερεώθησαν αἱ βάσεις αὐτοῦ καὶ τὰ σφυδρά, </text:span><text:span text:style-name="T2">8</text:span><text:span text:style-name="T4"> καὶ ἐξαλλόμενος ἔστη καὶ περιεπάτει, καὶ εἰσῆλθεν σὺν αὐτοῖς εἰς τὸ ἱερὸν περιπατῶν καὶ ἁλλόμενος καὶ αἰνῶν τὸν Θεόν. </text:span><text:span text:style-name="T2">9</text:span><text:span text:style-name="T4"> καὶ εἶδεν πᾶς ὁ λαὸς αὐτὸν περιπατοῦντα καὶ αἰνοῦντα τὸν Θεόν· </text:span><text:span text:style-name="T2">10</text:span><text:span text:style-name="T4"> ἐπεγίνωσκον δὲ αὐτὸν, ὅτι οὗτος ἦν ὁ πρὸς τὴν ἐλεημοσύνην καθήμενος ἐπὶ τῇ Ὡραίᾳ Πύλῃ τοῦ ἱεροῦ, καὶ ἐπλήσθησαν θάμβους καὶ ἐκστάσεως ἐπὶ τῷ συμβεβηκότι αὐτῷ. </text:span><text:span text:style-name="T2">11</text:span><text:span text:style-name="T4"> Κρατοῦντος δὲ αὐτοῦ τὸν Πέτρον καὶ τὸν Ἰωάνην συνέδραμεν πᾶς ὁ λαὸς πρὸς αὐτοὺς ἐπὶ τῇ στοᾷ τῇ καλουμένῃ Σολομῶντος ἔκθαμβοι. </text:span><text:span text:style-name="T2">12</text:span><text:span text:style-name="T4"> ἰδὼν δὲ ὁ Πέτρος ἀπεκρίνατο πρὸς τὸν λαόν Ἄνδρες Ἰσραηλεῖται, τί θαυμάζετε ἐπὶ τούτῳ, ἢ ἡμῖν τί ἀτενίζετε ὡς ἰδίᾳ δυνάμει ἢ εὐσεβείᾳ πεποιηκόσιν τοῦ περιπατεῖν αὐτόν; </text:span><text:span text:style-name="T2">13</text:span><text:span text:style-name="T4"> </text:span><text:span text:style-name="T3">ὁ Θεὸς Ἀβραὰμ καὶ Ἰσαὰκ καὶ Ἰακώβ, ὁ Θεὸς τῶν πατέρων ἡμῶν, ἐδόξασεν τὸν Παῖδα αὐτοῦ</text:span><text:span text:style-name="T4"> Ἰησοῦν, </text:span><text:soft-page-break/><text:span text:style-name="T4">ὃν ὑμεῖς μὲν παρεδώκατε καὶ ἠρνήσασθε κατὰ πρόσωπον Πειλάτου, κρίναντος ἐκείνου ἀπολύειν· </text:span><text:span text:style-name="T2">14</text:span><text:span text:style-name="T4"> ὑμεῖς δὲ τὸν Ἅγιον καὶ Δίκαιον ἠρνήσασθε, καὶ ᾐτήσασθε ἄνδρα φονέα χαρισθῆναι ὑμῖν, </text:span><text:span text:style-name="T2">15</text:span><text:span text:style-name="T4"> τὸν δὲ Ἀρχηγὸν τῆς ζωῆς ἀπεκτείνατε, ὃν ὁ Θεὸς ἤγειρεν ἐκ νεκρῶν, οὗ ἡμεῖς μάρτυρές ἐσμεν. </text:span><text:span text:style-name="T2">16</text:span><text:span text:style-name="T4"> καὶ ἐπὶ τῇ πίστει τοῦ ὀνόματος αὐτοῦ τοῦτον, ὃν θεωρεῖτε καὶ οἴδατε, ἐστερέωσεν τὸ ὄνομα αὐτοῦ, καὶ ἡ πίστις ἡ δι’ αὐτοῦ ἔδωκεν αὐτῷ τὴν ὁλοκληρίαν ταύτην ἀπέναντι πάντων ὑμῶν. </text:span><text:span text:style-name="T2">17</text:span><text:span text:style-name="T4"> καὶ νῦν, ἀδελφοί, οἶδα ὅτι κατὰ ἄγνοιαν ἐπράξατε, ὥσπερ καὶ οἱ ἄρχοντες ὑμῶν· </text:span><text:span text:style-name="T2">18</text:span><text:span text:style-name="T4"> ὁ δὲ Θεὸς ἃ προκατήγγειλεν διὰ στόματος πάντων τῶν προφητῶν, παθεῖν τὸν Χριστὸν αὐτοῦ ἐπλήρωσεν οὕτως. </text:span><text:span text:style-name="T2">19</text:span><text:span text:style-name="T4"> μετανοήσατε οὖν καὶ ἐπιστρέψατε πρὸς τὸ ἐξαλειφθῆναι ὑμῶν τὰς ἁμαρτίας, </text:span><text:span text:style-name="T2">20</text:span><text:span text:style-name="T4"> ὅπως ἂν ἔλθωσιν καιροὶ ἀναψύξεως ἀπὸ προσώπου τοῦ Κυρίου καὶ ἀποστείλῃ τὸν προκεχειρισμένον ὑμῖν Χριστὸν Ἰησοῦν, </text:span><text:span text:style-name="T2">21</text:span><text:span text:style-name="T4"> ὃν δεῖ οὐρανὸν μὲν δέξασθαι ἄχρι χρόνων ἀποκαταστάσεως πάντων ὧν ἐλάλησεν ὁ Θεὸς διὰ στόματος τῶν ἁγίων ἀπ’ αἰῶνος αὐτοῦ προφητῶν. </text:span><text:span text:style-name="T2">22</text:span><text:span text:style-name="T4"> Μωϋσῆς μὲν εἶπεν ὅτι </text:span><text:span text:style-name="T3">Προφήτην ὑμῖν ἀναστήσει Κύριος ὁ Θεὸς ἐκ τῶν ἀδελφῶν ὑμῶν ὡς ἐμέ· αὐτοῦ ἀκούσεσθε κατὰ πάντα ὅσα ἂν λαλήσῃ πρὸς ὑμᾶς.</text:span><text:span text:style-name="T4"> </text:span><text:span text:style-name="T2">23</text:span><text:span text:style-name="T4"> </text:span><text:span text:style-name="T3">ἔσται δὲ πᾶσα ψυχὴ ἥτις ἐὰν μὴ ἀκούσῃ τοῦ προφήτου ἐκείνου ἐξολεθρευθήσεται ἐκ τοῦ λαοῦ</text:span><text:span text:style-name="T4">. </text:span><text:span text:style-name="T2">24</text:span><text:span text:style-name="T4"> καὶ πάντες δὲ οἱ προφῆται ἀπὸ Σαμουὴλ καὶ τῶν καθεξῆς ὅσοι ἐλάλησαν καὶ κατήγγειλαν τὰς ἡμέρας ταύτας. </text:span><text:span text:style-name="T2">25</text:span><text:span text:style-name="T4"> ὑμεῖς ἐστε οἱ υἱοὶ τῶν προφητῶν καὶ τῆς διαθήκης ἧς ὁ Θεὸς διέθετο πρὸς τοὺς πατέρας ὑμῶν, λέγων πρὸς Ἀβραάμ Καὶ ἐν τῷ σπέρματί σου ἐνευλογηθήσονται πᾶσαι αἱ πατριαὶ τῆς γῆς. </text:span><text:span text:style-name="T2">26</text:span><text:span text:style-name="T4"> ὑμῖν πρῶτον ἀναστήσας ὁ Θεὸς τὸν Παῖδα αὐτοῦ ἀπέστειλεν αὐτὸν εὐλογοῦντα ὑμᾶς ἐν τῷ ἀποστρέφειν ἕκαστον ἀπὸ τῶν πονηριῶν ὑμῶν.</text:span></text:p>
      <text:p text:style-name="P3"/>
      <text:h text:style-name="P5" text:outline-level="2"><text:soft-page-break/>4</text:h>
      <text:p text:style-name="P3"/>
      <text:p text:style-name="P1"><text:span text:style-name="T2">1</text:span><text:span text:style-name="T4"> Λαλούντων δὲ αὐτῶν πρὸς τὸν λαὸν, ἐπέστησαν αὐτοῖς οἱ ἱερεῖς καὶ ὁ στρατηγὸς τοῦ ἱεροῦ καὶ οἱ Σαδδουκαῖοι, </text:span><text:span text:style-name="T2">2</text:span><text:span text:style-name="T4"> διαπονούμενοι διὰ τὸ διδάσκειν αὐτοὺς τὸν λαὸν καὶ καταγγέλλειν ἐν τῷ Ἰησοῦ τὴν ἀνάστασιν τὴν ἐκ νεκρῶν, </text:span><text:span text:style-name="T2">3</text:span><text:span text:style-name="T4"> καὶ ἐπέβαλον αὐτοῖς τὰς χεῖρας καὶ ἔθεντο εἰς τήρησιν εἰς τὴν αὔριον· ἦν γὰρ ἑσπέρα ἤδη. </text:span><text:span text:style-name="T2">4</text:span><text:span text:style-name="T4"> πολλοὶ δὲ τῶν ἀκουσάντων τὸν λόγον ἐπίστευσαν, καὶ ἐγενήθη ἀριθμὸς τῶν ἀνδρῶν ὡς χιλιάδες πέντε.</text:span></text:p>
      <text:p text:style-name="P1"><text:span text:style-name="T4"><text:tab/></text:span><text:span text:style-name="T2">5</text:span><text:span text:style-name="T4"> Ἐγένετο δὲ ἐπὶ τὴν αὔριον συναχθῆναι αὐτῶν τοὺς ἄρχοντας καὶ τοὺς πρεσβυτέρους καὶ τοὺς γραμματεῖς ἐν Ἰερουσαλήμ, </text:span><text:span text:style-name="T2">6</text:span><text:span text:style-name="T4"> καὶ Ἄννας ὁ ἀρχιερεὺς καὶ Καϊάφας καὶ Ἰωάνης καὶ Ἀλέξανδρος καὶ ὅσοι ἦσαν ἐκ γένους ἀρχιερατικοῦ, </text:span><text:span text:style-name="T2">7</text:span><text:span text:style-name="T4"> καὶ στήσαντες αὐτοὺς ἐν τῷ μέσῳ ἐπυνθάνοντο Ἐν ποίᾳ δυνάμει ἢ ἐν ποίῳ ὀνόματι ἐποιήσατε τοῦτο ὑμεῖς; </text:span><text:span text:style-name="T2">8</text:span><text:span text:style-name="T4"> τότε Πέτρος πλησθεὶς Πνεύματος Ἁγίου εἶπεν πρὸς αὐτούς Ἄρχοντες τοῦ λαοῦ καὶ πρεσβύτεροι, </text:span><text:span text:style-name="T2">9</text:span><text:span text:style-name="T4"> εἰ ἡμεῖς σήμερον ἀνακρινόμεθα ἐπὶ εὐεργεσίᾳ ἀνθρώπου ἀσθενοῦς, ἐν τίνι οὗτος σέσωσται, </text:span><text:span text:style-name="T2">10</text:span><text:span text:style-name="T4"> γνωστὸν ἔστω πᾶσιν ὑμῖν καὶ παντὶ τῷ λαῷ Ἰσραὴλ, ὅτι ἐν τῷ ὀνόματι Ἰησοῦ Χριστοῦ τοῦ Ναζωραίου, ὃν ὑμεῖς ἐσταυρώσατε, ὃν ὁ Θεὸς ἤγειρεν ἐκ νεκρῶν, ἐν τούτῳ οὗτος παρέστηκεν ἐνώπιον ὑμῶν ὑγιής. </text:span><text:span text:style-name="T2">11</text:span><text:span text:style-name="T4"> οὗτός ἐστιν </text:span><text:span text:style-name="T3">ὁ λίθος ὁ ἐξουθενηθεὶς</text:span><text:span text:style-name="T4"> ὑφ’ ὑμῶν </text:span><text:span text:style-name="T3">τῶν οἰκοδόμων, ὁ γενόμενος εἰς κεφαλὴν γωνίας</text:span><text:span text:style-name="T4">. </text:span><text:span text:style-name="T2">12</text:span><text:span text:style-name="T4"> καὶ οὐκ ἔστιν ἐν ἄλλῳ οὐδενὶ ἡ σωτηρία· οὐδὲ γὰρ ὄνομά ἐστιν ἕτερον ὑπὸ τὸν οὐρανὸν τὸ δεδομένον ἐν ἀνθρώποις ἐν ᾧ δεῖ σωθῆναι ἡμᾶς. </text:span><text:span text:style-name="T2">13</text:span><text:span text:style-name="T4"> Θεωροῦντες δὲ τὴν τοῦ Πέτρου παρρησίαν καὶ Ἰωάνου, καὶ καταλαβόμενοι ὅτι ἄνθρωποι ἀγράμματοί εἰσιν καὶ ἰδιῶται, ἐθαύμαζον, ἐπεγίνωσκόν τε αὐτοὺς ὅτι σὺν τῷ Ἰησοῦ ἦσαν, </text:span><text:span text:style-name="T2">14</text:span><text:span text:style-name="T4"> </text:span><text:soft-page-break/><text:span text:style-name="T4">τόν τε ἄνθρωπον βλέποντες σὺν αὐτοῖς ἑστῶτα τὸν τεθεραπευμένον, οὐδὲν εἶχον ἀντειπεῖν. </text:span><text:span text:style-name="T2">15</text:span><text:span text:style-name="T4"> κελεύσαντες δὲ αὐτοὺς ἔξω τοῦ συνεδρίου ἀπελθεῖν, συνέβαλλον πρὸς ἀλλήλους </text:span><text:span text:style-name="T2">16</text:span><text:span text:style-name="T4"> λέγοντες Τί ποιήσωμεν τοῖς ἀνθρώποις τούτοις; ὅτι μὲν γὰρ γνωστὸν σημεῖον γέγονεν δι’ αὐτῶν, πᾶσιν τοῖς κατοικοῦσιν Ἱερουσαλὴμ φανερόν, καὶ οὐ δυνάμεθα ἀρνεῖσθαι· </text:span><text:span text:style-name="T2">17</text:span><text:span text:style-name="T4"> ἀλλ’ ἵνα μὴ ἐπὶ πλεῖον διανεμηθῇ εἰς τὸν λαόν, ἀπειλησώμεθα αὐτοῖς μηκέτι λαλεῖν ἐπὶ τῷ ὀνόματι τούτῳ μηδενὶ ἀνθρώπων. </text:span><text:span text:style-name="T2">18</text:span><text:span text:style-name="T4"> καὶ καλέσαντες αὐτοὺς παρήγγειλαν καθόλου μὴ φθέγγεσθαι μηδὲ διδάσκειν ἐπὶ τῷ ὀνόματι τοῦ Ἰησοῦ. </text:span><text:span text:style-name="T2">19</text:span><text:span text:style-name="T4"> ὁ δὲ Πέτρος καὶ Ἰωάνης ἀποκριθέντες εἶπον πρὸς αὐτούς Εἰ δίκαιόν ἐστιν ἐνώπιον τοῦ Θεοῦ, ὑμῶν ἀκούειν μᾶλλον ἢ τοῦ Θεοῦ, κρίνατε· </text:span><text:span text:style-name="T2">20</text:span><text:span text:style-name="T4"> οὐ δυνάμεθα γὰρ ἡμεῖς ἃ εἴδαμεν καὶ ἠκούσαμεν μὴ λαλεῖν. </text:span><text:span text:style-name="T2">21</text:span><text:span text:style-name="T4"> οἱ δὲ προσαπειλησάμενοι ἀπέλυσαν αὐτούς, μηδὲν εὑρίσκοντες τὸ πῶς κολάσωνται αὐτούς, διὰ τὸν λαόν, ὅτι πάντες ἐδόξαζον τὸν Θεὸν ἐπὶ τῷ γεγονότι· </text:span><text:span text:style-name="T2">22</text:span><text:span text:style-name="T4"> ἐτῶν γὰρ ἦν πλειόνων τεσσεράκοντα ὁ ἄνθρωπος ἐφ’ ὃν γεγόνει τὸ σημεῖον τοῦτο τῆς ἰάσεως. </text:span><text:span text:style-name="T2">23</text:span><text:span text:style-name="T4"> Ἀπολυθέντες δὲ ἦλθον πρὸς τοὺς ἰδίους καὶ ἀπήγγειλαν ὅσα πρὸς αὐτοὺς οἱ ἀρχιερεῖς καὶ οἱ πρεσβύτεροι εἶπαν. </text:span><text:span text:style-name="T2">24</text:span><text:span text:style-name="T4"> οἱ δὲ ἀκούσαντες ὁμοθυμαδὸν ἦραν φωνὴν πρὸς τὸν Θεὸν καὶ εἶπαν Δέσποτα, σὺ ὁ </text:span><text:span text:style-name="T3">ποιήσας τὸν οὐρανὸν καὶ τὴν γῆν καὶ τὴν θάλασσαν καὶ πάντα τὰ ἐν αὐτοῖς</text:span><text:span text:style-name="T4">, </text:span><text:span text:style-name="T2">25</text:span><text:span text:style-name="T4"> ὁ τοῦ πατρὸς ἡμῶν διὰ Πνεύματος Ἁγίου στόματος Δαυεὶδ παιδός σου εἰπών </text:span></text:p>
      <text:p text:style-name="P1"><text:span text:style-name="T4"><text:tab/></text:span><text:span text:style-name="T3">Ἵνα τί ἐφρύαξαν ἔθνη </text:span></text:p>
      <text:p text:style-name="P2"><text:tab/><text:tab/>καὶ λαοὶ ἐμελέτησαν κενά;</text:p>
      <text:p text:style-name="P1"><text:span text:style-name="T4"><text:tab/></text:span><text:span text:style-name="T2">26</text:span><text:span text:style-name="T4"> </text:span><text:span text:style-name="T3">παρέστησαν οἱ βασιλεῖς τῆς γῆς </text:span></text:p>
      <text:p text:style-name="P2"><text:tab/><text:tab/>καὶ οἱ ἄρχοντες συνήχθησαν ἐπὶ τὸ αὐτὸ </text:p>
      <text:p text:style-name="P2"><text:tab/>κατὰ τοῦ Κυρίου καὶ κατὰ τοῦ Χριστοῦ αὐτοῦ.</text:p>
      <text:p text:style-name="P1"><text:span text:style-name="T2">27</text:span><text:span text:style-name="T4"> </text:span><text:span text:style-name="T3">συνήχθησαν</text:span><text:span text:style-name="T4"> γὰρ ἐπ’ ἀληθείας ἐν τῇ πόλει ταύτῃ ἐπὶ τὸν </text:span><text:soft-page-break/><text:span text:style-name="T4">ἅγιον Παῖδά σου Ἰησοῦν, </text:span><text:span text:style-name="T3">ὃν ἔχρισας</text:span><text:span text:style-name="T4">, Ἡρῴδης τε καὶ Πόντιος Πειλᾶτος σὺν </text:span><text:span text:style-name="T3">ἔθνεσιν καὶ λαοῖς</text:span><text:span text:style-name="T4"> Ἰσραήλ, </text:span><text:span text:style-name="T2">28</text:span><text:span text:style-name="T4"> ποιῆσαι ὅσα ἡ χείρ σου καὶ ἡ βουλὴ προώρισεν γενέσθαι. </text:span><text:span text:style-name="T2">29</text:span><text:span text:style-name="T4"> καὶ τὰ νῦν, Κύριε, ἔπιδε ἐπὶ τὰς ἀπειλὰς αὐτῶν, καὶ δὸς τοῖς δούλοις σου μετὰ παρρησίας πάσης λαλεῖν τὸν λόγον σου, </text:span><text:span text:style-name="T2">30</text:span><text:span text:style-name="T4"> ἐν τῷ τὴν χεῖρά ἐκτείνειν σε εἰς ἴασιν καὶ σημεῖα καὶ τέρατα γίνεσθαι διὰ τοῦ ὀνόματος τοῦ ἁγίου Παιδός σου Ἰησοῦ. </text:span><text:span text:style-name="T2">31</text:span><text:span text:style-name="T4"> καὶ δεηθέντων αὐτῶν ἐσαλεύθη ὁ τόπος ἐν ᾧ ἦσαν συνηγμένοι, καὶ ἐπλήσθησαν ἅπαντες τοῦ Ἁγίου Πνεύματος, καὶ ἐλάλουν τὸν λόγον τοῦ Θεοῦ μετὰ παρρησίας.</text:span></text:p>
      <text:p text:style-name="P1"><text:span text:style-name="T4"><text:tab/></text:span><text:span text:style-name="T2">32</text:span><text:span text:style-name="T4"> Τοῦ δὲ πλήθους τῶν πιστευσάντων ἦν καρδία καὶ ψυχὴ μία, καὶ οὐδὲ εἷς τι τῶν ὑπαρχόντων αὐτῷ ἔλεγεν ἴδιον εἶναι, ἀλλ’ ἦν αὐτοῖς πάντα κοινά. </text:span><text:span text:style-name="T2">33</text:span><text:span text:style-name="T4"> καὶ δυνάμει μεγάλῃ ἀπεδίδουν τὸ μαρτύριον οἱ ἀπόστολοι τοῦ Κυρίου Ἰησοῦ τῆς ἀναστάσεως, χάρις τε μεγάλη ἦν ἐπὶ πάντας αὐτούς. </text:span><text:span text:style-name="T2">34</text:span><text:span text:style-name="T4"> οὐδὲ γὰρ ἐνδεής τις ἦν ἐν αὐτοῖς· ὅσοι γὰρ κτήτορες χωρίων ἢ οἰκιῶν ὑπῆρχον, πωλοῦντες ἔφερον τὰς τιμὰς τῶν πιπρασκομένων </text:span><text:span text:style-name="T2">35</text:span><text:span text:style-name="T4"> καὶ ἐτίθουν παρὰ τοὺς πόδας τῶν ἀποστόλων· διεδίδετο δὲ ἑκάστῳ καθότι ἄν τις χρείαν εἶχεν. </text:span><text:span text:style-name="T2">36</text:span><text:span text:style-name="T4"> Ἰωσὴφ δὲ ὁ ἐπικληθεὶς Βαρνάβας ἀπὸ τῶν ἀποστόλων, ὅ ἐστιν μεθερμηνευόμενον Υἱὸς παρακλήσεως, Λευείτης, Κύπριος τῷ γένει, </text:span><text:span text:style-name="T2">37</text:span><text:span text:style-name="T4"> ὑπάρχοντος αὐτῷ ἀγροῦ, πωλήσας ἤνεγκεν τὸ χρῆμα καὶ ἔθηκεν πρὸς τοὺς πόδας τῶν ἀποστόλων.</text:span></text:p>
      <text:p text:style-name="P3"/>
      <text:h text:style-name="P5" text:outline-level="2">5</text:h>
      <text:p text:style-name="P3"/>
      <text:p text:style-name="P1"><text:span text:style-name="T4"><text:tab/></text:span><text:span text:style-name="T2">1</text:span><text:span text:style-name="T4"> Ἀνὴρ δέ τις Ἀνανίας ὀνόματι σὺν Σαπφείρῃ τῇ γυναικὶ αὐτοῦ ἐπώλησεν κτῆμα, </text:span><text:span text:style-name="T2">2</text:span><text:span text:style-name="T4"> καὶ ἐνοσφίσατο ἀπὸ τῆς </text:span><text:soft-page-break/><text:span text:style-name="T4">τιμῆς, συνειδυίης καὶ τῆς γυναικός, καὶ ἐνέγκας μέρος τι παρὰ τοὺς πόδας τῶν ἀποστόλων ἔθηκεν. </text:span><text:span text:style-name="T2">3</text:span><text:span text:style-name="T4"> εἶπεν δὲ ὁ Πέτρος Ἀνανία, διὰ τί ἐπλήρωσεν ὁ Σατανᾶς τὴν καρδίαν σου, ψεύσασθαί σε τὸ Πνεῦμα τὸ Ἅγιον καὶ νοσφίσασθαι ἀπὸ τῆς τιμῆς τοῦ χωρίου; </text:span><text:span text:style-name="T2">4</text:span><text:span text:style-name="T4"> οὐχὶ μένον σοὶ ἔμενεν καὶ πραθὲν ἐν τῇ σῇ ἐξουσίᾳ ὑπῆρχεν; τί ὅτι ἔθου ἐν τῇ καρδίᾳ σου τὸ πρᾶγμα τοῦτο; οὐκ ἐψεύσω ἀνθρώποις ἀλλὰ τῷ Θεῷ. </text:span><text:span text:style-name="T2">5</text:span><text:span text:style-name="T4"> ἀκούων δὲ ὁ Ἀνανίας τοὺς λόγους τούτους πεσὼν ἐξέψυξεν· καὶ ἐγένετο φόβος μέγας ἐπὶ πάντας τοὺς ἀκούοντας. </text:span><text:span text:style-name="T2">6</text:span><text:span text:style-name="T4"> ἀναστάντες δὲ οἱ νεώτεροι συνέστειλαν αὐτὸν καὶ ἐξενέγκαντες ἔθαψαν. </text:span><text:span text:style-name="T2">7</text:span><text:span text:style-name="T4"> Ἐγένετο δὲ ὡς ὡρῶν τριῶν διάστημα καὶ ἡ γυνὴ αὐτοῦ μὴ εἰδυῖα τὸ γεγονὸς εἰσῆλθεν. </text:span><text:span text:style-name="T2">8</text:span><text:span text:style-name="T4"> ἀπεκρίθη δὲ πρὸς αὐτὴν Πέτρος Εἰπέ μοι, εἰ τοσούτου τὸ χωρίον ἀπέδοσθε; ἡ δὲ εἶπεν Ναί, τοσούτου. </text:span><text:span text:style-name="T2">9</text:span><text:span text:style-name="T4"> ὁ δὲ Πέτρος πρὸς αὐτήν Τί ὅτι συνεφωνήθη ὑμῖν πειράσαι τὸ Πνεῦμα Κυρίου; ἰδοὺ οἱ πόδες τῶν θαψάντων τὸν ἄνδρα σου ἐπὶ τῇ θύρᾳ καὶ ἐξοίσουσίν σε. </text:span><text:span text:style-name="T2">10</text:span><text:span text:style-name="T4"> ἔπεσεν δὲ παραχρῆμα πρὸς τοὺς πόδας αὐτοῦ καὶ ἐξέψυξεν· εἰσελθόντες δὲ οἱ νεανίσκοι εὗρον αὐτὴν νεκράν, καὶ ἐξενέγκαντες ἔθαψαν πρὸς τὸν ἄνδρα αὐτῆς. </text:span><text:span text:style-name="T2">11</text:span><text:span text:style-name="T4"> Καὶ ἐγένετο φόβος μέγας ἐφ’ ὅλην τὴν ἐκκλησίαν καὶ ἐπὶ πάντας τοὺς ἀκούοντας ταῦτα.</text:span></text:p>
      <text:p text:style-name="P1"><text:span text:style-name="T4"><text:tab/></text:span><text:span text:style-name="T2">12</text:span><text:span text:style-name="T4"> Διὰ δὲ τῶν χειρῶν τῶν ἀποστόλων ἐγίνετο σημεῖα καὶ τέρατα πολλὰ ἐν τῷ λαῷ· καὶ ἦσαν ὁμοθυμαδὸν πάντες ἐν τῇ στοᾷ Σολομῶντος· </text:span><text:span text:style-name="T2">13</text:span><text:span text:style-name="T4"> τῶν δὲ λοιπῶν οὐδεὶς ἐτόλμα κολλᾶσθαι αὐτοῖς, ἀλλ’ ἐμεγάλυνεν αὐτοὺς ὁ λαός· </text:span><text:span text:style-name="T2">14</text:span><text:span text:style-name="T4"> μᾶλλον δὲ προσετίθεντο πιστεύοντες τῷ Κυρίῳ, πλήθη ἀνδρῶν τε καὶ γυναικῶν· </text:span><text:span text:style-name="T2">15</text:span><text:span text:style-name="T4"> ὥστε καὶ εἰς τὰς πλατείας ἐκφέρειν τοὺς ἀσθενεῖς καὶ τιθέναι ἐπὶ κλιναρίων καὶ κραβάττων, ἵνα ἐρχομένου Πέτρου κἂν ἡ σκιὰ ἐπισκιάσῃ τινὶ αὐτῶν. </text:span><text:span text:style-name="T2">16</text:span><text:span text:style-name="T4"> συνήρχετο δὲ καὶ τὸ πλῆθος τῶν πέριξ πόλεων Ἱερουσαλήμ, φέροντες ἀσθενεῖς καὶ ὀχλουμένους ὑπὸ πνευμάτων </text:span><text:soft-page-break/><text:span text:style-name="T4">ἀκαθάρτων, οἵτινες ἐθεραπεύοντο ἅπαντες.</text:span></text:p>
      <text:p text:style-name="P1"><text:span text:style-name="T4"><text:tab/></text:span><text:span text:style-name="T2">17</text:span><text:span text:style-name="T4"> Ἀναστὰς δὲ ὁ ἀρχιερεὺς καὶ πάντες οἱ σὺν αὐτῷ, ἡ οὖσα αἵρεσις τῶν Σαδδουκαίων, ἐπλήσθησαν ζήλου </text:span><text:span text:style-name="T2">18</text:span><text:span text:style-name="T4"> καὶ ἐπέβαλον τὰς χεῖρας ἐπὶ τοὺς ἀποστόλους καὶ ἔθεντο αὐτοὺς ἐν τηρήσει δημοσίᾳ. </text:span><text:span text:style-name="T2">19</text:span><text:span text:style-name="T4"> Ἄγγελος δὲ Κυρίου διὰ νυκτὸς ἤνοιξε τὰς θύρας τῆς φυλακῆς ἐξαγαγών τε αὐτοὺς εἶπεν </text:span><text:span text:style-name="T2">20</text:span><text:span text:style-name="T4"> Πορεύεσθε καὶ σταθέντες λαλεῖτε ἐν τῷ ἱερῷ τῷ λαῷ πάντα τὰ ῥήματα τῆς Ζωῆς ταύτης. </text:span><text:span text:style-name="T2">21</text:span><text:span text:style-name="T4"> ἀκούσαντες δὲ εἰσῆλθον ὑπὸ τὸν ὄρθρον εἰς τὸ ἱερὸν καὶ ἐδίδασκον. Παραγενόμενος δὲ ὁ ἀρχιερεὺς καὶ οἱ σὺν αὐτῷ συνεκάλεσαν τὸ συνέδριον καὶ πᾶσαν τὴν γερουσίαν τῶν υἱῶν Ἰσραήλ, καὶ ἀπέστειλαν εἰς τὸ δεσμωτήριον ἀχθῆναι αὐτούς. </text:span><text:span text:style-name="T2">22</text:span><text:span text:style-name="T4"> οἱ δὲ παραγενόμενοι ὑπηρέται οὐχ εὗρον αὐτοὺς ἐν τῇ φυλακῇ· ἀναστρέψαντες δὲ ἀπήγγειλαν </text:span><text:span text:style-name="T2">23</text:span><text:span text:style-name="T4"> λέγοντες ὅτι Τὸ δεσμωτήριον εὕρομεν κεκλεισμένον ἐν πάσῃ ἀσφαλείᾳ καὶ τοὺς φύλακας ἑστῶτας ἐπὶ τῶν θυρῶν, ἀνοίξαντες δὲ ἔσω οὐδένα εὕρομεν. </text:span><text:span text:style-name="T2">24</text:span><text:span text:style-name="T4"> ὡς δὲ ἤκουσαν τοὺς λόγους τούτους ὅ τε στρατηγὸς τοῦ ἱεροῦ καὶ οἱ ἀρχιερεῖς, διηπόρουν περὶ αὐτῶν τί ἂν γένοιτο τοῦτο. </text:span><text:span text:style-name="T2">25</text:span><text:span text:style-name="T4"> παραγενόμενος δέ τις ἀπήγγειλεν αὐτοῖς ὅτι Ἰδοὺ οἱ ἄνδρες, οὓς ἔθεσθε ἐν τῇ φυλακῇ, εἰσὶν ἐν τῷ ἱερῷ ἑστῶτες καὶ διδάσκοντες τὸν λαόν. </text:span><text:span text:style-name="T2">26</text:span><text:span text:style-name="T4"> Τότε ἀπελθὼν ὁ στρατηγὸς σὺν τοῖς ὑπηρέταις ἦγεν αὐτούς, οὐ μετὰ βίας, ἐφοβοῦντο γὰρ τὸν λαόν, μὴ λιθασθῶσιν· </text:span><text:span text:style-name="T2">27</text:span><text:span text:style-name="T4"> ἀγαγόντες δὲ αὐτοὺς ἔστησαν ἐν τῷ συνεδρίῳ. καὶ ἐπηρώτησεν αὐτοὺς ὁ ἀρχιερεὺς </text:span><text:span text:style-name="T2">28</text:span><text:span text:style-name="T4"> λέγων Παραγγελίᾳ παρηγγείλαμεν ὑμῖν μὴ διδάσκειν ἐπὶ τῷ ὀνόματι τούτῳ, καὶ ἰδοὺ πεπληρώκατε τὴν Ἱερουσαλὴμ τῆς διδαχῆς ὑμῶν, καὶ βούλεσθε ἐπαγαγεῖν ἐφ’ ἡμᾶς τὸ αἷμα τοῦ ἀνθρώπου τούτου. </text:span><text:span text:style-name="T2">29</text:span><text:span text:style-name="T4"> ἀποκριθεὶς δὲ Πέτρος καὶ οἱ ἀπόστολοι εἶπαν Πειθαρχεῖν δεῖ Θεῷ μᾶλλον ἢ ἀνθρώποις. </text:span><text:span text:style-name="T2">30</text:span><text:span text:style-name="T4"> ὁ Θεὸς τῶν πατέρων ἡμῶν ἤγειρεν Ἰησοῦν, ὃν ὑμεῖς διεχειρίσασθε κρεμάσαντες ἐπὶ ξύλου· </text:span><text:span text:style-name="T2">31</text:span><text:span text:style-name="T4"> τοῦτον ὁ Θεὸς Ἀρχηγὸν καὶ </text:span><text:soft-page-break/><text:span text:style-name="T4">Σωτῆρα ὕψωσεν τῇ δεξιᾷ αὐτοῦ τοῦ δοῦναι μετάνοιαν τῷ Ἰσραὴλ καὶ ἄφεσιν ἁμαρτιῶν. </text:span><text:span text:style-name="T2">32</text:span><text:span text:style-name="T4"> καὶ ἡμεῖς ἐσμεν μάρτυρες τῶν ῥημάτων τούτων, καὶ τὸ Πνεῦμα τὸ Ἅγιον ὃ ἔδωκεν ὁ Θεὸς τοῖς πειθαρχοῦσιν αὐτῷ. </text:span><text:span text:style-name="T2">33</text:span><text:span text:style-name="T4"> οἱ δὲ ἀκούσαντες διεπρίοντο καὶ ἐβούλοντο ἀνελεῖν αὐτούς. </text:span><text:span text:style-name="T2">34</text:span><text:span text:style-name="T4"> Ἀναστὰς δέ τις ἐν τῷ συνεδρίῳ Φαρισαῖος ὀνόματι Γαμαλιήλ, νομοδιδάσκαλος τίμιος παντὶ τῷ λαῷ, ἐκέλευσεν ἔξω βραχὺ τοὺς ἀνθρώπους ποιῆσαι, </text:span><text:span text:style-name="T2">35</text:span><text:span text:style-name="T4"> εἶπέν τε πρὸς αὐτούς Ἄνδρες Ἰσραηλεῖται, προσέχετε ἑαυτοῖς ἐπὶ τοῖς ἀνθρώποις τούτοις τί μέλλετε πράσσειν. </text:span><text:span text:style-name="T2">36</text:span><text:span text:style-name="T4"> πρὸ γὰρ τούτων τῶν ἡμερῶν ἀνέστη Θευδᾶς, λέγων εἶναί τινα ἑαυτόν, ᾧ προσεκλίθη ἀνδρῶν ἀριθμὸς ὡς τετρακοσίων· ὃς ἀνῃρέθη, καὶ πάντες ὅσοι ἐπείθοντο αὐτῷ διελύθησαν καὶ ἐγένοντο εἰς οὐδέν. </text:span><text:span text:style-name="T2">37</text:span><text:span text:style-name="T4"> μετὰ τοῦτον ἀνέστη Ἰούδας ὁ Γαλιλαῖος ἐν ταῖς ἡμέραις τῆς ἀπογραφῆς καὶ ἀπέστησεν λαὸν ὀπίσω αὐτοῦ· κἀκεῖνος ἀπώλετο, καὶ πάντες ὅσοι ἐπείθοντο αὐτῷ διεσκορπίσθησαν. </text:span><text:span text:style-name="T2">38</text:span><text:span text:style-name="T4"> καὶ τὰ νῦν λέγω ὑμῖν, ἀπόστητε ἀπὸ τῶν ἀνθρώπων τούτων καὶ ἄφετε αὐτούς· ὅτι ἐὰν ᾖ ἐξ ἀνθρώπων ἡ βουλὴ αὕτη ἢ τὸ ἔργον τοῦτο, καταλυθήσεται· </text:span><text:span text:style-name="T2">39</text:span><text:span text:style-name="T4"> εἰ δὲ ἐκ Θεοῦ ἐστιν, οὐ δυνήσεσθε καταλῦσαι αὐτούς, μή ποτε καὶ θεομάχοι εὑρεθῆτε. ἐπείσθησαν δὲ αὐτῷ, </text:span><text:span text:style-name="T2">40</text:span><text:span text:style-name="T4"> καὶ προσκαλεσάμενοι τοὺς ἀποστόλους δείραντες παρήγγειλαν μὴ λαλεῖν ἐπὶ τῷ ὀνόματι τοῦ Ἰησοῦ καὶ ἀπέλυσαν. </text:span><text:span text:style-name="T2">41</text:span><text:span text:style-name="T4"> Οἱ μὲν οὖν ἐπορεύοντο χαίροντες ἀπὸ προσώπου τοῦ συνεδρίου, ὅτι κατηξιώθησαν ὑπὲρ τοῦ Ὀνόματος ἀτιμασθῆναι· </text:span><text:span text:style-name="T2">42</text:span><text:span text:style-name="T4"> πᾶσάν τε ἡμέραν ἐν τῷ ἱερῷ καὶ κατ’ οἶκον οὐκ ἐπαύοντο διδάσκοντες καὶ εὐαγγελιζόμενοι τὸν Χριστὸν Ἰησοῦν.</text:span></text:p>
      <text:p text:style-name="P3"/>
      <text:h text:style-name="P5" text:outline-level="2"><text:soft-page-break/>6</text:h>
      <text:p text:style-name="P3"/>
      <text:p text:style-name="P1"><text:span text:style-name="T4"><text:tab/></text:span><text:span text:style-name="T2">1</text:span><text:span text:style-name="T4"> Ἐν δὲ ταῖς ἡμέραις ταύταις πληθυνόντων τῶν μαθητῶν ἐγένετο γογγυσμὸς τῶν Ἑλληνιστῶν πρὸς τοὺς Ἑβραίους, ὅτι παρεθεωροῦντο ἐν τῇ διακονίᾳ τῇ καθημερινῇ αἱ χῆραι αὐτῶν. </text:span><text:span text:style-name="T2">2</text:span><text:span text:style-name="T4"> προσκαλεσάμενοι δὲ οἱ δώδεκα τὸ πλῆθος τῶν μαθητῶν εἶπαν Οὐκ ἀρεστόν ἐστιν ἡμᾶς καταλείψαντας τὸν λόγον τοῦ Θεοῦ διακονεῖν τραπέζαις. </text:span><text:span text:style-name="T2">3</text:span><text:span text:style-name="T4"> ἐπισκέψασθε δέ, ἀδελφοί, ἄνδρας ἐξ ὑμῶν μαρτυρουμένους ἑπτὰ πλήρεις Πνεύματος καὶ σοφίας, οὓς καταστήσομεν ἐπὶ τῆς χρείας ταύτης· </text:span><text:span text:style-name="T2">4</text:span><text:span text:style-name="T4"> ἡμεῖς δὲ τῇ προσευχῇ καὶ τῇ διακονίᾳ τοῦ λόγου προσκαρτερήσομεν. </text:span><text:span text:style-name="T2">5</text:span><text:span text:style-name="T4"> καὶ ἤρεσεν ὁ λόγος ἐνώπιον παντὸς τοῦ πλήθους, καὶ ἐξελέξαντο Στέφανον, ἄνδρα πλήρη πίστεως καὶ Πνεύματος Ἁγίου, καὶ Φίλιππον καὶ Πρόχορον καὶ Νικάνορα καὶ Τίμωνα καὶ Παρμενᾶν καὶ Νικόλαον προσήλυτον Ἀντιοχέα, </text:span><text:span text:style-name="T2">6</text:span><text:span text:style-name="T4"> οὓς ἔστησαν ἐνώπιον τῶν ἀποστόλων, καὶ προσευξάμενοι ἐπέθηκαν αὐτοῖς τὰς χεῖρας.</text:span></text:p>
      <text:p text:style-name="P1"><text:span text:style-name="T4"><text:tab/></text:span><text:span text:style-name="T2">7</text:span><text:span text:style-name="T4"> Καὶ ὁ λόγος τοῦ Θεοῦ ηὔξανεν, καὶ ἐπληθύνετο ὁ ἀριθμὸς τῶν μαθητῶν ἐν Ἱερουσαλὴμ σφόδρα, πολύς τε ὄχλος τῶν ἱερέων ὑπήκουον τῇ πίστει.</text:span></text:p>
      <text:p text:style-name="P1"><text:span text:style-name="T4"><text:tab/></text:span><text:span text:style-name="T2">8</text:span><text:span text:style-name="T4"> Στέφανος δὲ πλήρης χάριτος καὶ δυνάμεως ἐποίει τέρατα καὶ σημεῖα μεγάλα ἐν τῷ λαῷ. </text:span><text:span text:style-name="T2">9</text:span><text:span text:style-name="T4"> ἀνέστησαν δέ τινες τῶν ἐκ τῆς συναγωγῆς τῆς λεγομένης Λιβερτίνων καὶ Κυρηναίων καὶ Ἀλεξανδρέων καὶ τῶν ἀπὸ Κιλικίας καὶ Ἀσίας συνζητοῦντες τῷ Στεφάνῳ, </text:span><text:span text:style-name="T2">10</text:span><text:span text:style-name="T4"> καὶ οὐκ ἴσχυον ἀντιστῆναι τῇ σοφίᾳ καὶ τῷ Πνεύματι ᾧ ἐλάλει. </text:span><text:span text:style-name="T2">11</text:span><text:span text:style-name="T4"> τότε ὑπέβαλον ἄνδρας λέγοντας ὅτι Ἀκηκόαμεν αὐτοῦ λαλοῦντος ῥήματα βλάσφημα εἰς Μωϋσῆν καὶ τὸν Θεόν· </text:span><text:span text:style-name="T2">12</text:span><text:span text:style-name="T4"> συνεκίνησάν τε τὸν λαὸν καὶ τοὺς πρεσβυτέρους καὶ τοὺς γραμματεῖς, καὶ ἐπιστάντες συνήρπασαν αὐτὸν καὶ ἤγαγον εἰς τὸ συνέδριον, </text:span><text:span text:style-name="T2">13</text:span><text:span text:style-name="T4"> ἔστησάν τε </text:span><text:soft-page-break/><text:span text:style-name="T4">μάρτυρας ψευδεῖς λέγοντας Ὁ ἄνθρωπος οὗτος οὐ παύεται λαλῶν ῥήματα κατὰ τοῦ τόπου τοῦ ἁγίου καὶ τοῦ νόμου· </text:span><text:span text:style-name="T2">14</text:span><text:span text:style-name="T4"> ἀκηκόαμεν γὰρ αὐτοῦ λέγοντος ὅτι Ἰησοῦς ὁ Ναζωραῖος οὗτος καταλύσει τὸν τόπον τοῦτον καὶ ἀλλάξει τὰ ἔθη ἃ παρέδωκεν ἡμῖν Μωϋσῆς. </text:span><text:span text:style-name="T2">15</text:span><text:span text:style-name="T4"> καὶ ἀτενίσαντες εἰς αὐτὸν πάντες οἱ καθεζόμενοι ἐν τῷ συνεδρίῳ εἶδον τὸ πρόσωπον αὐτοῦ ὡσεὶ πρόσωπον ἀγγέλου.</text:span></text:p>
      <text:p text:style-name="P3"/>
      <text:h text:style-name="P5" text:outline-level="2">7</text:h>
      <text:p text:style-name="P3"/>
      <text:p text:style-name="P1"><text:span text:style-name="T2">1</text:span><text:span text:style-name="T4"> Εἶπεν δὲ ὁ ἀρχιερεύς Εἰ ταῦτα οὕτως ἔχει; </text:span><text:span text:style-name="T2">2</text:span><text:span text:style-name="T4"> ὁ δὲ ἔφη </text:span></text:p>
      <text:p text:style-name="P1"><text:span text:style-name="T4"><text:tab/>Ἄνδρες ἀδελφοὶ καὶ πατέρες, ἀκούσατε. </text:span><text:span text:style-name="T3">Ὁ Θεὸς τῆς δόξης</text:span><text:span text:style-name="T4"> ὤφθη τῷ πατρὶ ἡμῶν Ἀβραὰμ ὄντι ἐν τῇ Μεσοποταμίᾳ πρὶν ἢ κατοικῆσαι αὐτὸν ἐν Χαρράν, </text:span><text:span text:style-name="T2">3</text:span><text:span text:style-name="T4"> </text:span><text:span text:style-name="T3">καὶ εἶπεν πρὸς αὐτόν Ἔξελθε ἐκ τῆς γῆς σου καὶ τῆς συγγενείας σου, καὶ δεῦρο εἰς τὴν γῆν ἣν ἄν σοι δείξω</text:span><text:span text:style-name="T4">. </text:span><text:span text:style-name="T2">4</text:span><text:span text:style-name="T4"> τότε ἐξελθὼν ἐκ γῆς Χαλδαίων κατῴκησεν ἐν Χαρράν. κἀκεῖθεν μετὰ τὸ ἀποθανεῖν τὸν πατέρα αὐτοῦ μετῴκισεν αὐτὸν εἰς τὴν γῆν ταύτην εἰς ἣν ὑμεῖς νῦν κατοικεῖτε, </text:span><text:span text:style-name="T2">5</text:span><text:span text:style-name="T4"> καὶ </text:span><text:span text:style-name="T3">οὐκ ἔδωκεν</text:span><text:span text:style-name="T4"> αὐτῷ κληρονομίαν ἐν αὐτῇ </text:span><text:span text:style-name="T3">οὐδὲ βῆμα ποδός</text:span><text:span text:style-name="T4">, καὶ ἐπηγγείλατο </text:span><text:span text:style-name="T3">δοῦναι αὐτῷ εἰς κατάσχεσιν αὐτὴν καὶ τῷ σπέρματι αὐτοῦ μετ’ αὐτόν</text:span><text:span text:style-name="T4">, οὐκ ὄντος αὐτῷ τέκνου. </text:span><text:span text:style-name="T2">6</text:span><text:span text:style-name="T4"> ἐλάλησεν δὲ οὕτως ὁ Θεὸς, </text:span><text:span text:style-name="T3">ὅτι ἔσται τὸ σπέρμα αὐτοῦ πάροικον ἐν γῇ ἀλλοτρίᾳ, καὶ δουλώσουσιν αὐτὸ καὶ κακώσουσιν ἔτη τετρακόσια·</text:span><text:span text:style-name="T4"> </text:span><text:span text:style-name="T2">7</text:span><text:span text:style-name="T4"> </text:span><text:span text:style-name="T3">καὶ τὸ ἔθνος ᾧ ἐὰν δουλεύσουσιν κρινῶ ἐγώ</text:span><text:span text:style-name="T4">, ὁ Θεὸς εἶπεν, </text:span><text:span text:style-name="T3">καὶ μετὰ ταῦτα ἐξελεύσονται καὶ λατρεύσουσίν μοι ἐν τῷ </text:span><text:span text:style-name="T4">τόπῳ</text:span><text:span text:style-name="T3"> τούτῳ</text:span><text:span text:style-name="T4">. </text:span><text:span text:style-name="T2">8</text:span><text:span text:style-name="T4"> καὶ ἔδωκεν αὐτῷ διαθήκην περιτομῆς· καὶ οὕτως ἐγέννησεν τὸν Ἰσαὰκ καὶ </text:span><text:span text:style-name="T3">περιέτεμεν αὐτὸν τῇ ἡμέρᾳ τῇ ὀγδόῃ</text:span><text:span text:style-name="T4">, καὶ Ἰσαὰκ τὸν Ἰακώβ, καὶ Ἰακὼβ τοὺς δώδεκα πατριάρχας. </text:span><text:span text:style-name="T2">9</text:span><text:span text:style-name="T4"> Καὶ οἱ </text:span><text:soft-page-break/><text:span text:style-name="T4">πατριάρχαι </text:span><text:span text:style-name="T3">ζηλώσαντες τὸν Ἰωσὴφ ἀπέδοντο εἰς Αἴγυπτον</text:span><text:span text:style-name="T4">· καὶ </text:span><text:span text:style-name="T3">ἦν ὁ Θεὸς μετ’ αὐτοῦ</text:span><text:span text:style-name="T4">, </text:span><text:span text:style-name="T2">10</text:span><text:span text:style-name="T4"> καὶ ἐξείλατο αὐτὸν ἐκ πασῶν τῶν θλίψεων αὐτοῦ, καὶ </text:span><text:span text:style-name="T3">ἔδωκεν αὐτῷ χάριν</text:span><text:span text:style-name="T4"> καὶ σοφίαν </text:span><text:span text:style-name="T3">ἐναντίον Φαραὼ βασιλέως Αἰγύπτου, καὶ κατέστησεν αὐτὸν ἡγούμενον ἐπ’ Αἴγυπτον καὶ ὅλον τὸν οἶκον αὐτοῦ</text:span><text:span text:style-name="T4">. </text:span><text:span text:style-name="T2">11</text:span><text:span text:style-name="T4"> </text:span><text:span text:style-name="T3">ἦλθεν δὲ λιμὸς ἐφ’ ὅλην τὴν Αἴγυπτον</text:span><text:span text:style-name="T4"> καὶ </text:span><text:span text:style-name="T3">Χανάαν</text:span><text:span text:style-name="T4"> καὶ θλῖψις μεγάλη, καὶ οὐχ ηὕρισκον χορτάσματα οἱ πατέρες ἡμῶν. </text:span><text:span text:style-name="T2">12</text:span><text:span text:style-name="T4"> </text:span><text:span text:style-name="T3">ἀκούσας δὲ Ἰακὼβ ὄντα σιτία εἰς Αἴγυπτον</text:span><text:span text:style-name="T4"> ἐξαπέστειλεν τοὺς πατέρας ἡμῶν πρῶτον· </text:span><text:span text:style-name="T2">13</text:span><text:span text:style-name="T4"> καὶ ἐν τῷ δευτέρῳ </text:span><text:span text:style-name="T3">ἐγνωρίσθη Ἰωσὴφ τοῖς ἀδελφοῖς αὐτοῦ</text:span><text:span text:style-name="T4">, καὶ φανερὸν ἐγένετο τῷ Φαραὼ τὸ γένος Ἰωσήφ. </text:span><text:span text:style-name="T2">14</text:span><text:span text:style-name="T4"> ἀποστείλας δὲ Ἰωσὴφ μετεκαλέσατο Ἰακὼβ τὸν πατέρα αὐτοῦ καὶ πᾶσαν τὴν συγγένειαν </text:span><text:span text:style-name="T3">ἐν ψυχαῖς ἑβδομήκοντα πέντε</text:span><text:span text:style-name="T4">. </text:span><text:span text:style-name="T2">15</text:span><text:span text:style-name="T4"> καὶ </text:span><text:span text:style-name="T3">κατέβη</text:span><text:span text:style-name="T4"> Ἰακὼβ </text:span><text:span text:style-name="T3">εἰς Αἴγυπτον, καὶ ἐτελεύτησεν αὐτὸς καὶ</text:span><text:span text:style-name="T4"> οἱ πατέρες ἡμῶν, </text:span><text:span text:style-name="T2">16</text:span><text:span text:style-name="T4"> </text:span><text:span text:style-name="T3">καὶ μετετέθησαν εἰς Συχὲμ</text:span><text:span text:style-name="T4"> καὶ ἐτέθησαν </text:span><text:span text:style-name="T3">ἐν τῷ μνήματι ᾧ ὠνήσατο Ἀβραὰμ</text:span><text:span text:style-name="T4"> τιμῆς ἀργυρίου </text:span><text:span text:style-name="T3">παρὰ τῶν υἱῶν Ἐμμὼρ ἐν Συχέμ</text:span><text:span text:style-name="T4">. </text:span><text:span text:style-name="T2">17</text:span><text:span text:style-name="T4"> Καθὼς δὲ ἤγγιζεν ὁ χρόνος τῆς ἐπαγγελίας ἧς ὡμολόγησεν ὁ Θεὸς τῷ Ἀβραάμ, </text:span><text:span text:style-name="T3">ηὔξησεν</text:span><text:span text:style-name="T4"> ὁ λαὸς </text:span><text:span text:style-name="T3">καὶ ἐπληθύνθη</text:span><text:span text:style-name="T4"> ἐν Αἰγύπτῳ, </text:span><text:span text:style-name="T2">18</text:span><text:span text:style-name="T4"> ἄχρι οὗ </text:span><text:span text:style-name="T3">ἀνέστη βασιλεὺς ἕτερος ἐπ’ Αἴγυπτον, ὃς οὐκ ᾔδει τὸν Ἰωσήφ</text:span><text:span text:style-name="T4">. </text:span><text:span text:style-name="T2">19</text:span><text:span text:style-name="T4"> οὗτος </text:span><text:span text:style-name="T3">κατασοφισάμενος τὸ γένος</text:span><text:span text:style-name="T4"> ἡμῶν </text:span><text:span text:style-name="T3">ἐκάκωσεν</text:span><text:span text:style-name="T4"> τοὺς πατέρας τοῦ ποιεῖν τὰ βρέφη ἔκθετα αὐτῶν εἰς τὸ μὴ </text:span><text:span text:style-name="T3">ζωογονεῖσθαι</text:span><text:span text:style-name="T4">. </text:span><text:span text:style-name="T2">20</text:span><text:span text:style-name="T4"> Ἐν ᾧ καιρῷ ἐγεννήθη Μωϋσῆς, καὶ ἦν </text:span><text:span text:style-name="T3">ἀστεῖος</text:span><text:span text:style-name="T4"> τῷ Θεῷ· ὃς ἀνετράφη </text:span><text:span text:style-name="T3">μῆνας τρεῖς</text:span><text:span text:style-name="T4"> ἐν τῷ οἴκῳ τοῦ πατρός· </text:span><text:span text:style-name="T2">21</text:span><text:span text:style-name="T4"> ἐκτεθέντος δὲ αὐτοῦ </text:span><text:span text:style-name="T3">ἀνείλατο</text:span><text:span text:style-name="T4"> αὐτὸν </text:span><text:span text:style-name="T3">ἡ θυγάτηρ Φαραὼ</text:span><text:span text:style-name="T4"> καὶ ἀνεθρέψατο αὐτὸν </text:span><text:span text:style-name="T3">ἑαυτῇ εἰς υἱόν</text:span><text:span text:style-name="T4">. </text:span><text:span text:style-name="T2">22</text:span><text:span text:style-name="T4"> καὶ ἐπαιδεύθη Μωϋσῆς πάσῃ σοφίᾳ Αἰγυπτίων, ἦν δὲ δυνατὸς ἐν λόγοις καὶ ἔργοις αὐτοῦ. </text:span><text:span text:style-name="T2">23</text:span><text:span text:style-name="T4"> Ὡς δὲ ἐπληροῦτο αὐτῷ τεσσερακονταέτης χρόνος, ἀνέβη ἐπὶ τὴν καρδίαν αὐτοῦ ἐπισκέψασθαι </text:span><text:span text:style-name="T3">τοὺς ἀδελφοὺς αὐτοῦ τοὺς υἱοὺς Ἰσραήλ</text:span><text:span text:style-name="T4">. </text:span><text:span text:style-name="T2">24</text:span><text:span text:style-name="T4"> καὶ ἰδών τινα ἀδικούμενον ἠμύνατο, καὶ ἐποίησεν ἐκδίκησιν τῷ καταπονουμένῳ </text:span><text:span text:style-name="T3">πατάξας τὸν Αἰγύπτιον</text:span><text:span text:style-name="T4">. </text:span><text:span text:style-name="T2">25</text:span><text:span text:style-name="T4"> ἐνόμιζεν δὲ </text:span><text:soft-page-break/><text:span text:style-name="T4">συνιέναι τοὺς ἀδελφοὺς ὅτι ὁ Θεὸς διὰ χειρὸς αὐτοῦ δίδωσιν σωτηρίαν αὐτοῖς· οἱ δὲ οὐ συνῆκαν. </text:span><text:span text:style-name="T2">26</text:span><text:span text:style-name="T4"> τῇ τε ἐπιούσῃ ἡμέρᾳ ὤφθη αὐτοῖς μαχομένοις, καὶ συνήλλασσεν αὐτοὺς εἰς εἰρήνην εἰπών Ἄνδρες, ἀδελφοί ἐστε· ἵνα τί ἀδικεῖτε ἀλλήλους; </text:span><text:span text:style-name="T2">27</text:span><text:span text:style-name="T4"> ὁ δὲ </text:span><text:span text:style-name="T3">ἀδικῶν τὸν πλησίον</text:span><text:span text:style-name="T4"> ἀπώσατο αὐτὸν εἰπών </text:span><text:span text:style-name="T3">Τίς σε κατέστησεν ἄρχοντα καὶ δικαστὴν ἐφ’ ἡμῶν;</text:span><text:span text:style-name="T4"> </text:span><text:span text:style-name="T2">28</text:span><text:span text:style-name="T4"> </text:span><text:span text:style-name="T3">μὴ ἀνελεῖν με σὺ θέλεις ὃν τρόπον ἀνεῖλες ἐχθὲς τὸν Αἰγύπτιον;</text:span><text:span text:style-name="T4"> </text:span><text:span text:style-name="T2">29</text:span><text:span text:style-name="T4"> </text:span><text:span text:style-name="T3">ἔφυγεν δὲ Μωϋσῆς ἐν τῷ λόγῳ τούτῳ, καὶ ἐγένετο πάροικος ἐν γῇ Μαδιάμ</text:span><text:span text:style-name="T4">, οὗ ἐγέννησεν υἱοὺς δύο. </text:span><text:span text:style-name="T2">30</text:span><text:span text:style-name="T4"> Καὶ πληρωθέντων ἐτῶν τεσσεράκοντα </text:span><text:span text:style-name="T3">ὤφθη αὐτῷ ἐν τῇ ἐρήμῳ τοῦ ὄρους Σινᾶ ἄγγελος ἐν φλογὶ πυρὸς βάτου</text:span><text:span text:style-name="T4">. </text:span><text:span text:style-name="T2">31</text:span><text:span text:style-name="T4"> ὁ δὲ Μωϋσῆς ἰδὼν ἐθαύμαζεν τὸ ὅραμα· προσερχομένου δὲ αὐτοῦ κατανοῆσαι ἐγένετο φωνὴ Κυρίου </text:span><text:span text:style-name="T2">32</text:span><text:span text:style-name="T4"> </text:span><text:span text:style-name="T3">Ἐγὼ ὁ Θεὸς τῶν πατέρων σου, ὁ Θεὸς Ἀβραὰμ καὶ Ἰσαὰκ καὶ Ἰακώβ</text:span><text:span text:style-name="T4">. ἔντρομος δὲ γενόμενος Μωϋσῆς οὐκ ἐτόλμα κατανοῆσαι. </text:span><text:span text:style-name="T2">33</text:span><text:span text:style-name="T4"> </text:span><text:span text:style-name="T3">εἶπεν δὲ αὐτῷ ὁ Κύριος Λῦσον τὸ ὑπόδημα τῶν ποδῶν σου· ὁ γὰρ τόπος ἐφ’ ᾧ ἕστηκας γῆ ἁγία ἐστίν.</text:span><text:span text:style-name="T4"> </text:span><text:span text:style-name="T2">34</text:span><text:span text:style-name="T4"> </text:span><text:span text:style-name="T3">ἰδὼν εἶδον τὴν κάκωσιν τοῦ λαοῦ μου τοῦ ἐν Αἰγύπτῳ, καὶ τοῦ στεναγμοῦ αὐτοῦ ἤκουσα, καὶ κατέβην ἐξελέσθαι αὐτούς· καὶ νῦν δεῦρο ἀποστείλω σε εἰς Αἴγυπτον</text:span><text:span text:style-name="T4">. </text:span><text:span text:style-name="T2">35</text:span><text:span text:style-name="T4"> Τοῦτον τὸν Μωϋσῆν, ὃν ἠρνήσαντο εἰπόντες </text:span><text:span text:style-name="T3">Τίς σε κατέστησεν ἄρχοντα καὶ δικαστήν;</text:span><text:span text:style-name="T4"> τοῦτον ὁ Θεὸς καὶ ἄρχοντα καὶ λυτρωτὴν ἀπέσταλκεν σὺν χειρὶ ἀγγέλου τοῦ ὀφθέντος αὐτῷ ἐν τῇ βάτῳ. </text:span><text:span text:style-name="T2">36</text:span><text:span text:style-name="T4"> οὗτος ἐξήγαγεν αὐτοὺς ποιήσας </text:span><text:span text:style-name="T3">τέρατα καὶ σημεῖα ἐν γῇ Αἰγύπτῳ</text:span><text:span text:style-name="T4"> καὶ ἐν Ἐρυθρᾷ Θαλάσσῃ καὶ </text:span><text:span text:style-name="T3">ἐν τῇ ἐρήμῳ ἔτη τεσσεράκοντα</text:span><text:span text:style-name="T4">. </text:span><text:span text:style-name="T2">37</text:span><text:span text:style-name="T4"> οὗτός ἐστιν ὁ Μωϋσῆς ὁ εἴπας τοῖς υἱοῖς Ἰσραήλ </text:span><text:span text:style-name="T3">Προφήτην ὑμῖν ἀναστήσει ὁ Θεὸς ἐκ τῶν ἀδελφῶν ὑμῶν ὡς ἐμέ</text:span><text:span text:style-name="T4">. </text:span><text:span text:style-name="T2">38</text:span><text:span text:style-name="T4"> οὗτός ἐστιν ὁ γενόμενος ἐν τῇ ἐκκλησίᾳ ἐν τῇ ἐρήμῳ μετὰ τοῦ ἀγγέλου τοῦ λαλοῦντος αὐτῷ ἐν τῷ ὄρει Σινᾶ καὶ τῶν πατέρων ἡμῶν, ὃς ἐδέξατο λόγια ζῶντα δοῦναι </text:span><text:span text:style-name="T6">ὑ</text:span><text:span text:style-name="T4">μῖν, </text:span><text:span text:style-name="T2">39</text:span><text:span text:style-name="T4"> ᾧ οὐκ ἠθέλησαν ὑπήκοοι γενέσθαι οἱ πατέρες ἡμῶν, ἀλλὰ ἀπώσαντο καὶ </text:span><text:soft-page-break/><text:span text:style-name="T3">ἐστράφησαν</text:span><text:span text:style-name="T4"> ἐν ταῖς καρδίαις αὐτῶν </text:span><text:span text:style-name="T3">εἰς Αἴγυπτον,</text:span><text:span text:style-name="T4"> </text:span><text:span text:style-name="T2">40</text:span><text:span text:style-name="T4"> </text:span><text:span text:style-name="T3">εἰπόντες τῷ Ἀαρών Ποίησον ἡμῖν θεοὺς οἳ προπορεύσονται ἡμῶν· ὁ γὰρ Μωϋσῆς οὗτος, ὃς ἐξήγαγεν ἡμᾶς ἐκ γῆς Αἰγύπτου, οὐκ οἴδαμεν τί ἐγένετο αὐτῷ</text:span><text:span text:style-name="T4">. </text:span><text:span text:style-name="T2">41</text:span><text:span text:style-name="T4"> καὶ </text:span><text:span text:style-name="T3">ἐμοσχοποίησαν</text:span><text:span text:style-name="T4"> ἐν ταῖς ἡμέραις ἐκείναις καὶ </text:span><text:span text:style-name="T3">ἀνήγαγον θυσίαν</text:span><text:span text:style-name="T4"> τῷ εἰδώλῳ, καὶ εὐφραίνοντο ἐν τοῖς ἔργοις τῶν χειρῶν αὐτῶν. </text:span><text:span text:style-name="T2">42</text:span><text:span text:style-name="T4"> ἔστρεψεν δὲ ὁ Θεὸς καὶ παρέδωκεν αὐτοὺς λατρεύειν </text:span><text:span text:style-name="T3">τῇ στρατιᾷ τοῦ οὐρανοῦ</text:span><text:span text:style-name="T4">, καθὼς γέγραπται ἐν βίβλῳ τῶν προφητῶν </text:span></text:p>
      <text:p text:style-name="P1"><text:span text:style-name="T4"><text:tab/></text:span><text:span text:style-name="T3">Μὴ σφάγια καὶ θυσίας προσηνέγκατέ μοι </text:span></text:p>
      <text:p text:style-name="P2"><text:tab/><text:tab/>ἔτη τεσσεράκοντα ἐν τῇ ἐρήμῳ, οἶκος Ἰσραήλ,</text:p>
      <text:p text:style-name="P1"><text:span text:style-name="T4"><text:tab/></text:span><text:span text:style-name="T2">43</text:span><text:span text:style-name="T4"> </text:span><text:span text:style-name="T3">καὶ ἀνελάβετε τὴν σκηνὴν τοῦ Μολὸχ </text:span></text:p>
      <text:p text:style-name="P2"><text:tab/><text:tab/>καὶ τὸ ἄστρον τοῦ θεοῦ Ῥομφά, </text:p>
      <text:p text:style-name="P1"><text:span text:style-name="T3"><text:tab/>τοὺς τύπους οὓς ἐποιήσατε</text:span><text:span text:style-name="T4"> προσκυνεῖν αὐτοῖς; </text:span></text:p>
      <text:p text:style-name="P1"><text:span text:style-name="T4"><text:tab/><text:tab/></text:span><text:span text:style-name="T3">καὶ μετοικιῶ ὑμᾶς ἐπέκεινα</text:span><text:span text:style-name="T4"> Βαβυλῶνος.</text:span></text:p>
      <text:p text:style-name="P1"><text:span text:style-name="T2">44</text:span><text:span text:style-name="T4"> Ἡ σκηνὴ τοῦ μαρτυρίου ἦν τοῖς πατράσιν ἡμῶν ἐν τῇ ἐρήμῳ, καθὼς διετάξατο </text:span><text:span text:style-name="T3">ὁ λαλῶν τῷ Μωϋσῇ ποιῆσαι</text:span><text:span text:style-name="T4"> αὐτὴν </text:span><text:span text:style-name="T3">κατὰ τὸν τύπον ὃν ἑωράκει</text:span><text:span text:style-name="T4">· </text:span><text:span text:style-name="T2">45</text:span><text:span text:style-name="T4"> ἣν καὶ εἰσήγαγον διαδεξάμενοι οἱ πατέρες ἡμῶν μετὰ Ἰησοῦ </text:span><text:span text:style-name="T3">ἐν</text:span><text:span text:style-name="T4"> τῇ </text:span><text:span text:style-name="T3">κατασχέσει</text:span><text:span text:style-name="T4"> τῶν ἐθνῶν, ὧν ἐξῶσεν ὁ Θεὸς ἀπὸ προσώπου τῶν πατέρων ἡμῶν ἕως τῶν ἡμερῶν Δαυείδ· </text:span><text:span text:style-name="T2">46</text:span><text:span text:style-name="T4"> ὃς εὗρεν χάριν ἐνώπιον τοῦ Θεοῦ καὶ ᾐτήσατο </text:span><text:span text:style-name="T3">εὑρεῖν σκήνωμα τῷ οἴκῳ Ἰακώβ</text:span><text:span text:style-name="T4">. </text:span><text:span text:style-name="T2">47</text:span><text:span text:style-name="T4"> </text:span><text:span text:style-name="T3">Σολομῶν</text:span><text:span text:style-name="T4"> δὲ </text:span><text:span text:style-name="T3">οἰκοδόμησεν αὐτῷ οἶκον</text:span><text:span text:style-name="T4">. </text:span><text:span text:style-name="T2">48</text:span><text:span text:style-name="T4"> ἀλλ’ οὐχ ὁ Ὕψιστος ἐν χειροποιήτοις κατοικεῖ· καθὼς ὁ προφήτης λέγει </text:span></text:p>
      <text:p text:style-name="P1"><text:span text:style-name="T2"><text:tab/>49</text:span><text:span text:style-name="T4"> </text:span><text:span text:style-name="T3">Ὁ οὐρανός μοι θρόνος, </text:span></text:p>
      <text:p text:style-name="P2"><text:tab/><text:tab/>ἡ δὲ γῆ ὑποπόδιον τῶν ποδῶν μου· </text:p>
      <text:p text:style-name="P2"><text:tab/>ποῖον οἶκον οἰκοδομήσετέ μοι, λέγει Κύριος, </text:p>
      <text:p text:style-name="P2"><text:tab/><text:tab/>ἢ τίς τόπος τῆς καταπαύσεώς μου;</text:p>
      <text:p text:style-name="P1"><text:span text:style-name="T2"><text:tab/>50</text:span><text:span text:style-name="T4"> </text:span><text:span text:style-name="T3">οὐχὶ ἡ χείρ μου ἐποίησεν ταῦτα πάντα;</text:span></text:p>
      <text:p text:style-name="P1"><text:span text:style-name="T1">51</text:span> <text:span text:style-name="T3">Σκληροτράχηλοι</text:span> καὶ <text:span text:style-name="T3">ἀπερίτμητοι καρδίαις</text:span> καὶ <text:span text:style-name="T3">τοῖς ὠσίν</text:span>, ὑμεῖς ἀεὶ <text:span text:style-name="T3">τῷ Πνεύματι τῷ Ἁγίῳ ἀντιπίπτετε</text:span>, ὡς οἱ πατέρες ὑμῶν καὶ ὑμεῖς. <text:span text:style-name="T1">52</text:span> τίνα τῶν προφητῶν οὐκ ἐδίωξαν οἱ <text:soft-page-break/>πατέρες ὑμῶν; καὶ ἀπέκτειναν τοὺς προκαταγγείλαντας περὶ τῆς ἐλεύσεως τοῦ Δικαίου οὗ νῦν ὑμεῖς προδόται καὶ φονεῖς ἐγένεσθε, <text:span text:style-name="T1">53</text:span> οἵτινες ἐλάβετε τὸν νόμον εἰς διαταγὰς ἀγγέλων, καὶ οὐκ ἐφυλάξατε.</text:p>
      <text:p text:style-name="P1"><text:tab/><text:span text:style-name="T1">54</text:span> Ἀκούοντες δὲ ταῦτα διεπρίοντο ταῖς καρδίαις αὐτῶν καὶ ἔβρυχον τοὺς ὀδόντας ἐπ’ αὐτόν. <text:span text:style-name="T1">55</text:span> ὑπάρχων δὲ πλήρης Πνεύματος Ἁγίου ἀτενίσας εἰς τὸν οὐρανὸν εἶδεν δόξαν Θεοῦ καὶ Ἰησοῦν ἑστῶτα ἐκ δεξιῶν τοῦ Θεοῦ, <text:span text:style-name="T1">56</text:span> καὶ εἶπεν Ἰδοὺ θεωρῶ τοὺς οὐρανοὺς διηνοιγμένους καὶ τὸν Υἱὸν τοῦ ἀνθρώπου ἐκ δεξιῶν ἑστῶτα τοῦ Θεοῦ. <text:span text:style-name="T1">57</text:span> κράξαντες δὲ φωνῇ μεγάλῃ συνέσχον τὰ ὦτα αὐτῶν, καὶ ὥρμησαν ὁμοθυμαδὸν ἐπ’ αὐτόν, <text:span text:style-name="T1">58</text:span> καὶ ἐκβαλόντες ἔξω τῆς πόλεως ἐλιθοβόλουν. καὶ οἱ μάρτυρες ἀπέθεντο τὰ ἱμάτια αὐτῶν παρὰ τοὺς πόδας νεανίου καλουμένου Σαύλου. <text:span text:style-name="T1">59</text:span> καὶ ἐλιθοβόλουν τὸν Στέφανον, ἐπικαλούμενον καὶ λέγοντα Κύριε Ἰησοῦ, δέξαι τὸ πνεῦμά μου. <text:span text:style-name="T1">60</text:span> θεὶς δὲ τὰ γόνατα ἔκραξεν φωνῇ μεγάλῃ Κύριε, μὴ στήσῃς αὐτοῖς ταύτην τὴν ἁμαρτίαν. καὶ τοῦτο εἰπὼν ἐκοιμήθη.</text:p>
      <text:p text:style-name="P1"/>
      <text:h text:style-name="P4" text:outline-level="2">8</text:h>
      <text:p text:style-name="P1"/>
      <text:p text:style-name="P1"><text:span text:style-name="T1">1</text:span> Σαῦλος δὲ ἦν συνευδοκῶν τῇ ἀναιρέσει αὐτοῦ. </text:p>
      <text:p text:style-name="P1"><text:tab/>Ἐγένετο δὲ ἐν ἐκείνῃ τῇ ἡμέρᾳ διωγμὸς μέγας ἐπὶ τὴν ἐκκλησίαν τὴν ἐν Ἱεροσολύμοις· πάντες δὲ διεσπάρησαν κατὰ τὰς χώρας τῆς Ἰουδαίας καὶ Σαμαρίας πλὴν τῶν ἀποστόλων. <text:span text:style-name="T1">2</text:span> συνεκόμισαν δὲ τὸν Στέφανον ἄνδρες εὐλαβεῖς καὶ ἐποίησαν κοπετὸν μέγαν ἐπ’ αὐτῷ. <text:span text:style-name="T1">3</text:span> Σαῦλος δὲ ἐλυμαίνετο τὴν ἐκκλησίαν κατὰ τοὺς οἴκους εἰσπορευόμενος, σύρων τε ἄνδρας καὶ γυναῖκας παρεδίδου εἰς φυλακήν. </text:p>
      <text:p text:style-name="P1"><text:soft-page-break/></text:p>
      <text:p text:style-name="P1"><text:tab/><text:span text:style-name="T1">4</text:span> Οἱ μὲν οὖν διασπαρέντες διῆλθον εὐαγγελιζόμενοι τὸν λόγον. <text:span text:style-name="T1">5</text:span> Φίλιππος δὲ κατελθὼν εἰς τὴν πόλιν τῆς Σαμαρίας ἐκήρυσσεν αὐτοῖς τὸν Χριστόν. <text:span text:style-name="T1">6</text:span> προσεῖχον δὲ οἱ ὄχλοι τοῖς λεγομένοις ὑπὸ τοῦ Φιλίππου ὁμοθυμαδὸν ἐν τῷ ἀκούειν αὐτοὺς καὶ βλέπειν τὰ σημεῖα ἃ ἐποίει. <text:span text:style-name="T1">7</text:span> πολλοὶ γὰρ τῶν ἐχόντων πνεύματα ἀκάθαρτα βοῶντα φωνῇ μεγάλῃ ἐξήρχοντο· πολλοὶ δὲ παραλελυμένοι καὶ χωλοὶ ἐθεραπεύθησαν· <text:span text:style-name="T1">8</text:span> ἐγένετο δὲ πολλὴ χαρὰ ἐν τῇ πόλει ἐκείνῃ. <text:span text:style-name="T1">9</text:span> Ἀνὴρ δέ τις ὀνόματι Σίμων προϋπῆρχεν ἐν τῇ πόλει μαγεύων καὶ ἐξιστάνων τὸ ἔθνος τῆς Σαμαρίας, λέγων εἶναί τινα ἑαυτὸν μέγαν, <text:span text:style-name="T1">10</text:span> ᾧ προσεῖχον πάντες ἀπὸ μικροῦ ἕως μεγάλου λέγοντες Οὗτός ἐστιν ἡ δύναμις τοῦ Θεοῦ ἡ καλουμένη Μεγάλη. <text:span text:style-name="T1">11</text:span> προσεῖχον δὲ αὐτῷ διὰ τὸ ἱκανῷ χρόνῳ ταῖς μαγίαις ἐξεστακέναι αὐτούς. <text:span text:style-name="T1">12</text:span> ὅτε δὲ ἐπίστευσαν τῷ Φιλίππῳ εὐαγγελιζομένῳ περὶ τῆς βασιλείας τοῦ Θεοῦ καὶ τοῦ ὀνόματος Ἰησοῦ Χριστοῦ, ἐβαπτίζοντο ἄνδρες τε καὶ γυναῖκες. <text:span text:style-name="T1">13</text:span> ὁ δὲ Σίμων καὶ αὐτὸς ἐπίστευσεν, καὶ βαπτισθεὶς ἦν προσκαρτερῶν τῷ Φιλίππῳ, θεωρῶν τε σημεῖα καὶ δυνάμεις μεγάλας γινομένας ἐξίστατο. <text:span text:style-name="T1">14</text:span> Ἀκούσαντες δὲ οἱ ἐν Ἱεροσολύμοις ἀπόστολοι ὅτι δέδεκται ἡ Σαμάρια τὸν λόγον τοῦ Θεοῦ, ἀπέστειλαν πρὸς αὐτοὺς Πέτρον καὶ Ἰωάνην, <text:span text:style-name="T1">15</text:span> οἵτινες καταβάντες προσηύξαντο περὶ αὐτῶν ὅπως λάβωσιν Πνεῦμα Ἅγιον· <text:span text:style-name="T1">16</text:span> οὐδέπω γὰρ ἦν ἐπ’ οὐδενὶ αὐτῶν ἐπιπεπτωκός, μόνον δὲ βεβαπτισμένοι ὑπῆρχον εἰς τὸ ὄνομα τοῦ κυρίου Ἰησοῦ. <text:span text:style-name="T1">17</text:span> τότε ἐπετίθεσαν τὰς χεῖρας ἐπ’ αὐτούς, καὶ ἐλάμβανον Πνεῦμα Ἅγιον. <text:span text:style-name="T1">18</text:span> ἰδὼν δὲ ὁ Σίμων ὅτι διὰ τῆς ἐπιθέσεως τῶν χειρῶν τῶν ἀποστόλων δίδοται τὸ Πνεῦμα, προσήνεγκεν αὐτοῖς χρήματα <text:span text:style-name="T1">19</text:span> λέγων Δότε κἀμοὶ τὴν ἐξουσίαν ταύτην ἵνα ᾧ ἐὰν ἐπιθῶ τὰς χεῖρας λαμβάνῃ Πνεῦμα Ἅγιον. <text:span text:style-name="T1">20</text:span> Πέτρος δὲ εἶπεν πρὸς αὐτόν Τὸ ἀργύριόν σου σὺν <text:soft-page-break/>σοὶ εἴη εἰς ἀπώλειαν, ὅτι τὴν δωρεὰν τοῦ Θεοῦ ἐνόμισας διὰ χρημάτων κτᾶσθαι. <text:span text:style-name="T1">21</text:span> οὐκ ἔστιν σοι μερὶς οὐδὲ κλῆρος ἐν τῷ λόγῳ τούτῳ· ἡ γὰρ <text:span text:style-name="T3">καρδία</text:span> σου <text:span text:style-name="T3">οὐκ ἔστιν εὐθεῖα ἔναντι τοῦ Θεοῦ</text:span>. <text:span text:style-name="T1">22</text:span> μετανόησον οὖν ἀπὸ τῆς κακίας σου ταύτης, καὶ δεήθητι τοῦ Κυρίου εἰ ἄρα ἀφεθήσεταί σοι ἡ ἐπίνοια τῆς καρδίας σου· <text:span text:style-name="T1">23</text:span> εἰς γὰρ <text:span text:style-name="T3">χολὴν πικρίας</text:span> καὶ <text:span text:style-name="T3">σύνδεσμον ἀδικίας</text:span> ὁρῶ σε ὄντα. <text:span text:style-name="T1">24</text:span> ἀποκριθεὶς δὲ ὁ Σίμων εἶπεν Δεήθητε ὑμεῖς ὑπὲρ ἐμοῦ πρὸς τὸν Κύριον, ὅπως μηδὲν ἐπέλθῃ ἐπ’ ἐμὲ ὧν εἰρήκατε. <text:span text:style-name="T1">25</text:span> Οἱ μὲν οὖν διαμαρτυράμενοι καὶ λαλήσαντες τὸν λόγον τοῦ Κυρίου ὑπέστρεφον εἰς Ἱεροσόλυμα, πολλάς τε κώμας τῶν Σαμαρειτῶν εὐηγγελίζοντο.</text:p>
      <text:p text:style-name="P1"><text:tab/><text:span text:style-name="T1">26</text:span> Ἄγγελος δὲ Κυρίου ἐλάλησεν πρὸς Φίλιππον λέγων Ἀνάστηθι καὶ πορεύου κατὰ μεσημβρίαν ἐπὶ τὴν ὁδὸν τὴν καταβαίνουσαν ἀπὸ Ἰερουσαλὴμ εἰς Γάζαν· αὕτη ἐστὶν ἔρημος. <text:span text:style-name="T1">27</text:span> καὶ ἀναστὰς ἐπορεύθη. καὶ ἰδοὺ ἀνὴρ Αἰθίοψ εὐνοῦχος δυνάστης Κανδάκης βασιλίσσης Αἰθιόπων, ὃς ἦν ἐπὶ πάσης τῆς γάζης αὐτῆς, ὃς ἐληλύθει προσκυνήσων εἰς Ἱερουσαλήμ, <text:span text:style-name="T1">28</text:span> ἦν δὲ ὑποστρέφων καὶ καθήμενος ἐπὶ τοῦ ἅρματος αὐτοῦ καὶ ἀνεγίνωσκεν τὸν προφήτην Ἡσαΐαν. <text:span text:style-name="T1">29</text:span> εἶπεν δὲ τὸ Πνεῦμα τῷ Φιλίππῳ Πρόσελθε καὶ κολλήθητι τῷ ἅρματι τούτῳ. <text:span text:style-name="T1">30</text:span> προσδραμὼν δὲ ὁ Φίλιππος ἤκουσεν αὐτοῦ ἀναγινώσκοντος Ἡσαΐαν τὸν προφήτην, καὶ εἶπεν Ἆρά γε γινώσκεις ἃ ἀναγινώσκεις; <text:span text:style-name="T1">31</text:span> ὁ δὲ εἶπεν Πῶς γὰρ ἂν δυναίμην ἐὰν μή τις ὁδηγήσει με; παρεκάλεσέν τε τὸν Φίλιππον ἀναβάντα καθίσαι σὺν αὐτῷ. <text:span text:style-name="T1">32</text:span> ἡ δὲ περιοχὴ τῆς γραφῆς ἣν ἀνεγίνωσκεν ἦν αὕτη </text:p>
      <text:p text:style-name="P1"><text:tab/><text:span text:style-name="T3">Ὡς πρόβατον ἐπὶ σφαγὴν ἤχθη, </text:span></text:p>
      <text:p text:style-name="P2"><text:tab/><text:tab/>καὶ ὡς ἀμνὸς ἐναντίον τοῦ κείροντος αὐτὸν ἄφωνος, </text:p>
      <text:p text:style-name="P2"><text:tab/>οὕτως οὐκ ἀνοίγει τὸ στόμα αὐτοῦ.</text:p>
      <text:p text:style-name="P1"><text:tab/><text:tab/><text:span text:style-name="T1">33</text:span> <text:span text:style-name="T3">Ἐν τῇ ταπεινώσει ἡ κρίσις αὐτοῦ ἤρθη· </text:span></text:p>
      <text:p text:style-name="P2"><text:soft-page-break/><text:tab/>τὴν γενεὰν αὐτοῦ τίς διηγήσεται; </text:p>
      <text:p text:style-name="P1"><text:span text:style-name="T3"><text:tab/><text:tab/>ὅτι αἴρεται ἀπὸ τῆς γῆς ἡ ζωὴ αὐτοῦ</text:span>.</text:p>
      <text:p text:style-name="P1"><text:span text:style-name="T1">34</text:span> ἀποκριθεὶς δὲ ὁ εὐνοῦχος τῷ Φιλίππῳ εἶπεν Δέομαί σου, περὶ τίνος ὁ προφήτης λέγει τοῦτο; περὶ ἑαυτοῦ ἢ περὶ ἑτέρου τινός; <text:span text:style-name="T1">35</text:span> ἀνοίξας δὲ ὁ Φίλιππος τὸ στόμα αὐτοῦ καὶ ἀρξάμενος ἀπὸ τῆς γραφῆς ταύτης εὐηγγελίσατο αὐτῷ τὸν Ἰησοῦν. <text:span text:style-name="T1">36</text:span> ὡς δὲ ἐπορεύοντο κατὰ τὴν ὁδόν, ἦλθον ἐπί τι ὕδωρ, καί φησιν ὁ εὐνοῦχος Ἰδοὺ ὕδωρ· τί κωλύει με βαπτισθῆναι; <text:span text:style-name="T1">38</text:span> καὶ ἐκέλευσεν στῆναι τὸ ἅρμα, καὶ κατέβησαν ἀμφότεροι εἰς τὸ ὕδωρ, ὅ τε Φίλιππος καὶ ὁ εὐνοῦχος, καὶ ἐβάπτισεν αὐτόν. <text:span text:style-name="T1">39</text:span> ὅτε δὲ ἀνέβησαν ἐκ τοῦ ὕδατος, Πνεῦμα Κυρίου ἥρπασεν τὸν Φίλιππον, καὶ οὐκ εἶδεν αὐτὸν οὐκέτι ὁ εὐνοῦχος, ἐπορεύετο γὰρ τὴν ὁδὸν αὐτοῦ χαίρων. <text:span text:style-name="T1">40</text:span> Φίλιππος δὲ εὑρέθη εἰς Ἄζωτον, καὶ διερχόμενος εὐηγγελίζετο τὰς πόλεις πάσας ἕως τοῦ ἐλθεῖν αὐτὸν εἰς Καισάριαν.</text:p>
      <text:p text:style-name="P1"/>
      <text:h text:style-name="P4" text:outline-level="2">9</text:h>
      <text:p text:style-name="P1"/>
      <text:p text:style-name="P1"><text:tab/><text:span text:style-name="T1">1</text:span> Ὁ δὲ Σαῦλος ἔτι ἐμπνέων ἀπειλῆς καὶ φόνου εἰς τοὺς μαθητὰς τοῦ Κυρίου, προσελθὼν τῷ ἀρχιερεῖ <text:span text:style-name="T1">2</text:span> ᾐτήσατο παρ’ αὐτοῦ ἐπιστολὰς εἰς Δαμασκὸν πρὸς τὰς συναγωγάς, ὅπως ἐάν τινας εὕρῃ τῆς Ὁδοῦ ὄντας, ἄνδρας τε καὶ γυναῖκας, δεδεμένους ἀγάγῃ εἰς Ἱερουσαλήμ. <text:span text:style-name="T1">3</text:span> Ἐν δὲ τῷ πορεύεσθαι ἐγένετο αὐτὸν ἐγγίζειν τῇ Δαμασκῷ, ἐξαίφνης τε αὐτὸν περιήστραψεν φῶς ἐκ τοῦ οὐρανοῦ, <text:span text:style-name="T1">4</text:span> καὶ πεσὼν ἐπὶ τὴν γῆν ἤκουσεν φωνὴν λέγουσαν αὐτῷ Σαοὺλ Σαούλ, τί με διώκεις; <text:span text:style-name="T1">5</text:span> εἶπεν δέ Τίς εἶ, Κύριε; ὁ δέ Ἐγώ εἰμι Ἰησοῦς ὃν σὺ διώκεις· <text:span text:style-name="T1">6</text:span> ἀλλὰ ἀνάστηθι καὶ εἴσελθε εἰς τὴν πόλιν, καὶ λαληθήσεταί σοι ὅ τί σε δεῖ ποιεῖν. <text:span text:style-name="T1">7</text:span> οἱ δὲ ἄνδρες οἱ συνοδεύοντες αὐτῷ <text:soft-page-break/>εἱστήκεισαν ἐνεοί, ἀκούοντες μὲν τῆς φωνῆς, μηδένα δὲ θεωροῦντες. <text:span text:style-name="T1">8</text:span> ἠγέρθη δὲ Σαῦλος ἀπὸ τῆς γῆς, ἀνεῳγμένων δὲ τῶν ὀφθαλμῶν αὐτοῦ οὐδὲν ἔβλεπεν· χειραγωγοῦντες δὲ αὐτὸν εἰσήγαγον εἰς Δαμασκόν. <text:span text:style-name="T1">9</text:span> καὶ ἦν ἡμέρας τρεῖς μὴ βλέπων, καὶ οὐκ ἔφαγεν οὐδὲ ἔπιεν.</text:p>
      <text:p text:style-name="P1"><text:tab/><text:span text:style-name="T1">10</text:span> Ἦν δέ τις μαθητὴς ἐν Δαμασκῷ ὀνόματι Ἀνανίας, καὶ εἶπεν πρὸς αὐτὸν ἐν ὁράματι ὁ Κύριος Ἀνανία. ὁ δὲ εἶπεν Ἰδοὺ ἐγώ, Κύριε. <text:span text:style-name="T1">11</text:span> ὁ δὲ Κύριος πρὸς αὐτόν Ἀναστὰς πορεύθητι ἐπὶ τὴν ῥύμην τὴν καλουμένην Εὐθεῖαν καὶ ζήτησον ἐν οἰκίᾳ Ἰούδα Σαῦλον ὀνόματι Ταρσέα· ἰδοὺ γὰρ προσεύχεται, <text:span text:style-name="T1">12</text:span> καὶ εἶδεν ἄνδρα Ἀνανίαν ὀνόματι εἰσελθόντα καὶ ἐπιθέντα αὐτῷ χεῖρας, ὅπως ἀναβλέψῃ. <text:span text:style-name="T1">13</text:span> ἀπεκρίθη δὲ Ἀνανίας Κύριε, ἤκουσα ἀπὸ πολλῶν περὶ τοῦ ἀνδρὸς τούτου, ὅσα κακὰ τοῖς ἁγίοις σου ἐποίησεν ἐν Ἱερουσαλήμ· <text:span text:style-name="T1">14</text:span> καὶ ὧδε ἔχει ἐξουσίαν παρὰ τῶν ἀρχιερέων δῆσαι πάντας τοὺς ἐπικαλουμένους τὸ ὄνομά σου. <text:span text:style-name="T1">15</text:span> εἶπεν δὲ πρὸς αὐτὸν ὁ Κύριος Πορεύου, ὅτι σκεῦος ἐκλογῆς ἐστίν μοι οὗτος τοῦ βαστάσαι τὸ ὄνομά μου ἐνώπιον ἐθνῶν τε καὶ βασιλέων υἱῶν τε Ἰσραήλ· <text:span text:style-name="T1">16</text:span> ἐγὼ γὰρ ὑποδείξω αὐτῷ ὅσα δεῖ αὐτὸν ὑπὲρ τοῦ ὀνόματός μου παθεῖν. <text:span text:style-name="T1">17</text:span> Ἀπῆλθεν δὲ Ἀνανίας καὶ εἰσῆλθεν εἰς τὴν οἰκίαν, καὶ ἐπιθεὶς ἐπ’ αὐτὸν τὰς χεῖρας εἶπεν Σαοὺλ ἀδελφέ, ὁ Κύριος ἀπέσταλκέν με, Ἰησοῦς ὁ ὀφθείς σοι ἐν τῇ ὁδῷ ᾗ ἤρχου, ὅπως ἀναβλέψῃς καὶ πλησθῇς Πνεύματος Ἁγίου. <text:span text:style-name="T1">18</text:span> καὶ εὐθέως ἀπέπεσαν αὐτοῦ ἀπὸ τῶν ὀφθαλμῶν ὡς λεπίδες, ἀνέβλεψέν τε, καὶ ἀναστὰς ἐβαπτίσθη, <text:span text:style-name="T1">19</text:span> καὶ λαβὼν τροφὴν ἐνίσχυσεν. </text:p>
      <text:p text:style-name="P1"><text:tab/>Ἐγένετο δὲ μετὰ τῶν ἐν Δαμασκῷ μαθητῶν ἡμέρας τινὰς, <text:span text:style-name="T1">20</text:span> καὶ εὐθέως ἐν ταῖς συναγωγαῖς ἐκήρυσσεν τὸν Ἰησοῦν, ὅτι οὗτός ἐστιν ὁ Υἱὸς τοῦ Θεοῦ. <text:span text:style-name="T1">21</text:span> ἐξίσταντο δὲ πάντες οἱ ἀκούοντες καὶ ἔλεγον Οὐχ οὗτός ἐστιν ὁ πορθήσας εἰς Ἱερουσαλὴμ τοὺς ἐπικαλουμένους τὸ ὄνομα τοῦτο, καὶ ὧδε <text:soft-page-break/>εἰς τοῦτο ἐληλύθει, ἵνα δεδεμένους αὐτοὺς ἀγάγῃ ἐπὶ τοὺς ἀρχιερεῖς; <text:span text:style-name="T1">22</text:span> Σαῦλος δὲ μᾶλλον ἐνεδυναμοῦτο καὶ συνέχυννεν Ἰουδαίους τοὺς κατοικοῦντας ἐν Δαμασκῷ, συμβιβάζων ὅτι οὗτός ἐστιν ὁ Χριστός. <text:span text:style-name="T1">23</text:span> Ὡς δὲ ἐπληροῦντο ἡμέραι ἱκαναί, συνεβουλεύσαντο οἱ Ἰουδαῖοι ἀνελεῖν αὐτόν· <text:span text:style-name="T1">24</text:span> ἐγνώσθη δὲ τῷ Σαύλῳ ἡ ἐπιβουλὴ αὐτῶν. παρετηροῦντο δὲ καὶ τὰς πύλας ἡμέρας τε καὶ νυκτὸς ὅπως αὐτὸν ἀνέλωσιν· <text:span text:style-name="T1">25</text:span> λαβόντες δὲ οἱ μαθηταὶ αὐτοῦ νυκτὸς διὰ τοῦ τείχους καθῆκαν αὐτὸν χαλάσαντες ἐν σπυρίδι. <text:span text:style-name="T1">26</text:span> Παραγενόμενος δὲ εἰς Ἱερουσαλὴμ ἐπείραζεν κολλᾶσθαι τοῖς μαθηταῖς· καὶ πάντες ἐφοβοῦντο αὐτόν, μὴ πιστεύοντες ὅτι ἐστὶν μαθητής. <text:span text:style-name="T1">27</text:span> Βαρνάβας δὲ ἐπιλαβόμενος αὐτὸν ἤγαγεν πρὸς τοὺς ἀποστόλους, καὶ διηγήσατο αὐτοῖς πῶς ἐν τῇ ὁδῷ εἶδεν τὸν Κύριον καὶ ὅτι ἐλάλησεν αὐτῷ, καὶ πῶς ἐν Δαμασκῷ ἐπαρρησιάσατο ἐν τῷ ὀνόματι Ἰησοῦ. <text:span text:style-name="T1">28</text:span> καὶ ἦν μετ’ αὐτῶν εἰσπορευόμενος καὶ ἐκπορευόμενος εἰς Ἱερουσαλήμ, παρρησιαζόμενος ἐν τῷ ὀνόματι τοῦ Κυρίου, <text:span text:style-name="T1">29</text:span> ἐλάλει τε καὶ συνεζήτει πρὸς τοὺς Ἑλληνιστάς· οἱ δὲ ἐπεχείρουν ἀνελεῖν αὐτόν. <text:span text:style-name="T1">30</text:span> ἐπιγνόντες δὲ οἱ ἀδελφοὶ κατήγαγον αὐτὸν εἰς Καισάριαν καὶ ἐξαπέστειλαν αὐτὸν εἰς Ταρσόν.</text:p>
      <text:p text:style-name="P1"/>
      <text:p text:style-name="P1"><text:tab/><text:span text:style-name="T1">31</text:span> Ἡ μὲν οὖν ἐκκλησία καθ’ ὅλης τῆς Ἰουδαίας καὶ Γαλιλαίας καὶ Σαμαρίας εἶχεν εἰρήνην οἰκοδομουμένη καὶ πορευομένη τῷ φόβῳ τοῦ Κυρίου, καὶ τῇ παρακλήσει τοῦ Ἁγίου Πνεύματος ἐπληθύνετο.</text:p>
      <text:p text:style-name="P1"><text:tab/><text:span text:style-name="T1">32</text:span> Ἐγένετο δὲ Πέτρον διερχόμενον διὰ πάντων κατελθεῖν καὶ πρὸς τοὺς ἁγίους τοὺς κατοικοῦντας Λύδδα. <text:span text:style-name="T1">33</text:span> εὗρεν δὲ ἐκεῖ ἄνθρωπόν τινα ὀνόματι Αἰνέαν ἐξ ἐτῶν ὀκτὼ κατακείμενον ἐπὶ κραβάττου, ὃς ἦν παραλελυμένος. <text:span text:style-name="T1">34</text:span> καὶ εἶπεν αὐτῷ ὁ Πέτρος Αἰνέα, ἰᾶταί σε Ἰησοῦς Χριστός· ἀνάστηθι καὶ στρῶσον σεαυτῷ. καὶ εὐθέως ἀνέστη. <text:span text:style-name="T1">35</text:span> καὶ εἶδαν αὐτὸν <text:soft-page-break/>πάντες οἱ κατοικοῦντες Λύδδα καὶ τὸν Σαρῶνα, οἵτινες ἐπέστρεψαν ἐπὶ τὸν Κύριον. <text:span text:style-name="T1">36</text:span> Ἐν Ἰόππῃ δέ τις ἦν μαθήτρια ὀνόματι Ταβειθά, ἣ διερμηνευομένη λέγεται Δορκάς· αὕτη ἦν πλήρης ἔργων ἀγαθῶν καὶ ἐλεημοσυνῶν ὧν ἐποίει. <text:span text:style-name="T1">37</text:span> ἐγένετο δὲ ἐν ταῖς ἡμέραις ἐκείναις ἀσθενήσασαν αὐτὴν ἀποθανεῖν· λούσαντες δὲ ἔθηκαν ἐν ὑπερῴῳ. <text:span text:style-name="T1">38</text:span> ἐγγὺς δὲ οὔσης Λύδδας τῇ Ἰόππῃ οἱ μαθηταὶ ἀκούσαντες ὅτι Πέτρος ἐστὶν ἐν αὐτῇ ἀπέστειλαν δύο ἄνδρας πρὸς αὐτὸν παρακαλοῦντες Μὴ ὀκνήσῃς διελθεῖν ἕως ἡμῶν. <text:span text:style-name="T1">39</text:span> ἀναστὰς δὲ Πέτρος συνῆλθεν αὐτοῖς· ὃν παραγενόμενον ἀνήγαγον εἰς τὸ ὑπερῷον, καὶ παρέστησαν αὐτῷ πᾶσαι αἱ χῆραι κλαίουσαι καὶ ἐπιδεικνύμεναι χιτῶνας καὶ ἱμάτια, ὅσα ἐποίει μετ’ αὐτῶν οὖσα ἡ Δορκάς. <text:span text:style-name="T1">40</text:span> ἐκβαλὼν δὲ ἔξω πάντας ὁ Πέτρος καὶ θεὶς τὰ γόνατα προσηύξατο, καὶ ἐπιστρέψας πρὸς τὸ σῶμα εἶπεν Ταβειθά, ἀνάστηθι. ἡ δὲ ἤνοιξεν τοὺς ὀφθαλμοὺς αὐτῆς, καὶ ἰδοῦσα τὸν Πέτρον ἀνεκάθισεν. <text:span text:style-name="T1">41</text:span> δοὺς δὲ αὐτῇ χεῖρα ἀνέστησεν αὐτήν· φωνήσας δὲ τοὺς ἁγίους καὶ τὰς χήρας παρέστησεν αὐτὴν ζῶσαν. <text:span text:style-name="T1">42</text:span> γνωστὸν δὲ ἐγένετο καθ’ ὅλης τῆς Ἰόππης, καὶ ἐπίστευσαν πολλοὶ ἐπὶ τὸν Κύριον. <text:span text:style-name="T1">43</text:span> Ἐγένετο δὲ ἡμέρας ἱκανὰς μεῖναι ἐν Ἰόππῃ παρά τινι Σίμωνι βυρσεῖ.</text:p>
      <text:p text:style-name="P1"/>
      <text:h text:style-name="P4" text:outline-level="2">10</text:h>
      <text:p text:style-name="P1"/>
      <text:p text:style-name="P1"><text:tab/><text:span text:style-name="T1">1</text:span> Ἀνὴρ δέ τις ἐν Καισαρίᾳ ὀνόματι Κορνήλιος, ἑκατοντάρχης ἐκ σπείρης τῆς καλουμένης Ἰταλικῆς, <text:span text:style-name="T1">2</text:span> εὐσεβὴς καὶ φοβούμενος τὸν Θεὸν σὺν παντὶ τῷ οἴκῳ αὐτοῦ, ποιῶν ἐλεημοσύνας πολλὰς τῷ λαῷ καὶ δεόμενος τοῦ Θεοῦ διὰ παντός, <text:span text:style-name="T1">3</text:span> εἶδεν ἐν ὁράματι φανερῶς, ὡσεὶ περὶ ὥραν ἐνάτην <text:soft-page-break/>τῆς ἡμέρας, ἄγγελον τοῦ Θεοῦ εἰσελθόντα πρὸς αὐτὸν καὶ εἰπόντα αὐτῷ Κορνήλιε. <text:span text:style-name="T1">4</text:span> ὁ δὲ ἀτενίσας αὐτῷ καὶ ἔμφοβος γενόμενος εἶπεν Τί ἐστιν, Κύριε; εἶπεν δὲ αὐτῷ Αἱ προσευχαί σου καὶ αἱ ἐλεημοσύναι σου ἀνέβησαν εἰς μνημόσυνον ἔμπροσθεν τοῦ Θεοῦ. <text:span text:style-name="T1">5</text:span> καὶ νῦν πέμψον ἄνδρας εἰς Ἰόππην καὶ μετάπεμψαι Σίμωνά τινα ὃς ἐπικαλεῖται Πέτρος· <text:span text:style-name="T1">6</text:span> οὗτος ξενίζεται παρά τινι Σίμωνι βυρσεῖ, ᾧ ἐστιν οἰκία παρὰ θάλασσαν. <text:span text:style-name="T1">7</text:span> ὡς δὲ ἀπῆλθεν ὁ ἄγγελος ὁ λαλῶν αὐτῷ, φωνήσας δύο τῶν οἰκετῶν καὶ στρατιώτην εὐσεβῆ τῶν προσκαρτερούντων αὐτῷ, <text:span text:style-name="T1">8</text:span> καὶ ἐξηγησάμενος ἅπαντα αὐτοῖς ἀπέστειλεν αὐτοὺς εἰς τὴν Ἰόππην. <text:span text:style-name="T1">9</text:span> Τῇ δὲ ἐπαύριον ὁδοιπορούντων ἐκείνων καὶ τῇ πόλει ἐγγιζόντων ἀνέβη Πέτρος ἐπὶ τὸ δῶμα προσεύξασθαι περὶ ὥραν ἕκτην. <text:span text:style-name="T1">10</text:span> ἐγένετο δὲ πρόσπεινος καὶ ἤθελεν γεύσασθαι· παρασκευαζόντων δὲ αὐτῶν ἐγένετο ἐπ’ αὐτὸν ἔκστασις, <text:span text:style-name="T1">11</text:span> καὶ θεωρεῖ τὸν οὐρανὸν ἀνεῳγμένον καὶ καταβαῖνον σκεῦός τι ὡς ὀθόνην μεγάλην, τέσσαρσιν ἀρχαῖς καθιέμενον ἐπὶ τῆς γῆς, <text:span text:style-name="T1">12</text:span> ἐν ᾧ ὑπῆρχεν πάντα τὰ τετράποδα καὶ ἑρπετὰ τῆς γῆς καὶ πετεινὰ τοῦ οὐρανοῦ. <text:span text:style-name="T1">13</text:span> καὶ ἐγένετο φωνὴ πρὸς αὐτόν Ἀναστάς, Πέτρε, θῦσον καὶ φάγε. <text:span text:style-name="T1">14</text:span> ὁ δὲ Πέτρος εἶπεν Μηδαμῶς, Κύριε, ὅτι οὐδέποτε ἔφαγον πᾶν κοινὸν καὶ ἀκάθαρτον. <text:span text:style-name="T1">15</text:span> καὶ φωνὴ πάλιν ἐκ δευτέρου πρὸς αὐτόν Ἃ ὁ Θεὸς ἐκαθάρισεν σὺ μὴ κοίνου. <text:span text:style-name="T1">16</text:span> τοῦτο δὲ ἐγένετο ἐπὶ τρίς, καὶ εὐθὺς ἀνελήμφθη τὸ σκεῦος εἰς τὸν οὐρανόν. <text:span text:style-name="T1">17</text:span> Ὡς δὲ ἐν ἑαυτῷ διηπόρει ὁ Πέτρος τί ἂν εἴη τὸ ὅραμα ὃ εἶδεν, ἰδοὺ οἱ ἄνδρες οἱ ἀπεσταλμένοι ὑπὸ τοῦ Κορνηλίου διερωτήσαντες τὴν οἰκίαν τοῦ Σίμωνος ἐπέστησαν ἐπὶ τὸν πυλῶνα, <text:span text:style-name="T1">18</text:span> καὶ φωνήσαντες ἐπυνθάνοντο εἰ Σίμων ὁ ἐπικαλούμενος Πέτρος ἐνθάδε ξενίζεται. <text:span text:style-name="T1">19</text:span> Τοῦ δὲ Πέτρου διενθυμουμένου περὶ τοῦ ὁράματος εἶπεν τὸ Πνεῦμα Ἰδοὺ ἄνδρες δύο ζητοῦντές σε· <text:span text:style-name="T1">20</text:span> ἀλλὰ ἀναστὰς κατάβηθι, καὶ πορεύου σὺν αὐτοῖς μηδὲν <text:soft-page-break/>διακρινόμενος, ὅτι ἐγὼ ἀπέσταλκα αὐτούς. <text:span text:style-name="T1">21</text:span> καταβὰς δὲ Πέτρος πρὸς τοὺς ἄνδρας εἶπεν Ἰδοὺ ἐγώ εἰμι ὃν ζητεῖτε· τίς ἡ αἰτία δι’ ἣν πάρεστε; <text:span text:style-name="T1">22</text:span> οἱ δὲ εἶπαν Κορνήλιος ἑκατοντάρχης, ἀνὴρ δίκαιος καὶ φοβούμενος τὸν Θεὸν, μαρτυρούμενός τε ὑπὸ ὅλου τοῦ ἔθνους τῶν Ἰουδαίων, ἐχρηματίσθη ὑπὸ ἀγγέλου ἁγίου μεταπέμψασθαί σε εἰς τὸν οἶκον αὐτοῦ καὶ ἀκοῦσαι ῥήματα παρὰ σοῦ. <text:span text:style-name="T1">23</text:span> εἰσκαλεσάμενος οὖν αὐτοὺς ἐξένισεν. Τῇ δὲ ἐπαύριον ἀναστὰς ἐξῆλθεν σὺν αὐτοῖς, καί τινες τῶν ἀδελφῶν τῶν ἀπὸ Ἰόππης συνῆλθον αὐτῷ. <text:span text:style-name="T1">24</text:span> τῇ δὲ ἐπαύριον εἰσῆλθεν εἰς τὴν Καισάριαν· ὁ δὲ Κορνήλιος ἦν προσδοκῶν αὐτοὺς, συνκαλεσάμενος τοὺς συγγενεῖς αὐτοῦ καὶ τοὺς ἀναγκαίους φίλους. <text:span text:style-name="T1">25</text:span> Ὡς δὲ ἐγένετο τοῦ εἰσελθεῖν τὸν Πέτρον, συναντήσας αὐτῷ ὁ Κορνήλιος πεσὼν ἐπὶ τοὺς πόδας προσεκύνησεν. <text:span text:style-name="T1">26</text:span> ὁ δὲ Πέτρος ἤγειρεν αὐτὸν λέγων Ἀνάστηθι· καὶ ἐγὼ αὐτὸς ἄνθρωπός εἰμι. <text:span text:style-name="T1">27</text:span> καὶ συνομιλῶν αὐτῷ εἰσῆλθεν, καὶ εὑρίσκει συνεληλυθότας πολλούς, <text:span text:style-name="T1">28</text:span> ἔφη τε πρὸς αὐτούς Ὑμεῖς ἐπίστασθε ὡς ἀθέμιτόν ἐστιν ἀνδρὶ Ἰουδαίῳ κολλᾶσθαι ἢ προσέρχεσθαι ἀλλοφύλῳ· κἀμοὶ ὁ Θεὸς ἔδειξεν μηδένα κοινὸν ἢ ἀκάθαρτον λέγειν ἄνθρωπον· <text:span text:style-name="T1">29</text:span> διὸ καὶ ἀναντιρρήτως ἦλθον μεταπεμφθείς. πυνθάνομαι οὖν Τίνι λόγῳ μετεπέμψασθέ με. <text:span text:style-name="T1">30</text:span> Καὶ ὁ Κορνήλιος ἔφη Ἀπὸ τετάρτης ἡμέρας μέχρι ταύτης τῆς ὥρας ἤμην τὴν ἐνάτην προσευχόμενος ἐν τῷ οἴκῳ μου, καὶ ἰδοὺ ἀνὴρ ἔστη ἐνώπιόν μου ἐν ἐσθῆτι λαμπρᾷ, <text:span text:style-name="T1">31</text:span> καὶ φησίν Κορνήλιε, εἰσηκούσθη σου ἡ προσευχὴ καὶ αἱ ἐλεημοσύναι σου ἐμνήσθησαν ἐνώπιον τοῦ Θεοῦ. <text:span text:style-name="T1">32</text:span> πέμψον οὖν εἰς Ἰόππην καὶ μετακάλεσαι Σίμωνα ὃς ἐπικαλεῖται Πέτρος· οὗτος ξενίζεται ἐν οἰκίᾳ Σίμωνος βυρσέως παρὰ θάλασσαν. <text:span text:style-name="T1">33</text:span> ἐξαυτῆς οὖν ἔπεμψα πρὸς σέ, σύ τε καλῶς ἐποίησας παραγενόμενος. νῦν οὖν πάντες ἡμεῖς ἐνώπιον τοῦ Θεοῦ πάρεσμεν ἀκοῦσαι πάντα τὰ προστεταγμένα σοι ὑπὸ τοῦ Κυρίου. <text:span text:style-name="T1">34</text:span> Ἀνοίξας δὲ Πέτρος τὸ στόμα εἶπεν Ἐπ’ ἀληθείας <text:soft-page-break/>καταλαμβάνομαι ὅτι <text:span text:style-name="T3">οὐκ ἔστιν προσωπολήμπτης ὁ Θεός</text:span>, <text:span text:style-name="T1">35</text:span> ἀλλ’ ἐν παντὶ ἔθνει ὁ φοβούμενος αὐτὸν καὶ ἐργαζόμενος δικαιοσύνην δεκτὸς αὐτῷ ἐστιν· <text:span text:style-name="T1">36</text:span> <text:span text:style-name="T3">τὸν λόγον</text:span> ὃν <text:span text:style-name="T3">ἀπέστειλεν</text:span> τοῖς υἱοῖς <text:span text:style-name="T3">Ἰσραὴλ εὐαγγελιζόμενος εἰρήνην</text:span> διὰ Ἰησοῦ Χριστοῦ· οὗτός ἐστιν πάντων Κύριος. <text:span text:style-name="T1">37</text:span> ὑμεῖς οἴδατε τὸ γενόμενον ῥῆμα καθ’ ὅλης τῆς Ἰουδαίας, ἀρξάμενος ἀπὸ τῆς Γαλιλαίας μετὰ τὸ βάπτισμα ὃ ἐκήρυξεν Ἰωάνης, <text:span text:style-name="T1">38</text:span> Ἰησοῦν τὸν ἀπὸ Ναζαρέθ, ὡς <text:span text:style-name="T3">ἔχρισεν</text:span> αὐτὸν <text:span text:style-name="T3">ὁ Θεὸς Πνεύματι</text:span> Ἁγίῳ καὶ δυνάμει, ὃς διῆλθεν εὐεργετῶν καὶ ἰώμενος πάντας τοὺς καταδυναστευομένους ὑπὸ τοῦ διαβόλου, ὅτι ὁ Θεὸς ἦν μετ’ αὐτοῦ· <text:span text:style-name="T1">39</text:span> καὶ ἡμεῖς μάρτυρες πάντων ὧν ἐποίησεν ἔν τε τῇ χώρᾳ τῶν Ἰουδαίων καὶ Ἱερουσαλήμ· ὃν καὶ ἀνεῖλαν <text:span text:style-name="T3">κρεμάσαντες ἐπὶ ξύλου</text:span>. <text:span text:style-name="T1">40</text:span> τοῦτον ὁ Θεὸς ἤγειρεν ἐν τῇ τρίτῃ ἡμέρᾳ καὶ ἔδωκεν αὐτὸν ἐμφανῆ γενέσθαι, <text:span text:style-name="T1">41</text:span> οὐ παντὶ τῷ λαῷ, ἀλλὰ μάρτυσιν τοῖς προκεχειροτονημένοις ὑπὸ τοῦ Θεοῦ, ἡμῖν, οἵτινες συνεφάγομεν καὶ συνεπίομεν αὐτῷ μετὰ τὸ ἀναστῆναι αὐτὸν ἐκ νεκρῶν· <text:span text:style-name="T1">42</text:span> καὶ παρήγγειλεν ἡμῖν κηρύξαι τῷ λαῷ καὶ διαμαρτύρασθαι ὅτι οὗτός ἐστιν ὁ ὡρισμένος ὑπὸ τοῦ Θεοῦ Κριτὴς ζώντων καὶ νεκρῶν. <text:span text:style-name="T1">43</text:span> τούτῳ πάντες οἱ προφῆται μαρτυροῦσιν, ἄφεσιν ἁμαρτιῶν λαβεῖν διὰ τοῦ ὀνόματος αὐτοῦ πάντα τὸν πιστεύοντα εἰς αὐτόν. <text:span text:style-name="T1">44</text:span> Ἔτι λαλοῦντος τοῦ Πέτρου τὰ ῥήματα ταῦτα ἐπέπεσεν τὸ Πνεῦμα τὸ Ἅγιον ἐπὶ πάντας τοὺς ἀκούοντας τὸν λόγον. <text:span text:style-name="T1">45</text:span> καὶ ἐξέστησαν οἱ ἐκ περιτομῆς πιστοὶ ὅσοι συνῆλθαν τῷ Πέτρῳ, ὅτι καὶ ἐπὶ τὰ ἔθνη ἡ δωρεὰ τοῦ Ἁγίου Πνεύματος ἐκκέχυται· <text:span text:style-name="T1">46</text:span> ἤκουον γὰρ αὐτῶν λαλούντων γλώσσαις καὶ μεγαλυνόντων τὸν Θεόν. τότε ἀπεκρίθη Πέτρος <text:span text:style-name="T1">47</text:span> Μήτι τὸ ὕδωρ δύναται κωλῦσαί τις τοῦ μὴ βαπτισθῆναι τούτους, οἵτινες τὸ Πνεῦμα τὸ Ἅγιον ἔλαβον ὡς καὶ ἡμεῖς; <text:span text:style-name="T1">48</text:span> προσέταξεν δὲ αὐτοὺς ἐν τῷ ὀνόματι Ἰησοῦ Χριστοῦ βαπτισθῆναι. τότε ἠρώτησαν αὐτὸν ἐπιμεῖναι ἡμέρας τινάς.</text:p>
      <text:p text:style-name="P1"><text:soft-page-break/></text:p>
      <text:h text:style-name="P4" text:outline-level="2">11</text:h>
      <text:p text:style-name="P1"/>
      <text:p text:style-name="P1"><text:tab/><text:span text:style-name="T1">1</text:span> Ἤκουσαν δὲ οἱ ἀπόστολοι καὶ οἱ ἀδελφοὶ οἱ ὄντες κατὰ τὴν Ἰουδαίαν ὅτι καὶ τὰ ἔθνη ἐδέξαντο τὸν λόγον τοῦ Θεοῦ. <text:span text:style-name="T1">2</text:span> Ὅτε δὲ ἀνέβη Πέτρος εἰς Ἱερουσαλήμ, διεκρίνοντο πρὸς αὐτὸν οἱ ἐκ περιτομῆς <text:span text:style-name="T1">3</text:span> λέγοντες ὅτι Εἰσῆλθες πρὸς ἄνδρας ἀκροβυστίαν ἔχοντας καὶ συνέφαγες αὐτοῖς. <text:span text:style-name="T1">4</text:span> ἀρξάμενος δὲ Πέτρος ἐξετίθετο αὐτοῖς καθεξῆς λέγων <text:span text:style-name="T1">5</text:span> Ἐγὼ ἤμην ἐν πόλει Ἰόππῃ προσευχόμενος, καὶ εἶδον ἐν ἐκστάσει ὅραμα, καταβαῖνον σκεῦός τι ὡς ὀθόνην μεγάλην τέσσαρσιν ἀρχαῖς καθιεμένην ἐκ τοῦ οὐρανοῦ, καὶ ἦλθεν ἄχρι ἐμοῦ· <text:span text:style-name="T1">6</text:span> εἰς ἣν ἀτενίσας κατενόουν, καὶ εἶδον τὰ τετράποδα τῆς γῆς καὶ τὰ θηρία καὶ τὰ ἑρπετὰ καὶ τὰ πετεινὰ τοῦ οὐρανοῦ. <text:span text:style-name="T1">7</text:span> ἤκουσα δὲ καὶ φωνῆς λεγούσης μοι Ἀναστάς, Πέτρε, θῦσον καὶ φάγε. <text:span text:style-name="T1">8</text:span> εἶπον δέ Μηδαμῶς, Κύριε, ὅτι κοινὸν ἢ ἀκάθαρτον οὐδέποτε εἰσῆλθεν εἰς τὸ στόμα μου. <text:span text:style-name="T1">9</text:span> ἀπεκρίθη δὲ ἐκ δευτέρου φωνὴ ἐκ τοῦ οὐρανοῦ Ἃ ὁ Θεὸς ἐκαθάρισεν σὺ μὴ κοίνου. <text:span text:style-name="T1">10</text:span> τοῦτο δὲ ἐγένετο ἐπὶ τρίς, καὶ ἀνεσπάσθη πάλιν ἅπαντα εἰς τὸν οὐρανόν. <text:span text:style-name="T1">11</text:span> καὶ ἰδοὺ ἐξαυτῆς τρεῖς ἄνδρες ἐπέστησαν ἐπὶ τὴν οἰκίαν ἐν ᾗ ἦμεν, ἀπεσταλμένοι ἀπὸ Καισαρίας πρός με. <text:span text:style-name="T1">12</text:span> εἶπεν δὲ τὸ Πνεῦμά μοι συνελθεῖν αὐτοῖς μηδὲν διακρίναντα. ἦλθον δὲ σὺν ἐμοὶ καὶ οἱ ἓξ ἀδελφοὶ οὗτοι, καὶ εἰσήλθομεν εἰς τὸν οἶκον τοῦ ἀνδρός. <text:span text:style-name="T1">13</text:span> ἀπήγγειλεν δὲ ἡμῖν πῶς εἶδεν τὸν ἄγγελον ἐν τῷ οἴκῳ αὐτοῦ σταθέντα καὶ εἰπόντα· Ἀπόστειλον εἰς Ἰόππην καὶ μετάπεμψαι Σίμωνα τὸν ἐπικαλούμενον Πέτρον, <text:span text:style-name="T1">14</text:span> ὃς λαλήσει ῥήματα πρὸς σὲ ἐν οἷς σωθήσῃ σὺ καὶ πᾶς ὁ οἶκός σου. <text:span text:style-name="T1">15</text:span> ἐν δὲ τῷ ἄρξασθαί με λαλεῖν ἐπέπεσεν τὸ Πνεῦμα τὸ Ἅγιον ἐπ’ αὐτοὺς ὥσπερ καὶ ἐφ’ ἡμᾶς ἐν ἀρχῇ. <text:span text:style-name="T1">16</text:span> <text:soft-page-break/>ἐμνήσθην δὲ τοῦ ῥήματος τοῦ Κυρίου, ὡς ἔλεγεν Ἰωάνης μὲν ἐβάπτισεν ὕδατι, ὑμεῖς δὲ βαπτισθήσεσθε ἐν Πνεύματι Ἁγίῳ. <text:span text:style-name="T1">17</text:span> εἰ οὖν τὴν ἴσην δωρεὰν ἔδωκεν αὐτοῖς ὁ Θεὸς ὡς καὶ ἡμῖν, πιστεύσασιν ἐπὶ τὸν Κύριον Ἰησοῦν Χριστόν, ἐγὼ τίς ἤμην δυνατὸς κωλῦσαι τὸν Θεόν; <text:span text:style-name="T1">18</text:span> ἀκούσαντες δὲ ταῦτα ἡσύχασαν, καὶ ἐδόξασαν τὸν Θεὸν λέγοντες Ἄρα καὶ τοῖς ἔθνεσιν ὁ Θεὸς τὴν μετάνοιαν εἰς ζωὴν ἔδωκεν.</text:p>
      <text:p text:style-name="P1"/>
      <text:p text:style-name="P1"><text:tab/><text:span text:style-name="T1">19</text:span> Οἱ μὲν οὖν διασπαρέντες ἀπὸ τῆς θλίψεως τῆς γενομένης ἐπὶ Στεφάνῳ διῆλθον ἕως Φοινίκης καὶ Κύπρου καὶ Ἀντιοχείας, μηδενὶ λαλοῦντες τὸν λόγον εἰ μὴ μόνον Ἰουδαίοις. <text:span text:style-name="T1">20</text:span> Ἦσαν δέ τινες ἐξ αὐτῶν ἄνδρες Κύπριοι καὶ Κυρηναῖοι, οἵτινες ἐλθόντες εἰς Ἀντιόχειαν ἐλάλουν καὶ πρὸς τοὺς Ἕλληνας, εὐαγγελιζόμενοι τὸν Κύριον Ἰησοῦν. <text:span text:style-name="T1">21</text:span> καὶ ἦν χεὶρ Κυρίου μετ’ αὐτῶν, πολύς τε ἀριθμὸς ὁ πιστεύσας ἐπέστρεψεν ἐπὶ τὸν Κύριον. <text:span text:style-name="T1">22</text:span> Ἠκούσθη δὲ ὁ λόγος εἰς τὰ ὦτα τῆς ἐκκλησίας τῆς οὔσης ἐν Ἱερουσαλὴμ περὶ αὐτῶν, καὶ ἐξαπέστειλαν Βαρνάβαν ἕως Ἀντιοχείας· <text:span text:style-name="T1">23</text:span> ὃς παραγενόμενος καὶ ἰδὼν τὴν χάριν τὴν τοῦ Θεοῦ ἐχάρη, καὶ παρεκάλει πάντας τῇ προθέσει τῆς καρδίας προσμένειν τῷ Κυρίῳ, <text:span text:style-name="T1">24</text:span> ὅτι ἦν ἀνὴρ ἀγαθὸς καὶ πλήρης Πνεύματος Ἁγίου καὶ πίστεως. καὶ προσετέθη ὄχλος ἱκανὸς τῷ Κυρίῳ. <text:span text:style-name="T1">25</text:span> ἐξῆλθεν δὲ εἰς Ταρσὸν ἀναζητῆσαι Σαῦλον, <text:span text:style-name="T1">26</text:span> καὶ εὑρὼν ἤγαγεν εἰς Ἀντιόχειαν. ἐγένετο δὲ αὐτοῖς καὶ ἐνιαυτὸν ὅλον συναχθῆναι ἐν τῇ ἐκκλησίᾳ καὶ διδάξαι ὄχλον ἱκανόν, χρηματίσαι τε πρώτως ἐν Ἀντιοχείᾳ τοὺς μαθητὰς Χριστιανούς.</text:p>
      <text:p text:style-name="P1"/>
      <text:p text:style-name="P1"><text:tab/><text:span text:style-name="T1">27</text:span> Ἐν ταύταις δὲ ταῖς ἡμέραις κατῆλθον ἀπὸ Ἱεροσολύμων προφῆται εἰς Ἀντιόχειαν· <text:span text:style-name="T1">28</text:span> ἀναστὰς δὲ εἷς ἐξ αὐτῶν ὀνόματι Ἅγαβος ἐσήμαινεν διὰ τοῦ Πνεύματος λιμὸν μεγάλην μέλλειν ἔσεσθαι ἐφ’ ὅλην τὴν οἰκουμένην· ἥτις <text:soft-page-break/>ἐγένετο ἐπὶ Κλαυδίου. <text:span text:style-name="T1">29</text:span> τῶν δὲ μαθητῶν καθὼς εὐπορεῖτό τις, ὥρισαν ἕκαστος αὐτῶν εἰς διακονίαν πέμψαι τοῖς κατοικοῦσιν ἐν τῇ Ἰουδαίᾳ ἀδελφοῖς· <text:span text:style-name="T1">30</text:span> ὃ καὶ ἐποίησαν ἀποστείλαντες πρὸς τοὺς πρεσβυτέρους διὰ χειρὸς Βαρνάβα καὶ Σαύλου.</text:p>
      <text:p text:style-name="P1"/>
      <text:h text:style-name="P4" text:outline-level="2">12</text:h>
      <text:p text:style-name="P1"/>
      <text:p text:style-name="P1"><text:tab/><text:span text:style-name="T1">1</text:span> Κατ’ ἐκεῖνον δὲ τὸν καιρὸν ἐπέβαλεν Ἡρῴδης ὁ βασιλεὺς τὰς χεῖρας κακῶσαί τινας τῶν ἀπὸ τῆς ἐκκλησίας. <text:span text:style-name="T1">2</text:span> ἀνεῖλεν δὲ Ἰάκωβον τὸν ἀδελφὸν Ἰωάνου μαχαίρῃ. <text:span text:style-name="T1">3</text:span> ἰδὼν δὲ ὅτι ἀρεστόν ἐστιν τοῖς Ἰουδαίοις προσέθετο συλλαβεῖν καὶ Πέτρον, ἦσαν δὲ ἡμέραι τῶν ἀζύμων, <text:span text:style-name="T1">4</text:span> ὃν καὶ πιάσας ἔθετο εἰς φυλακήν, παραδοὺς τέσσαρσιν τετραδίοις στρατιωτῶν φυλάσσειν αὐτόν, βουλόμενος μετὰ τὸ πάσχα ἀναγαγεῖν αὐτὸν τῷ λαῷ. <text:span text:style-name="T1">5</text:span> ὁ μὲν οὖν Πέτρος ἐτηρεῖτο ἐν τῇ φυλακῇ· προσευχὴ δὲ ἦν ἐκτενῶς γινομένη ὑπὸ τῆς ἐκκλησίας πρὸς τὸν Θεὸν περὶ αὐτοῦ. <text:span text:style-name="T1">6</text:span> Ὅτε δὲ ἤμελλεν προαγαγεῖν αὐτὸν ὁ Ἡρῴδης, τῇ νυκτὶ ἐκείνῃ ἦν ὁ Πέτρος κοιμώμενος μεταξὺ δύο στρατιωτῶν δεδεμένος ἁλύσεσιν δυσίν, φύλακές τε πρὸ τῆς θύρας ἐτήρουν τὴν φυλακήν. <text:span text:style-name="T1">7</text:span> καὶ ἰδοὺ ἄγγελος Κυρίου ἐπέστη, καὶ φῶς ἔλαμψεν ἐν τῷ οἰκήματι· πατάξας δὲ τὴν πλευρὰν τοῦ Πέτρου ἤγειρεν αὐτὸν λέγων Ἀνάστα ἐν τάχει. καὶ ἐξέπεσαν αὐτοῦ αἱ ἁλύσεις ἐκ τῶν χειρῶν. <text:span text:style-name="T1">8</text:span> εἶπεν δὲ ὁ ἄγγελος πρὸς αὐτόν Ζῶσαι καὶ ὑπόδησαι τὰ σανδάλιά σου. ἐποίησεν δὲ οὕτως. καὶ λέγει αὐτῷ Περιβαλοῦ τὸ ἱμάτιόν σου καὶ ἀκολούθει μοι. <text:span text:style-name="T1">9</text:span> καὶ ἐξελθὼν ἠκολούθει, καὶ οὐκ ᾔδει ὅτι ἀληθές ἐστιν τὸ γινόμενον διὰ τοῦ ἀγγέλου, ἐδόκει δὲ ὅραμα βλέπειν. <text:span text:style-name="T1">10</text:span> διελθόντες δὲ πρώτην φυλακὴν καὶ δευτέραν <text:soft-page-break/>ἦλθαν ἐπὶ τὴν πύλην τὴν σιδηρᾶν τὴν φέρουσαν εἰς τὴν πόλιν, ἥτις αὐτομάτη ἠνοίγη αὐτοῖς, καὶ ἐξελθόντες προῆλθον ῥύμην μίαν, καὶ εὐθέως ἀπέστη ὁ ἄγγελος ἀπ’ αὐτοῦ. <text:span text:style-name="T1">11</text:span> καὶ ὁ Πέτρος ἐν ἑαυτῷ γενόμενος εἶπεν Νῦν οἶδα ἀληθῶς ὅτι ἐξαπέστειλεν ὁ Κύριος τὸν ἄγγελον αὐτοῦ καὶ ἐξείλατό με ἐκ χειρὸς Ἡρῴδου καὶ πάσης τῆς προσδοκίας τοῦ λαοῦ τῶν Ἰουδαίων. <text:span text:style-name="T1">12</text:span> συνιδών τε ἦλθεν ἐπὶ τὴν οἰκίαν τῆς Μαρίας τῆς μητρὸς Ἰωάνου τοῦ ἐπικαλουμένου Μάρκου, οὗ ἦσαν ἱκανοὶ συνηθροισμένοι καὶ προσευχόμενοι. <text:span text:style-name="T1">13</text:span> κρούσαντος δὲ αὐτοῦ τὴν θύραν τοῦ πυλῶνος προσῆλθεν παιδίσκη ὑπακοῦσαι ὀνόματι Ῥόδη, <text:span text:style-name="T1">14</text:span> καὶ ἐπιγνοῦσα τὴν φωνὴν τοῦ Πέτρου ἀπὸ τῆς χαρᾶς οὐκ ἤνοιξεν τὸν πυλῶνα, εἰσδραμοῦσα δὲ ἀπήγγειλεν ἑστάναι τὸν Πέτρον πρὸ τοῦ πυλῶνος. <text:span text:style-name="T1">15</text:span> οἱ δὲ πρὸς αὐτὴν εἶπαν Μαίνῃ. ἡ δὲ διϊσχυρίζετο οὕτως ἔχειν. οἱ δὲ ἔλεγον Ὁ ἄγγελός ἐστιν αὐτοῦ. <text:span text:style-name="T1">16</text:span> ὁ δὲ Πέτρος ἐπέμενεν κρούων· ἀνοίξαντες δὲ εἶδαν αὐτὸν καὶ ἐξέστησαν. <text:span text:style-name="T1">17</text:span> κατασείσας δὲ αὐτοῖς τῇ χειρὶ σιγᾶν διηγήσατο αὐτοῖς πῶς ὁ Κύριος αὐτὸν ἐξήγαγεν ἐκ τῆς φυλακῆς, εἶπέν τε Ἀπαγγείλατε Ἰακώβῳ καὶ τοῖς ἀδελφοῖς ταῦτα. καὶ ἐξελθὼν ἐπορεύθη εἰς ἕτερον τόπον. <text:span text:style-name="T1">18</text:span> Γενομένης δὲ ἡμέρας ἦν τάραχος οὐκ ὀλίγος ἐν τοῖς στρατιώταις, τί ἄρα ὁ Πέτρος ἐγένετο. <text:span text:style-name="T1">19</text:span> Ἡρῴδης δὲ ἐπιζητήσας αὐτὸν καὶ μὴ εὑρὼν, ἀνακρίνας τοὺς φύλακας ἐκέλευσεν ἀπαχθῆναι, καὶ κατελθὼν ἀπὸ τῆς Ἰουδαίας εἰς Καισάριαν διέτριβεν. <text:span text:style-name="T1">20</text:span> Ἦν δὲ θυμομαχῶν Τυρίοις καὶ Σιδωνίοις· ὁμοθυμαδὸν δὲ παρῆσαν πρὸς αὐτόν, καὶ πείσαντες Βλάστον τὸν ἐπὶ τοῦ κοιτῶνος τοῦ βασιλέως ᾐτοῦντο εἰρήνην, διὰ τὸ τρέφεσθαι αὐτῶν τὴν χώραν ἀπὸ τῆς βασιλικῆς. <text:span text:style-name="T1">21</text:span> τακτῇ δὲ ἡμέρᾳ ὁ Ἡρῴδης ἐνδυσάμενος ἐσθῆτα βασιλικὴν καθίσας ἐπὶ τοῦ βήματος ἐδημηγόρει πρὸς αὐτούς· <text:span text:style-name="T1">22</text:span> ὁ δὲ δῆμος ἐπεφώνει Θεοῦ φωνὴ καὶ οὐκ ἀνθρώπου. <text:span text:style-name="T1">23</text:span> παραχρῆμα δὲ ἐπάταξεν αὐτὸν ἄγγελος Κυρίου ἀνθ’ ὧν οὐκ ἔδωκεν τὴν <text:soft-page-break/>δόξαν τῷ Θεῷ, καὶ γενόμενος σκωληκόβρωτος ἐξέψυξεν. <text:span text:style-name="T1">24</text:span> Ὁ δὲ λόγος τοῦ Κυρίου ηὔξανεν καὶ ἐπληθύνετο.</text:p>
      <text:p text:style-name="P1"><text:tab/><text:span text:style-name="T1">25</text:span> Βαρνάβας δὲ καὶ Σαῦλος ὑπέστρεψαν, ἐξ Ἱερουσαλὴμ, πληρώσαντες τὴν διακονίαν, συνπαραλαβόντες Ἰωάνην τὸν ἐπικληθέντα Μάρκον.</text:p>
      <text:p text:style-name="P1"/>
      <text:h text:style-name="P4" text:outline-level="2">13</text:h>
      <text:p text:style-name="P1"/>
      <text:p text:style-name="P1"><text:tab/><text:span text:style-name="T1">1</text:span> Ἦσαν δὲ ἐν Ἀντιοχείᾳ κατὰ τὴν οὖσαν ἐκκλησίαν προφῆται καὶ διδάσκαλοι ὅ τε Βαρνάβας καὶ Συμεὼν ὁ καλούμενος Νίγερ, καὶ Λούκιος ὁ Κυρηναῖος, Μαναήν τε Ἡρῴδου τοῦ τετραάρχου σύντροφος καὶ Σαῦλος. <text:span text:style-name="T1">2</text:span> Λειτουργούντων δὲ αὐτῶν τῷ Κυρίῳ καὶ νηστευόντων εἶπεν τὸ Πνεῦμα τὸ Ἅγιον Ἀφορίσατε δή μοι τὸν Βαρνάβαν καὶ Σαῦλον εἰς τὸ ἔργον ὃ προσκέκλημαι αὐτούς· <text:span text:style-name="T1">3</text:span> τότε νηστεύσαντες καὶ προσευξάμενοι καὶ ἐπιθέντες τὰς χεῖρας αὐτοῖς ἀπέλυσαν.</text:p>
      <text:p text:style-name="P1"><text:tab/><text:span text:style-name="T1">4</text:span> Αὐτοὶ μὲν οὖν ἐκπεμφθέντες ὑπὸ τοῦ Ἁγίου Πνεύματος κατῆλθον εἰς Σελεύκιαν, ἐκεῖθέν τε ἀπέπλευσαν εἰς Κύπρον, <text:span text:style-name="T1">5</text:span> καὶ γενόμενοι ἐν Σαλαμῖνι κατήγγελλον τὸν λόγον τοῦ Θεοῦ ἐν ταῖς συναγωγαῖς τῶν Ἰουδαίων· εἶχον δὲ καὶ Ἰωάνην ὑπηρέτην. <text:span text:style-name="T1">6</text:span> διελθόντες δὲ ὅλην τὴν νῆσον ἄχρι Πάφου εὗρον ἄνδρα τινὰ μάγον ψευδοπροφήτην Ἰουδαῖον ᾧ ὄνομα Βαριησοῦς, <text:span text:style-name="T1">7</text:span> ὃς ἦν σὺν τῷ ἀνθυπάτῳ Σεργίῳ Παύλῳ, ἀνδρὶ συνετῷ. οὗτος προσκαλεσάμενος Βαρνάβαν καὶ Σαῦλον ἐπεζήτησεν ἀκοῦσαι τὸν λόγον τοῦ Θεοῦ· <text:span text:style-name="T1">8</text:span> ἀνθίστατο δὲ αὐτοῖς Ἐλύμας ὁ μάγος, οὕτως γὰρ μεθερμηνεύεται τὸ ὄνομα αὐτοῦ, ζητῶν διαστρέψαι τὸν ἀνθύπατον ἀπὸ τῆς πίστεως. <text:span text:style-name="T1">9</text:span> Σαῦλος δέ, ὁ καὶ Παῦλος, πλησθεὶς Πνεύματος Ἁγίου ἀτενίσας <text:soft-page-break/>εἰς αὐτὸν <text:span text:style-name="T1">10</text:span> εἶπεν Ὦ πλήρης παντὸς δόλου καὶ πάσης ῥᾳδιουργίας, υἱὲ διαβόλου, ἐχθρὲ πάσης δικαιοσύνης, οὐ παύσῃ διαστρέφων τὰς <text:span text:style-name="T3">ὁδοὺς τοῦ Κυρίου τὰς εὐθείας</text:span>; <text:span text:style-name="T1">11</text:span> καὶ νῦν ἰδοὺ χεὶρ Κυρίου ἐπὶ σέ, καὶ ἔσῃ τυφλὸς μὴ βλέπων τὸν ἥλιον ἄχρι καιροῦ. παραχρῆμα δὲ ἔπεσεν ἐπ’ αὐτὸν ἀχλὺς καὶ σκότος, καὶ περιάγων ἐζήτει χειραγωγούς. <text:span text:style-name="T1">12</text:span> τότε ἰδὼν ὁ ἀνθύπατος τὸ γεγονὸς ἐπίστευσεν, ἐκπλησσόμενος ἐπὶ τῇ διδαχῇ τοῦ Κυρίου.</text:p>
      <text:p text:style-name="P1"><text:tab/><text:span text:style-name="T1">13</text:span> Ἀναχθέντες δὲ ἀπὸ τῆς Πάφου οἱ περὶ Παῦλον ἦλθον εἰς Πέργην τῆς Παμφυλίας· Ἰωάνης δὲ ἀποχωρήσας ἀπ’ αὐτῶν ὑπέστρεψεν εἰς Ἱεροσόλυμα. <text:span text:style-name="T1">14</text:span> Αὐτοὶ δὲ διελθόντες ἀπὸ τῆς Πέργης παρεγένοντο εἰς Ἀντιόχειαν τὴν Πισιδίαν, καὶ ἐλθόντες εἰς τὴν συναγωγὴν τῇ ἡμέρᾳ τῶν σαββάτων ἐκάθισαν. <text:span text:style-name="T1">15</text:span> μετὰ δὲ τὴν ἀνάγνωσιν τοῦ νόμου καὶ τῶν προφητῶν ἀπέστειλαν οἱ ἀρχισυνάγωγοι πρὸς αὐτοὺς λέγοντες Ἄνδρες ἀδελφοί, εἴ τίς ἐστιν ἐν ὑμῖν λόγος παρακλήσεως πρὸς τὸν λαόν, λέγετε. <text:span text:style-name="T1">16 </text:span>ἀναστὰς δὲ Παῦλος καὶ κατασείσας τῇ χειρὶ εἶπεν Ἄνδρες Ἰσραηλεῖται καὶ οἱ φοβούμενοι τὸν Θεόν, ἀκούσατε. <text:span text:style-name="T1">17</text:span> ὁ Θεὸς τοῦ λαοῦ τούτου Ἰσραὴλ ἐξελέξατο τοὺς πατέρας ἡμῶν, καὶ τὸν λαὸν ὕψωσεν ἐν τῇ παροικίᾳ ἐν γῇ Αἰγύπτου, καὶ <text:span text:style-name="T3">μετὰ βραχίονος ὑψηλοῦ ἐξήγαγεν αὐτοὺς ἐξ αὐτῆς</text:span>, <text:span text:style-name="T1">18</text:span> καί ὡς τεσσερακονταετῆ χρόνον <text:span text:style-name="T3">ἐτροποφόρησεν αὐτοὺς ἐν τῇ ἐρήμῳ,</text:span> <text:span text:style-name="T1">19</text:span> <text:span text:style-name="T3">καὶ καθελὼν ἔθνη ἑπτὰ ἐν γῇ Χανάαν κατεκληρονόμησεν</text:span> τὴν γῆν αὐτῶν <text:span text:style-name="T1">20</text:span> ὡς ἔτεσιν τετρακοσίοις καὶ πεντήκοντα. καὶ μετὰ ταῦτα ἔδωκεν κριτὰς ἕως Σαμουὴλ προφήτου. <text:span text:style-name="T1">21</text:span> κἀκεῖθεν ᾐτήσαντο βασιλέα, καὶ ἔδωκεν αὐτοῖς ὁ Θεὸς τὸν Σαοὺλ υἱὸν Κείς, ἄνδρα ἐκ φυλῆς Βενιαμείν, ἔτη τεσσεράκοντα· <text:span text:style-name="T1">22</text:span> καὶ μεταστήσας αὐτὸν ἤγειρεν τὸν Δαυεὶδ αὐτοῖς εἰς βασιλέα, ᾧ καὶ εἶπεν μαρτυρήσας <text:span text:style-name="T3">Εὗρον Δαυεὶδ</text:span> τὸν τοῦ Ἰεσσαί, <text:span text:style-name="T3">ἄνδρα κατὰ τὴν καρδίαν μου</text:span>, ὃς ποιήσει πάντα τὰ θελήματά μου. <text:span text:style-name="T1">23</text:span> τούτου ὁ <text:soft-page-break/>Θεὸς ἀπὸ τοῦ σπέρματος κατ’ ἐπαγγελίαν ἤγαγεν τῷ Ἰσραὴλ Σωτῆρα Ἰησοῦν, <text:span text:style-name="T1">24</text:span> προκηρύξαντος Ἰωάνου πρὸ προσώπου τῆς εἰσόδου αὐτοῦ βάπτισμα μετανοίας παντὶ τῷ λαῷ Ἰσραήλ. <text:span text:style-name="T1">25</text:span> ὡς δὲ ἐπλήρου Ἰωάνης τὸν δρόμον, ἔλεγεν Τί ἐμὲ ὑπονοεῖτε εἶναι, οὐκ εἰμὶ ἐγώ· ἀλλ’ ἰδοὺ ἔρχεται μετ’ ἐμὲ οὗ οὐκ εἰμὶ ἄξιος τὸ ὑπόδημα τῶν ποδῶν λῦσαι. <text:span text:style-name="T1">26</text:span> Ἄνδρες ἀδελφοί, υἱοὶ γένους Ἀβραὰμ καὶ οἱ ἐν ὑμῖν φοβούμενοι τὸν Θεόν, ἡμῖν <text:span text:style-name="T3">ὁ λόγος</text:span> τῆς σωτηρίας ταύτης <text:span text:style-name="T3">ἐξαπεστάλη</text:span>. <text:span text:style-name="T1">27</text:span> οἱ γὰρ κατοικοῦντες ἐν Ἱερουσαλὴμ καὶ οἱ ἄρχοντες αὐτῶν τοῦτον ἀγνοήσαντες καὶ τὰς φωνὰς τῶν προφητῶν τὰς κατὰ πᾶν σάββατον ἀναγινωσκομένας κρίναντες ἐπλήρωσαν, <text:span text:style-name="T1">28</text:span> καὶ μηδεμίαν αἰτίαν θανάτου εὑρόντες ᾐτήσαντο Πειλᾶτον ἀναιρεθῆναι αὐτόν· <text:span text:style-name="T1">29</text:span> ὡς δὲ ἐτέλεσαν πάντα τὰ περὶ αὐτοῦ γεγραμμένα, καθελόντες ἀπὸ τοῦ ξύλου ἔθηκαν εἰς μνημεῖον. <text:span text:style-name="T1">30</text:span> ὁ δὲ Θεὸς ἤγειρεν αὐτὸν ἐκ νεκρῶν· <text:span text:style-name="T1">31</text:span> ὃς ὤφθη ἐπὶ ἡμέρας πλείους τοῖς συναναβᾶσιν αὐτῷ ἀπὸ τῆς Γαλιλαίας εἰς Ἰερουσαλήμ, οἵτινες νῦν εἰσιν μάρτυρες αὐτοῦ πρὸς τὸν λαόν. <text:span text:style-name="T1">32</text:span> καὶ ἡμεῖς ὑμᾶς εὐαγγελιζόμεθα τὴν πρὸς τοὺς πατέρας ἐπαγγελίαν γενομένην, <text:span text:style-name="T1">33</text:span> ὅτι ταύτην ὁ Θεὸς ἐκπεπλήρωκεν τοῖς τέκνοις ἡμῶν ἀναστήσας Ἰησοῦν, ὡς καὶ ἐν τῷ ψαλμῷ γέγραπται τῷ δευτέρῳ <text:span text:style-name="T3">Υἱός μου</text:span> εἶ <text:span text:style-name="T3">σύ, ἐγὼ σήμερον γεγέννηκά σε</text:span>. <text:span text:style-name="T1">34</text:span> ὅτι δὲ ἀνέστησεν αὐτὸν ἐκ νεκρῶν μηκέτι μέλλοντα ὑποστρέφειν εἰς διαφθοράν, οὕτως εἴρηκεν ὅτι <text:span text:style-name="T3">Δώσω ὑμῖν τὰ ὅσια Δαυεὶδ τὰ πιστά</text:span>. <text:span text:style-name="T1">35</text:span> διότι καὶ ἐν ἑτέρῳ λέγει <text:span text:style-name="T3">Οὐ δώσεις τὸν Ὅσιόν σου ἰδεῖν διαφθοράν.</text:span> <text:span text:style-name="T1">36</text:span> <text:span text:style-name="T3">Δαυεὶδ</text:span> μὲν γὰρ ἰδίᾳ <text:span text:style-name="T3">γενεᾷ</text:span> ὑπηρετήσας τῇ τοῦ Θεοῦ βουλῇ ἐκοιμήθη καὶ προσετέθη <text:span text:style-name="T3">πρὸς τοὺς πατέρας αὐτοῦ</text:span> καὶ εἶδεν διαφθοράν· <text:span text:style-name="T1">37</text:span> ὃν δὲ ὁ Θεὸς ἤγειρεν, οὐκ εἶδεν διαφθοράν. <text:span text:style-name="T1">38</text:span> γνωστὸν οὖν ἔστω ὑμῖν, ἄνδρες ἀδελφοί, ὅτι διὰ τούτου ὑμῖν ἄφεσις ἁμαρτιῶν καταγγέλλεται, καὶ ἀπὸ πάντων ὧν οὐκ ἠδυνήθητε ἐν νόμῳ Μωϋσέως δικαιωθῆναι, <text:span text:style-name="T1">39</text:span> ἐν τούτῳ πᾶς ὁ πιστεύων <text:soft-page-break/>δικαιοῦται. <text:span text:style-name="T1">40</text:span> βλέπετε οὖν μὴ ἐπέλθῃ τὸ εἰρημένον ἐν τοῖς προφήταις </text:p>
      <text:p text:style-name="P1"><text:tab/><text:span text:style-name="T1">41</text:span> <text:span text:style-name="T3">Ἴδετε, οἱ καταφρονηταί, καὶ θαυμάσατε καὶ ἀφανίσθητε, </text:span></text:p>
      <text:p text:style-name="P2"><text:tab/><text:tab/>ὅτι ἔργον ἐργάζομαι ἐγὼ ἐν ταῖς ἡμέραις ὑμῶν, </text:p>
      <text:p text:style-name="P2"><text:tab/><text:span text:style-name="T4">ἔργον</text:span> ὃ οὐ μὴ πιστεύσητε ἐάν τις ἐκδιηγῆται ὑμῖν.</text:p>
      <text:p text:style-name="P1"><text:span text:style-name="T1">42</text:span> Ἐξιόντων δὲ αὐτῶν παρεκάλουν εἰς τὸ μεταξὺ σάββατον λαληθῆναι αὐτοῖς τὰ ῥήματα ταῦτα. <text:span text:style-name="T1">43</text:span> λυθείσης δὲ τῆς συναγωγῆς ἠκολούθησαν πολλοὶ τῶν Ἰουδαίων καὶ τῶν σεβομένων προσηλύτων τῷ Παύλῳ καὶ τῷ Βαρνάβ<text:span text:style-name="T5">ᾳ</text:span>, οἵτινες προσλαλοῦντες αὐτοῖς ἔπειθον αὐτοὺς προσμένειν τῇ χάριτι τοῦ Θεοῦ. <text:span text:style-name="T1">44</text:span> Τῷ δὲ ἐρχομένῳ σαββάτῳ σχεδὸν πᾶσα ἡ πόλις συνήχθη ἀκοῦσαι τὸν λόγον τοῦ Θεοῦ. <text:span text:style-name="T1">45</text:span> ἰδόντες δὲ οἱ Ἰουδαῖοι τοὺς ὄχλους ἐπλήσθησαν ζήλου, καὶ ἀντέλεγον τοῖς ὑπὸ Παύλου λαλουμένοις βλασφημοῦντες. <text:span text:style-name="T1">46</text:span> παρρησιασάμενοί τε ὁ Παῦλος καὶ ὁ Βαρνάβας εἶπαν Ὑμῖν ἦν ἀναγκαῖον πρῶτον λαληθῆναι τὸν λόγον τοῦ Θεοῦ· ἐπειδὴ ἀπωθεῖσθε αὐτὸν καὶ οὐκ ἀξίους κρίνετε ἑαυτοὺς τῆς αἰωνίου ζωῆς, ἰδοὺ στρεφόμεθα εἰς τὰ ἔθνη. <text:span text:style-name="T1">47</text:span> οὕτως γὰρ ἐντέταλται ἡμῖν ὁ Κύριος </text:p>
      <text:p text:style-name="P1"><text:tab/><text:span text:style-name="T3">Τέθεικά σε εἰς φῶς ἐθνῶν </text:span></text:p>
      <text:p text:style-name="P2"><text:tab/><text:tab/>τοῦ εἶναί σε εἰς σωτηρίαν ἕως ἐσχάτου τῆς γῆς.</text:p>
      <text:p text:style-name="P1"><text:span text:style-name="T1">48</text:span> ἀκούοντα δὲ τὰ ἔθνη ἔχαιρον καὶ ἐδόξαζον τὸν λόγον τοῦ Κυρίου, καὶ ἐπίστευσαν ὅσοι ἦσαν τεταγμένοι εἰς ζωὴν αἰώνιον· <text:span text:style-name="T1">49</text:span> διεφέρετο δὲ ὁ λόγος τοῦ Κυρίου δι’ ὅλης τῆς χώρας. <text:span text:style-name="T1">50</text:span> οἱ δὲ Ἰουδαῖοι παρώτρυναν τὰς σεβομένας γυναῖκας τὰς εὐσχήμονας καὶ τοὺς πρώτους τῆς πόλεως, καὶ ἐπήγειραν διωγμὸν ἐπὶ τὸν Παῦλον καὶ Βαρνάβαν, καὶ ἐξέβαλον αὐτοὺς ἀπὸ τῶν ὁρίων αὐτῶν. <text:span text:style-name="T1">51</text:span> οἱ δὲ ἐκτιναξάμενοι τὸν κονιορτὸν τῶν ποδῶν ἐπ’ αὐτοὺς ἦλθον εἰς Ἰκόνιον, <text:span text:style-name="T1">52</text:span> οἵ τε μαθηταὶ ἐπληροῦντο χαρᾶς καὶ Πνεύματος Ἁγίου.</text:p>
      <text:p text:style-name="P1"><text:soft-page-break/></text:p>
      <text:h text:style-name="P4" text:outline-level="2">14</text:h>
      <text:p text:style-name="P1"/>
      <text:p text:style-name="P1"><text:tab/><text:span text:style-name="T1">1</text:span> Ἐγένετο δὲ ἐν Ἰκονίῳ κατὰ τὸ αὐτὸ εἰσελθεῖν αὐτοὺς εἰς τὴν συναγωγὴν τῶν Ἰουδαίων καὶ λαλῆσαι οὕτως ὥστε πιστεῦσαι Ἰουδαίων τε καὶ Ἑλλήνων πολὺ πλῆθος. <text:span text:style-name="T1">2</text:span> οἱ δὲ ἀπειθήσαντες Ἰουδαῖοι ἐπήγειραν καὶ ἐκάκωσαν τὰς ψυχὰς τῶν ἐθνῶν κατὰ τῶν ἀδελφῶν. <text:span text:style-name="T1">3</text:span> ἱκανὸν μὲν οὖν χρόνον διέτριψαν παρρησιαζόμενοι ἐπὶ τῷ Κυρίῳ τῷ μαρτυροῦντι ἐπὶ τῷ λόγῳ τῆς χάριτος αὐτοῦ, διδόντι σημεῖα καὶ τέρατα γίνεσθαι διὰ τῶν χειρῶν αὐτῶν. <text:span text:style-name="T1">4</text:span> ἐσχίσθη δὲ τὸ πλῆθος τῆς πόλεως, καὶ οἱ μὲν ἦσαν σὺν τοῖς Ἰουδαίοις, οἱ δὲ σὺν τοῖς ἀποστόλοις. <text:span text:style-name="T1">5</text:span> ὡς δὲ ἐγένετο ὁρμὴ τῶν ἐθνῶν τε καὶ Ἰουδαίων σὺν τοῖς ἄρχουσιν αὐτῶν ὑβρίσαι καὶ λιθοβολῆσαι αὐτούς, <text:span text:style-name="T1">6</text:span> συνιδόντες κατέφυγον εἰς τὰς πόλεις τῆς Λυκαονίας Λύστραν καὶ Δέρβην καὶ τὴν περίχωρον· <text:span text:style-name="T1">7</text:span> κἀκεῖ εὐαγγελιζόμενοι ἦσαν. <text:span text:style-name="T1">8</text:span> Καί τις ἀνὴρ ἀδύνατος ἐν Λύστροις τοῖς ποσὶν ἐκάθητο, χωλὸς ἐκ κοιλίας μητρὸς αὐτοῦ ὃς οὐδέποτε περιεπάτησεν. <text:span text:style-name="T1">9</text:span> οὗτος ἤκουεν τοῦ Παύλου λαλοῦντος· ὃς ἀτενίσας αὐτῷ καὶ ἰδὼν ὅτι ἔχει πίστιν τοῦ σωθῆναι, <text:span text:style-name="T1">10</text:span> εἶπεν μεγάλῃ φωνῇ Ἀνάστηθι ἐπὶ τοὺς πόδας σου ὀρθός. καὶ ἥλατο καὶ περιεπάτει. <text:span text:style-name="T1">11</text:span> οἵ τε ὄχλοι ἰδόντες ὃ ἐποίησεν Παῦλος ἐπῆραν τὴν φωνὴν αὐτῶν Λυκαονιστὶ λέγοντες Οἱ θεοὶ ὁμοιωθέντες ἀνθρώποις κατέβησαν πρὸς ἡμᾶς, <text:span text:style-name="T1">12</text:span> ἐκάλουν τε τὸν Βαρνάβαν Δία, τὸν δὲ Παῦλον Ἑρμῆν, ἐπειδὴ αὐτὸς ἦν ὁ ἡγούμενος τοῦ λόγου. <text:span text:style-name="T1">13</text:span> ὅ τε ἱερεὺς τοῦ Διὸς τοῦ ὄντος πρὸ τῆς πόλεως, ταύρους καὶ στέμματα ἐπὶ τοὺς πυλῶνας ἐνέγκας, σὺν τοῖς ὄχλοις ἤθελεν θύειν. <text:span text:style-name="T1">14</text:span> ἀκούσαντες δὲ οἱ ἀπόστολοι Βαρνάβας καὶ Παῦλος, διαρρήξαντες τὰ ἱμάτια ἑαυτῶν ἐξεπήδησαν εἰς τὸν ὄχλον, <text:soft-page-break/>κράζοντες <text:span text:style-name="T1">15</text:span> καὶ λέγοντες Ἄνδρες, τί ταῦτα ποιεῖτε; καὶ ἡμεῖς ὁμοιοπαθεῖς ἐσμεν ὑμῖν ἄνθρωποι, εὐαγγελιζόμενοι ὑμᾶς ἀπὸ τούτων τῶν ματαίων ἐπιστρέφειν ἐπὶ θεὸν ζῶντα, <text:span text:style-name="T3">ὃς ἐποίησεν τὸν οὐρανὸν καὶ τὴν γῆν καὶ τὴν θάλασσαν καὶ πάντα τὰ ἐν αὐτοῖς</text:span>· <text:span text:style-name="T1">16</text:span> ὃς ἐν ταῖς παρῳχημέναις γενεαῖς εἴασεν πάντα τὰ ἔθνη πορεύεσθαι ταῖς ὁδοῖς αὐτῶν· <text:span text:style-name="T1">17</text:span> καίτοι οὐκ ἀμάρτυρον αὑτὸν ἀφῆκεν ἀγαθουργῶν, οὐρανόθεν ὑμῖν ὑετοὺς διδοὺς καὶ καιροὺς καρποφόρους, ἐμπιπλῶν τροφῆς καὶ εὐφροσύνης τὰς καρδίας ὑμῶν. <text:span text:style-name="T1">18</text:span> καὶ ταῦτα λέγοντες μόλις κατέπαυσαν τοὺς ὄχλους τοῦ μὴ θύειν αὐτοῖς. <text:span text:style-name="T1">19</text:span> Ἐπῆλθαν δὲ ἀπὸ Ἀντιοχείας καὶ Ἰκονίου Ἰουδαῖοι, καὶ πείσαντες τοὺς ὄχλους καὶ λιθάσαντες τὸν Παῦλον ἔσυρον ἔξω τῆς πόλεως, νομίζοντες αὐτὸν τεθνηκέναι. <text:span text:style-name="T1">20</text:span> κυκλωσάντων δὲ τῶν μαθητῶν αὐτὸν ἀναστὰς εἰσῆλθεν εἰς τὴν πόλιν. Καὶ τῇ ἐπαύριον ἐξῆλθεν σὺν τῷ Βαρνάβ<text:span text:style-name="T5">ᾳ</text:span> εἰς Δέρβην. <text:span text:style-name="T1">21</text:span> εὐαγγελιζόμενοί τε τὴν πόλιν ἐκείνην καὶ μαθητεύσαντες ἱκανοὺς ὑπέστρεψαν εἰς τὴν Λύστραν καὶ εἰς Ἰκόνιον καὶ εἰς Ἀντιόχειαν, <text:span text:style-name="T1">22</text:span> ἐπιστηρίζοντες τὰς ψυχὰς τῶν μαθητῶν, παρακαλοῦντες ἐμμένειν τῇ πίστει, καὶ ὅτι διὰ πολλῶν θλίψεων δεῖ ἡμᾶς εἰσελθεῖν εἰς τὴν βασιλείαν τοῦ Θεοῦ. <text:span text:style-name="T1">23</text:span> χειροτονήσαντες δὲ αὐτοῖς κατ’ ἐκκλησίαν πρεσβυτέρους, προσευξάμενοι μετὰ νηστειῶν παρέθεντο αὐτοὺς τῷ Κυρίῳ εἰς ὃν πεπιστεύκεισαν. <text:span text:style-name="T1">24</text:span> καὶ διελθόντες τὴν Πισιδίαν ἦλθον εἰς τὴν Παμφυλίαν, <text:span text:style-name="T1">25</text:span> καὶ λαλήσαντες ἐν Πέργῃ τὸν λόγον κατέβησαν εἰς Ἀτταλίαν, <text:span text:style-name="T1">26</text:span> κἀκεῖθεν ἀπέπλευσαν εἰς Ἀντιόχειαν, ὅθεν ἦσαν παραδεδομένοι τῇ χάριτι τοῦ Θεοῦ εἰς τὸ ἔργον ὃ ἐπλήρωσαν. <text:span text:style-name="T1">27</text:span> Παραγενόμενοι δὲ καὶ συναγαγόντες τὴν ἐκκλησίαν, ἀνήγγελλον ὅσα ἐποίησεν ὁ Θεὸς μετ’ αὐτῶν, καὶ ὅτι ἤνοιξεν τοῖς ἔθνεσιν θύραν πίστεως. <text:span text:style-name="T1">28</text:span> διέτριβον δὲ χρόνον οὐκ ὀλίγον σὺν τοῖς μαθηταῖς.</text:p>
      <text:p text:style-name="P1"/>
      <text:h text:style-name="P4" text:outline-level="2"><text:soft-page-break/>15</text:h>
      <text:p text:style-name="P1"/>
      <text:p text:style-name="P1"><text:tab/><text:span text:style-name="T1">1</text:span> Καί τινες κατελθόντες ἀπὸ τῆς Ἰουδαίας ἐδίδασκον τοὺς ἀδελφοὺς ὅτι Ἐὰν μὴ περιτμηθῆτε τῷ ἔθει τῷ Μωϋσέως, οὐ δύνασθε σωθῆναι. <text:span text:style-name="T1">2</text:span> γενομένης δὲ στάσεως καὶ ζητήσεως οὐκ ὀλίγης τῷ Παύλῳ καὶ τῷ Βαρνάβ<text:span text:style-name="T5">ᾳ</text:span> πρὸς αὐτοὺς, ἔταξαν ἀναβαίνειν Παῦλον καὶ Βαρνάβαν καί τινας ἄλλους ἐξ αὐτῶν πρὸς τοὺς ἀποστόλους καὶ πρεσβυτέρους εἰς Ἱερουσαλὴμ περὶ τοῦ ζητήματος τούτου. <text:span text:style-name="T1">3</text:span> Οἱ μὲν οὖν προπεμφθέντες ὑπὸ τῆς ἐκκλησίας διήρχοντο τήν τε Φοινίκην καὶ Σαμάριαν ἐκδιηγούμενοι τὴν ἐπιστροφὴν τῶν ἐθνῶν, καὶ ἐποίουν χαρὰν μεγάλην πᾶσιν τοῖς ἀδελφοῖς. <text:span text:style-name="T1">4</text:span> παραγενόμενοι δὲ εἰς Ἱεροσόλυμα παρεδέχθησαν ἀπὸ τῆς ἐκκλησίας καὶ τῶν ἀποστόλων καὶ τῶν πρεσβυτέρων, ἀνήγγειλάν τε ὅσα ὁ Θεὸς ἐποίησεν μετ’ αὐτῶν. <text:span text:style-name="T1">5</text:span> Ἐξανέστησαν δέ τινες τῶν ἀπὸ τῆς αἱρέσεως τῶν Φαρισαίων πεπιστευκότες, λέγοντες ὅτι δεῖ περιτέμνειν αὐτοὺς παραγγέλλειν τε τηρεῖν τὸν νόμον Μωϋσέως.</text:p>
      <text:p text:style-name="P1"><text:tab/><text:span text:style-name="T1">6</text:span> Συνήχθησάν τε οἱ ἀπόστολοι καὶ οἱ πρεσβύτεροι ἰδεῖν περὶ τοῦ λόγου τούτου. <text:span text:style-name="T1">7</text:span> Πολλῆς δὲ ζητήσεως γενομένης ἀναστὰς Πέτρος εἶπεν πρὸς αὐτούς Ἄνδρες ἀδελφοί, ὑμεῖς ἐπίστασθε ὅτι ἀφ’ ἡμερῶν ἀρχαίων ἐν ὑμῖν ἐξελέξατο ὁ Θεὸς διὰ τοῦ στόματός μου ἀκοῦσαι τὰ ἔθνη τὸν λόγον τοῦ εὐαγγελίου καὶ πιστεῦσαι. <text:span text:style-name="T1">8</text:span> καὶ ὁ καρδιογνώστης Θεὸς ἐμαρτύρησεν αὐτοῖς δοὺς τὸ Πνεῦμα τὸ Ἅγιον καθὼς καὶ ἡμῖν, <text:span text:style-name="T1">9</text:span> καὶ οὐθὲν διέκρινεν μεταξὺ ἡμῶν τε καὶ αὐτῶν, τῇ πίστει καθαρίσας τὰς καρδίας αὐτῶν. <text:span text:style-name="T1">10</text:span> νῦν οὖν τί πειράζετε τὸν Θεόν, ἐπιθεῖναι ζυγὸν ἐπὶ τὸν τράχηλον τῶν μαθητῶν, ὃν οὔτε οἱ πατέρες ἡμῶν οὔτε ἡμεῖς ἰσχύσαμεν βαστάσαι; <text:span text:style-name="T1">11</text:span> ἀλλὰ διὰ τῆς χάριτος τοῦ Κυρίου Ἰησοῦ πιστεύομεν σωθῆναι καθ’ <text:soft-page-break/>ὃν τρόπον κἀκεῖνοι. <text:span text:style-name="T1">12</text:span> Ἐσίγησεν δὲ πᾶν τὸ πλῆθος, καὶ ἤκουον Βαρνάβα καὶ Παύλου ἐξηγουμένων ὅσα ἐποίησεν ὁ Θεὸς σημεῖα καὶ τέρατα ἐν τοῖς ἔθνεσιν δι’ αὐτῶν. <text:span text:style-name="T1">13</text:span> Μετὰ δὲ τὸ σιγῆσαι αὐτοὺς ἀπεκρίθη Ἰάκωβος λέγων Ἄνδρες ἀδελφοί, ἀκούσατέ μου. <text:span text:style-name="T1">14</text:span> Συμεὼν ἐξηγήσατο καθὼς πρῶτον ὁ Θεὸς ἐπεσκέψατο λαβεῖν ἐξ ἐθνῶν λαὸν τῷ ὀνόματι αὐτοῦ. <text:span text:style-name="T1">15</text:span> καὶ τούτῳ συμφωνοῦσιν οἱ λόγοι τῶν προφητῶν, καθὼς γέγραπται </text:p>
      <text:p text:style-name="P1"><text:span text:style-name="T1"><text:tab/>16</text:span> <text:span text:style-name="T3">Μετὰ ταῦτα ἀναστρέψω </text:span></text:p>
      <text:p text:style-name="P2"><text:tab/><text:tab/>καὶ ἀνοικοδομήσω τὴν σκηνὴν Δαυεὶδ τὴν πεπτωκυῖαν, </text:p>
      <text:p text:style-name="P2"><text:tab/>καὶ τὰ κατεστραμμένα αὐτῆς ἀνοικοδομήσω </text:p>
      <text:p text:style-name="P2"><text:tab/><text:tab/>καὶ ἀνορθώσω αὐτήν,</text:p>
      <text:p text:style-name="P1"><text:tab/><text:span text:style-name="T1">17</text:span> <text:span text:style-name="T3">ὅπως ἂν ἐκζητήσωσιν οἱ κατάλοιποι τῶν ἀνθρώπων τὸν Κύριον, </text:span></text:p>
      <text:p text:style-name="P2"><text:tab/><text:tab/>καὶ πάντα τὰ ἔθνη ἐφ’ οὓς ἐπικέκληται τὸ ὄνομά μου ἐπ’ αὐτούς, </text:p>
      <text:p text:style-name="P1"><text:span text:style-name="T3"><text:tab/>λέγει Κύριος ποιῶν ταῦτα</text:span> <text:span text:style-name="T1">18</text:span> <text:span text:style-name="T3">γνωστὰ ἀπ’ αἰῶνος.</text:span></text:p>
      <text:p text:style-name="P1"><text:span text:style-name="T1">19</text:span> διὸ ἐγὼ κρίνω μὴ παρενοχλεῖν τοῖς ἀπὸ τῶν ἐθνῶν ἐπιστρέφουσιν ἐπὶ τὸν Θεόν, <text:span text:style-name="T1">20</text:span> ἀλλὰ ἐπιστεῖλαι αὐτοῖς τοῦ ἀπέχεσθαι τῶν ἀλισγημάτων τῶν εἰδώλων καὶ τῆς πορνείας καὶ πνικτοῦ καὶ τοῦ αἵματος. <text:span text:style-name="T1">21</text:span> Μωϋσῆς γὰρ ἐκ γενεῶν ἀρχαίων κατὰ πόλιν τοὺς κηρύσσοντας αὐτὸν ἔχει ἐν ταῖς συναγωγαῖς κατὰ πᾶν σάββατον ἀναγινωσκόμενος. <text:span text:style-name="T1">22</text:span> Τότε ἔδοξε τοῖς ἀποστόλοις καὶ τοῖς πρεσβυτέροις σὺν ὅλῃ τῇ ἐκκλησίᾳ ἐκλεξαμένους ἄνδρας ἐξ αὐτῶν πέμψαι εἰς Ἀντιόχειαν σὺν τῷ Παύλῳ καὶ Βαρνάβ<text:span text:style-name="T5">ᾳ</text:span>, Ἰούδαν τὸν καλούμενον Βαρσαββᾶν καὶ Σιλᾶν, ἄνδρας ἡγουμένους ἐν τοῖς ἀδελφοῖς, <text:span text:style-name="T1">23</text:span> γράψαντες διὰ χειρὸς αὐτῶν Οἱ ἀπόστολοι καὶ οἱ πρεσβύτεροι ἀδελφοὶ τοῖς κατὰ τὴν Ἀντιόχειαν καὶ Συρίαν καὶ Κιλικίαν ἀδελφοῖς τοῖς ἐξ ἐθνῶν χαίρειν. <text:span text:style-name="T1">24</text:span> Ἐπειδὴ <text:soft-page-break/>ἠκούσαμεν ὅτι τινὲς ἐξ ἡμῶν ἐτάραξαν ὑμᾶς λόγοις ἀνασκευάζοντες τὰς ψυχὰς ὑμῶν, οἷς οὐ διεστειλάμεθα, <text:span text:style-name="T1">25</text:span> ἔδοξεν ἡμῖν γενομένοις ὁμοθυμαδὸν, ἐκλεξαμένους ἄνδρας πέμψαι πρὸς ὑμᾶς σὺν τοῖς ἀγαπητοῖς ἡμῶν Βαρνάβᾳ καὶ Παύλῳ, <text:span text:style-name="T1">26</text:span> ἀνθρώποις παραδεδωκόσι τὰς ψυχὰς αὐτῶν ὑπὲρ τοῦ ὀνόματος τοῦ Κυρίου ἡμῶν Ἰησοῦ Χριστοῦ. <text:span text:style-name="T1">27</text:span> ἀπεστάλκαμεν οὖν Ἰούδαν καὶ Σιλᾶν, καὶ αὐτοὺς διὰ λόγου ἀπαγγέλλοντας τὰ αὐτά. <text:span text:style-name="T1">28</text:span> ἔδοξεν γὰρ τῷ Πνεύματι τῷ Ἁγίῳ καὶ ἡμῖν μηδὲν πλέον ἐπιτίθεσθαι ὑμῖν βάρος πλὴν τούτων τῶν ἐπάναγκες, <text:span text:style-name="T1">29</text:span> ἀπέχεσθαι εἰδωλοθύτων καὶ αἵματος καὶ πνικτῶν καὶ πορνείας· ἐξ ὧν διατηροῦντες ἑαυτοὺς εὖ πράξετε. Ἔρρωσθε.</text:p>
      <text:p text:style-name="P1"><text:tab/><text:span text:style-name="T1">30</text:span> Οἱ μὲν οὖν ἀπολυθέντες κατῆλθον εἰς Ἀντιόχειαν, καὶ συναγαγόντες τὸ πλῆθος ἐπέδωκαν τὴν ἐπιστολήν. <text:span text:style-name="T1">31</text:span> ἀναγνόντες δὲ ἐχάρησαν ἐπὶ τῇ παρακλήσει. <text:span text:style-name="T1">32</text:span> Ἰούδας τε καὶ Σιλᾶς, καὶ αὐτοὶ προφῆται ὄντες, διὰ λόγου πολλοῦ παρεκάλεσαν τοὺς ἀδελφοὺς καὶ ἐπεστήριξαν· <text:span text:style-name="T1">33</text:span> ποιήσαντες δὲ χρόνον ἀπελύθησαν μετ’ εἰρήνης ἀπὸ τῶν ἀδελφῶν πρὸς τοὺς ἀποστείλαντας αὐτούς. <text:span text:style-name="T1">35</text:span> Παῦλος δὲ καὶ Βαρνάβας διέτριβον ἐν Ἀντιοχείᾳ, διδάσκοντες καὶ εὐαγγελιζόμενοι μετὰ καὶ ἑτέρων πολλῶν τὸν λόγον τοῦ Κυρίου. <text:span text:style-name="T1">36</text:span> Μετὰ δέ τινας ἡμέρας εἶπεν πρὸς Βαρνάβαν Παῦλος Ἐπιστρέψαντες δὴ ἐπισκεψώμεθα τοὺς ἀδελφοὺς κατὰ πόλιν πᾶσαν ἐν αἷς κατηγγείλαμεν τὸν λόγον τοῦ Κυρίου, πῶς ἔχουσιν. <text:span text:style-name="T1">37</text:span> Βαρνάβας δὲ ἐβούλετο συνπαραλαβεῖν καὶ τὸν Ἰωάνην τὸν καλούμενον Μάρκον· <text:span text:style-name="T1">38</text:span> Παῦλος δὲ ἠξίου, τὸν ἀποστάντα ἀπ’ αὐτῶν ἀπὸ Παμφυλίας καὶ μὴ συνελθόντα αὐτοῖς εἰς τὸ ἔργον, μὴ συνπαραλαμβάνειν τοῦτον. <text:span text:style-name="T1">39</text:span> ἐγένετο δὲ παροξυσμός, ὥστε ἀποχωρισθῆναι αὐτοὺς ἀπ’ ἀλλήλων, τόν τε Βαρνάβαν παραλαβόντα τὸν Μάρκον ἐκπλεῦσαι εἰς Κύπρον. <text:span text:style-name="T1">40</text:span> Παῦλος δὲ ἐπιλεξάμενος Σιλᾶν ἐξῆλθεν, παραδοθεὶς τῇ χάριτι τοῦ <text:soft-page-break/>Κυρίου ὑπὸ τῶν ἀδελφῶν· <text:span text:style-name="T1">41</text:span> διήρχετο δὲ τὴν Συρίαν καὶ Κιλικίαν ἐπιστηρίζων τὰς ἐκκλησίας.</text:p>
      <text:p text:style-name="P1"/>
      <text:h text:style-name="P4" text:outline-level="2">16</text:h>
      <text:p text:style-name="P1"/>
      <text:p text:style-name="P1"><text:span text:style-name="T1">1</text:span> Κατήντησεν δὲ καὶ εἰς Δέρβην καὶ εἰς Λύστραν. καὶ ἰδοὺ μαθητής τις ἦν ἐκεῖ ὀνόματι Τιμόθεος, υἱὸς γυναικὸς Ἰουδαίας πιστῆς πατρὸς δὲ Ἕλληνος, <text:span text:style-name="T1">2</text:span> ὃς ἐμαρτυρεῖτο ὑπὸ τῶν ἐν Λύστροις καὶ Ἰκονίῳ ἀδελφῶν. <text:span text:style-name="T1">3</text:span> τοῦτον ἠθέλησεν ὁ Παῦλος σὺν αὐτῷ ἐξελθεῖν, καὶ λαβὼν περιέτεμεν αὐτὸν διὰ τοὺς Ἰουδαίους τοὺς ὄντας ἐν τοῖς τόποις ἐκείνοις· ᾔδεισαν γὰρ ἅπαντες ὅτι Ἕλλην ὁ πατὴρ αὐτοῦ ὑπῆρχεν. <text:span text:style-name="T1">4</text:span> Ὡς δὲ διεπορεύοντο τὰς πόλεις, παρεδίδοσαν αὐτοῖς φυλάσσειν τὰ δόγματα τὰ κεκριμένα ὑπὸ τῶν ἀποστόλων καὶ πρεσβυτέρων τῶν ἐν Ἱεροσολύμοις. <text:span text:style-name="T1">5</text:span> Αἱ μὲν οὖν ἐκκλησίαι ἐστερεοῦντο τῇ πίστει καὶ ἐπερίσσευον τῷ ἀριθμῷ καθ’ ἡμέραν. </text:p>
      <text:p text:style-name="P1"><text:tab/><text:span text:style-name="T1">6</text:span> Διῆλθον δὲ τὴν Φρυγίαν καὶ Γαλατικὴν χώραν, κωλυθέντες ὑπὸ τοῦ Ἁγίου Πνεύματος λαλῆσαι τὸν λόγον ἐν τῇ Ἀσίᾳ· <text:span text:style-name="T1">7</text:span> ἐλθόντες δὲ κατὰ τὴν Μυσίαν ἐπείραζον εἰς τὴν Βιθυνίαν πορευθῆναι, καὶ οὐκ εἴασεν αὐτοὺς τὸ Πνεῦμα Ἰησοῦ· <text:span text:style-name="T1">8</text:span> παρελθόντες δὲ τὴν Μυσίαν κατέβησαν εἰς Τρῳάδα. <text:span text:style-name="T1">9</text:span> καὶ ὅραμα διὰ νυκτὸς τῷ Παύλῳ ὤφθη, ἀνὴρ Μακεδών τις ἦν ἑστὼς καὶ παρακαλῶν αὐτὸν καὶ λέγων Διαβὰς εἰς Μακεδονίαν βοήθησον ἡμῖν. <text:span text:style-name="T1">10</text:span> ὡς δὲ τὸ ὅραμα εἶδεν, εὐθέως ἐζητήσαμεν ἐξελθεῖν εἰς Μακεδονίαν, συμβιβάζοντες ὅτι προσκέκληται ἡμᾶς ὁ Θεὸς εὐαγγελίσασθαι αὐτούς.</text:p>
      <text:p text:style-name="P1"><text:tab/><text:span text:style-name="T1">11</text:span> Ἀναχθέντες δὲ ἀπὸ Τρῳάδος εὐθυδρομήσαμεν εἰς Σαμοθρᾴκην, τῇ δὲ ἐπιούσῃ εἰς Νέαν Πόλιν, <text:span text:style-name="T1">12</text:span> κἀκεῖθεν εἰς Φιλίππους, ἥτις ἐστὶν πρώτη τῆς μερίδος Μακεδονίας πόλις, <text:soft-page-break/>κολωνία. Ἦμεν δὲ ἐν ταύτῃ τῇ πόλει διατρίβοντες ἡμέρας τινάς. <text:span text:style-name="T1">13</text:span> τῇ τε ἡμέρᾳ τῶν σαββάτων ἐξήλθομεν ἔξω τῆς πύλης παρὰ ποταμὸν οὗ ἐνομίζομεν προσευχὴν εἶναι, καὶ καθίσαντες ἐλαλοῦμεν ταῖς συνελθούσαις γυναιξίν. <text:span text:style-name="T1">14</text:span> καί τις γυνὴ ὀνόματι Λυδία, πορφυρόπωλις πόλεως Θυατείρων, σεβομένη τὸν Θεόν, ἤκουεν, ἧς ὁ Κύριος διήνοιξεν τὴν καρδίαν προσέχειν τοῖς λαλουμένοις ὑπὸ Παύλου. <text:span text:style-name="T1">15</text:span> ὡς δὲ ἐβαπτίσθη καὶ ὁ οἶκος αὐτῆς, παρεκάλεσεν λέγουσα Εἰ κεκρίκατέ με πιστὴν τῷ Κυρίῳ εἶναι, εἰσελθόντες εἰς τὸν οἶκόν μου μένετε· καὶ παρεβιάσατο ἡμᾶς. <text:span text:style-name="T1">16</text:span> Ἐγένετο δὲ πορευομένων ἡμῶν εἰς τὴν προσευχὴν, παιδίσκην τινὰ ἔχουσαν πνεῦμα Πύθωνα ὑπαντῆσαι ἡμῖν, ἥτις ἐργασίαν πολλὴν παρεῖχεν τοῖς κυρίοις αὐτῆς μαντευομένη. <text:span text:style-name="T1">17</text:span> αὕτη κατακολουθοῦσα τῷ Παύλῳ καὶ ἡμῖν ἔκραζεν λέγουσα Οὗτοι οἱ ἄνθρωποι δοῦλοι τοῦ Θεοῦ τοῦ Ὑψίστου εἰσίν, οἵτινες καταγγέλλουσιν ὑμῖν ὁδὸν σωτηρίας. <text:span text:style-name="T1">18</text:span> τοῦτο δὲ ἐποίει ἐπὶ πολλὰς ἡμέρας. διαπονηθεὶς δὲ Παῦλος καὶ ἐπιστρέψας τῷ πνεύματι εἶπεν Παραγγέλλω σοι ἐν ὀνόματι Ἰησοῦ Χριστοῦ ἐξελθεῖν ἀπ’ αὐτῆς· καὶ ἐξῆλθεν αὐτῇ τῇ ὥρᾳ. <text:span text:style-name="T1">19</text:span> Ἰδόντες δὲ οἱ κύριοι αὐτῆς ὅτι ἐξῆλθεν ἡ ἐλπὶς τῆς ἐργασίας αὐτῶν, ἐπιλαβόμενοι τὸν Παῦλον καὶ τὸν Σιλᾶν εἵλκυσαν εἰς τὴν ἀγορὰν ἐπὶ τοὺς ἄρχοντας, <text:span text:style-name="T1">20</text:span> καὶ προσαγαγόντες αὐτοὺς τοῖς στρατηγοῖς εἶπαν Οὗτοι οἱ ἄνθρωποι ἐκταράσσουσιν ἡμῶν τὴν πόλιν, Ἰουδαῖοι ὑπάρχοντες, <text:span text:style-name="T1">21</text:span> καὶ καταγγέλλουσιν ἔθη ἃ οὐκ ἔξεστιν ἡμῖν παραδέχεσθαι οὐδὲ ποιεῖν Ῥωμαίοις οὖσιν. <text:span text:style-name="T1">22</text:span> καὶ συνεπέστη ὁ ὄχλος κατ’ αὐτῶν, καὶ οἱ στρατηγοὶ περιρήξαντες αὐτῶν τὰ ἱμάτια ἐκέλευον ῥαβδίζειν, <text:span text:style-name="T1">23</text:span> πολλάς δὲ ἐπιθέντες αὐτοῖς πληγὰς ἔβαλον εἰς φυλακήν, παραγγείλαντες τῷ δεσμοφύλακι ἀσφαλῶς τηρεῖν αὐτούς· <text:span text:style-name="T1">24</text:span> ὃς παραγγελίαν τοιαύτην λαβὼν ἔβαλεν αὐτοὺς εἰς τὴν ἐσωτέραν φυλακὴν καὶ τοὺς πόδας ἠσφαλίσατο αὐτῶν εἰς τὸ ξύλον. <text:span text:style-name="T1">25</text:span> Κατὰ δὲ τὸ μεσονύκτιον <text:soft-page-break/>Παῦλος καὶ Σιλᾶς προσευχόμενοι ὕμνουν τὸν Θεόν, ἐπηκροῶντο δὲ αὐτῶν οἱ δέσμιοι· <text:span text:style-name="T1">26</text:span> ἄφνω δὲ σεισμὸς ἐγένετο μέγας, ὥστε σαλευθῆναι τὰ θεμέλια τοῦ δεσμωτηρίου· ἠνεῴχθησαν δὲ παραχρῆμα αἱ θύραι πᾶσαι, καὶ πάντων τὰ δεσμὰ ἀνέθη. <text:span text:style-name="T1">27</text:span> ἔξυπνος δὲ γενόμενος ὁ δεσμοφύλαξ καὶ ἰδὼν ἀνεῳγμένας τὰς θύρας τῆς φυλακῆς, σπασάμενος τὴν μάχαιραν ἤμελλεν ἑαυτὸν ἀναιρεῖν, νομίζων ἐκπεφευγέναι τοὺς δεσμίους. <text:span text:style-name="T1">28</text:span> ἐφώνησεν δὲ Παῦλος μεγάλῃ φωνῇ λέγων Μηδὲν πράξῃς σεαυτῷ κακόν, ἅπαντες γάρ ἐσμεν ἐνθάδε. <text:span text:style-name="T1">29</text:span> αἰτήσας δὲ φῶτα εἰσεπήδησεν καὶ ἔντρομος γενόμενος προσέπεσεν τῷ Παύλῳ καὶ Σιλᾷ, <text:span text:style-name="T1">30</text:span> καὶ προαγαγὼν αὐτοὺς ἔξω ἔφη Κύριοι, τί με δεῖ ποιεῖν ἵνα σωθῶ; <text:span text:style-name="T1">31</text:span> οἱ δὲ εἶπαν Πίστευσον ἐπὶ τὸν Κύριον Ἰησοῦν, καὶ σωθήσῃ σὺ καὶ ὁ οἶκός σου. <text:span text:style-name="T1">32</text:span> καὶ ἐλάλησαν αὐτῷ τὸν λόγον τοῦ Θεοῦ σὺν πᾶσιν τοῖς ἐν τῇ οἰκίᾳ αὐτοῦ. <text:span text:style-name="T1">33</text:span> καὶ παραλαβὼν αὐτοὺς ἐν ἐκείνῃ τῇ ὥρᾳ τῆς νυκτὸς ἔλουσεν ἀπὸ τῶν πληγῶν, καὶ ἐβαπτίσθη αὐτὸς καὶ οἱ αὐτοῦ ἅπαντες παραχρῆμα, <text:span text:style-name="T1">34</text:span> ἀναγαγών τε αὐτοὺς εἰς τὸν οἶκον παρέθηκεν τράπεζαν, καὶ ἠγαλλιάσατο πανοικεὶ πεπιστευκὼς τῷ Θεῷ. <text:span text:style-name="T1">35</text:span> Ἡμέρας δὲ γενομένης ἀπέστειλαν οἱ στρατηγοὶ τοὺς ῥαβδούχους λέγοντες Ἀπόλυσον τοὺς ἀνθρώπους ἐκείνους. <text:span text:style-name="T1">36</text:span> ἀπήγγειλεν δὲ ὁ δεσμοφύλαξ τοὺς λόγους τούτους πρὸς τὸν Παῦλον, ὅτι Ἀπέσταλκαν οἱ στρατηγοὶ ἵνα ἀπολυθῆτε. νῦν οὖν ἐξελθόντες πορεύεσθε ἐν εἰρήνῃ. <text:span text:style-name="T1">37</text:span> ὁ δὲ Παῦλος ἔφη πρὸς αὐτούς Δείραντες ἡμᾶς δημοσίᾳ ἀκατακρίτους, ἀνθρώπους Ῥωμαίους ὑπάρχοντας, ἔβαλαν εἰς φυλακήν· καὶ νῦν λάθρᾳ ἡμᾶς ἐκβάλλουσιν; οὐ γάρ, ἀλλὰ ἐλθόντες αὐτοὶ ἡμᾶς ἐξαγαγέτωσαν. <text:span text:style-name="T1">38</text:span> ἀπήγγειλαν δὲ τοῖς στρατηγοῖς οἱ ῥαβδοῦχοι τὰ ῥήματα ταῦτα. ἐφοβήθησαν δὲ ἀκούσαντες ὅτι Ῥωμαῖοί εἰσιν, <text:span text:style-name="T1">39</text:span> καὶ ἐλθόντες παρεκάλεσαν αὐτούς, καὶ ἐξαγαγόντες ἠρώτων ἀπελθεῖν ἀπὸ τῆς πόλεως. <text:span text:style-name="T1">40</text:span> ἐξελθόντες δὲ ἀπὸ τῆς φυλακῆς <text:soft-page-break/>εἰσῆλθον πρὸς τὴν Λυδίαν, καὶ ἰδόντες παρεκάλεσαν τοὺς ἀδελφοὺς καὶ ἐξῆλθαν.</text:p>
      <text:p text:style-name="P1"/>
      <text:h text:style-name="P4" text:outline-level="2">17</text:h>
      <text:p text:style-name="P1"/>
      <text:p text:style-name="P1"><text:tab/><text:span text:style-name="T1">1</text:span> Διοδεύσαντες δὲ τὴν Ἀμφίπολιν καὶ τὴν Ἀπολλωνίαν ἦλθον εἰς Θεσσαλονίκην, ὅπου ἦν συναγωγὴ τῶν Ἰουδαίων. <text:span text:style-name="T1">2</text:span> κατὰ δὲ τὸ εἰωθὸς τῷ Παύλῳ εἰσῆλθεν πρὸς αὐτοὺς, καὶ ἐπὶ σάββατα τρία διελέξατο αὐτοῖς ἀπὸ τῶν γραφῶν, <text:span text:style-name="T1">3</text:span> διανοίγων καὶ παρατιθέμενος ὅτι τὸν Χριστὸν ἔδει παθεῖν καὶ ἀναστῆναι ἐκ νεκρῶν, καὶ ὅτι οὗτός ἐστιν ὁ Χριστός, ὁ Ἰησοῦς, ὃν ἐγὼ καταγγέλλω ὑμῖν. <text:span text:style-name="T1">4</text:span> καί τινες ἐξ αὐτῶν ἐπείσθησαν καὶ προσεκληρώθησαν τῷ Παύλῳ καὶ τῷ Σιλᾷ, τῶν τε σεβομένων Ἑλλήνων πλῆθος πολὺ, γυναικῶν τε τῶν πρώτων οὐκ ὀλίγαι. <text:span text:style-name="T1">5</text:span> Ζηλώσαντες δὲ οἱ Ἰουδαῖοι καὶ προσλαβόμενοι τῶν ἀγοραίων ἄνδρας τινὰς πονηροὺς καὶ ὀχλοποιήσαντες ἐθορύβουν τὴν πόλιν, καὶ ἐπιστάντες τῇ οἰκίᾳ Ἰάσονος ἐζήτουν αὐτοὺς προαγαγεῖν εἰς τὸν δῆμον· <text:span text:style-name="T1">6</text:span> μὴ εὑρόντες δὲ αὐτοὺς ἔσυρον Ἰάσονα καί τινας ἀδελφοὺς ἐπὶ τοὺς πολιτάρχας, βοῶντες ὅτι Οἱ τὴν οἰκουμένην ἀναστατώσαντες οὗτοι καὶ ἐνθάδε πάρεισιν, <text:span text:style-name="T1">7</text:span> οὓς ὑποδέδεκται Ἰάσων· καὶ οὗτοι πάντες ἀπέναντι τῶν δογμάτων Καίσαρος πράσσουσιν, βασιλέα ἕτερον λέγοντες εἶναι Ἰησοῦν. <text:span text:style-name="T1">8</text:span> ἐτάραξαν δὲ τὸν ὄχλον καὶ τοὺς πολιτάρχας ἀκούοντας ταῦτα, <text:span text:style-name="T1">9</text:span> καὶ λαβόντες τὸ ἱκανὸν παρὰ τοῦ Ἰάσονος καὶ τῶν λοιπῶν ἀπέλυσαν αὐτούς. <text:span text:style-name="T1">10</text:span> Οἱ δὲ ἀδελφοὶ εὐθέως διὰ νυκτὸς ἐξέπεμψαν τόν τε Παῦλον καὶ τὸν Σιλᾶν εἰς Βέροιαν, οἵτινες παραγενόμενοι εἰς τὴν συναγωγὴν τῶν Ἰουδαίων ἀπῄεσαν· <text:span text:style-name="T1">11</text:span> οὗτοι δὲ ἦσαν εὐγενέστεροι τῶν ἐν Θεσσαλονίκῃ, οἵτινες ἐδέξαντο τὸν <text:soft-page-break/>λόγον μετὰ πάσης προθυμίας, τὸ καθ’ ἡμέραν ἀνακρίνοντες τὰς γραφὰς εἰ ἔχοι ταῦτα οὕτως. <text:span text:style-name="T1">12</text:span> πολλοὶ μὲν οὖν ἐξ αὐτῶν ἐπίστευσαν, καὶ τῶν Ἑλληνίδων γυναικῶν τῶν εὐσχημόνων καὶ ἀνδρῶν οὐκ ὀλίγοι. <text:span text:style-name="T1">13</text:span> Ὡς δὲ ἔγνωσαν οἱ ἀπὸ τῆς Θεσσαλονίκης Ἰουδαῖοι ὅτι καὶ ἐν τῇ Βεροίᾳ κατηγγέλη ὑπὸ τοῦ Παύλου ὁ λόγος τοῦ Θεοῦ, ἦλθον κἀκεῖ σαλεύοντες καὶ ταράσσοντες τοὺς ὄχλους. <text:span text:style-name="T1">14</text:span> εὐθέως δὲ τότε τὸν Παῦλον ἐξαπέστειλαν οἱ ἀδελφοὶ πορεύεσθαι ἕως ἐπὶ τὴν θάλασσαν· ὑπέμεινάν τε ὅ τε Σιλᾶς καὶ ὁ Τιμόθεος ἐκεῖ. <text:span text:style-name="T1">15 </text:span>οἱ δὲ καθιστάνοντες τὸν Παῦλον ἤγαγον ἕως Ἀθηνῶν, καὶ λαβόντες ἐντολὴν πρὸς τὸν Σιλᾶν καὶ τὸν Τιμόθεον ἵνα ὡς τάχιστα ἔλθωσιν πρὸς αὐτὸν ἐξῄεσαν.</text:p>
      <text:p text:style-name="P1"><text:tab/><text:span text:style-name="T1">16</text:span> Ἐν δὲ ταῖς Ἀθήναις ἐκδεχομένου αὐτοὺς τοῦ Παύλου, παρωξύνετο τὸ πνεῦμα αὐτοῦ ἐν αὐτῷ θεωροῦντος κατείδωλον οὖσαν τὴν πόλιν. <text:span text:style-name="T1">17</text:span> διελέγετο μὲν οὖν ἐν τῇ συναγωγῇ τοῖς Ἰουδαίοις καὶ τοῖς σεβομένοις καὶ ἐν τῇ ἀγορᾷ κατὰ πᾶσαν ἡμέραν πρὸς τοὺς παρατυγχάνοντας. <text:span text:style-name="T1">18</text:span> τινὲς δὲ καὶ τῶν Ἐπικουρίων καὶ Στοϊκῶν φιλοσόφων συνέβαλλον αὐτῷ, καί τινες ἔλεγον Τί ἂν θέλοι ὁ σπερμολόγος οὗτος λέγειν; οἱ δέ· Ξένων δαιμονίων δοκεῖ καταγγελεὺς εἶναι· ὅτι τὸν Ἰησοῦν καὶ τὴν ἀνάστασιν εὐηγγελίζετο. <text:span text:style-name="T1">19</text:span> ἐπιλαβόμενοί δὲ αὐτοῦ ἐπὶ τὸν Ἄρειον πάγον ἤγαγον, λέγοντες Δυνάμεθα γνῶναι τίς ἡ καινὴ αὕτη ἡ ὑπὸ σοῦ λαλουμένη διδαχή; <text:span text:style-name="T1">20</text:span> ξενίζοντα γάρ τινα εἰσφέρεις εἰς τὰς ἀκοὰς ἡμῶν· βουλόμεθα οὖν γνῶναι τίνα θέλει ταῦτα εἶναι. <text:span text:style-name="T1">21</text:span> Ἀθηναῖοι δὲ πάντες καὶ οἱ ἐπιδημοῦντες ξένοι εἰς οὐδὲν ἕτερον ηὐκαίρουν ἢ λέγειν τι ἢ ἀκούειν τι καινότερον. <text:span text:style-name="T1">22</text:span> Σταθεὶς δὲ Παῦλος ἐν μέσῳ τοῦ Ἀρείου Πάγου ἔφη Ἄνδρες Ἀθηναῖοι, κατὰ πάντα ὡς δεισιδαιμονεστέρους ὑμᾶς θεωρῶ. <text:span text:style-name="T1">23</text:span> διερχόμενος γὰρ καὶ ἀναθεωρῶν τὰ σεβάσματα ὑμῶν εὗρον καὶ βωμὸν ἐν ᾧ ἐπεγέγραπτο ΑΓΝΩΣΤΩ ΘΕΩ. ὃ οὖν ἀγνοοῦντες εὐσεβεῖτε, <text:soft-page-break/>τοῦτο ἐγὼ καταγγέλλω ὑμῖν. <text:span text:style-name="T1">24</text:span> <text:span text:style-name="T3">ὁ Θεὸς ὁ ποιήσας</text:span> τὸν κόσμον <text:span text:style-name="T3">καὶ</text:span> πάντα <text:span text:style-name="T3">τὰ ἐν αὐτῷ</text:span>, οὗτος <text:span text:style-name="T3">οὐρανοῦ καὶ γῆς</text:span> ὑπάρχων Κύριος οὐκ ἐν χειροποιήτοις ναοῖς κατοικεῖ, <text:span text:style-name="T1">25</text:span> οὐδὲ ὑπὸ χειρῶν ἀνθρωπίνων θεραπεύεται προσδεόμενός τινος, αὐτὸς <text:span text:style-name="T3">διδοὺς</text:span> πᾶσι ζωὴν καὶ <text:span text:style-name="T3">πνοὴν</text:span> καὶ τὰ πάντα· <text:span text:style-name="T1">26</text:span> ἐποίησέν τε ἐξ ἑνὸς πᾶν ἔθνος ἀνθρώπων κατοικεῖν ἐπὶ παντὸς προσώπου τῆς γῆς, ὁρίσας προστεταγμένους καιροὺς καὶ τὰς ὁροθεσίας τῆς κατοικίας αὐτῶν, <text:span text:style-name="T1">27</text:span> ζητεῖν τὸν Θεὸν, εἰ ἄρα γε ψηλαφήσειαν αὐτὸν καὶ εὕροιεν, καί γε οὐ μακρὰν ἀπὸ ἑνὸς ἑκάστου ἡμῶν ὑπάρχοντα. <text:span text:style-name="T1">28</text:span> ἐν αὐτῷ γὰρ ζῶμεν καὶ κινούμεθα καὶ ἐσμέν, ὡς καί τινες τῶν καθ’ ὑμᾶς ποιητῶν εἰρήκασιν </text:p>
      <text:p text:style-name="P1"><text:tab/><text:tab/>Τοῦ γὰρ καὶ γένος ἐσμέν. </text:p>
      <text:p text:style-name="P1"><text:span text:style-name="T1">29</text:span> γένος οὖν ὑπάρχοντες τοῦ Θεοῦ οὐκ ὀφείλομεν νομίζειν, χρυσῷ ἢ ἀργύρῳ ἢ λίθῳ, χαράγματι τέχνης καὶ ἐνθυμήσεως ἀνθρώπου, τὸ Θεῖον εἶναι ὅμοιον. <text:span text:style-name="T1">30</text:span> τοὺς μὲν οὖν χρόνους τῆς ἀγνοίας ὑπεριδὼν ὁ Θεὸς τὰ νῦν ἀπαγγέλλει τοῖς ἀνθρώποις πάντας πανταχοῦ μετανοεῖν, <text:span text:style-name="T1">31</text:span> καθότι ἔστησεν ἡμέραν ἐν ᾗ μέλλει <text:span text:style-name="T3">κρίνειν τὴν οἰκουμένην ἐν δικαιοσύνῃ</text:span>, ἐν ἀνδρὶ ᾧ ὥρισεν, πίστιν παρασχὼν πᾶσιν ἀναστήσας αὐτὸν ἐκ νεκρῶν. <text:span text:style-name="T1">32</text:span> ἀκούσαντες δὲ ἀνάστασιν νεκρῶν, οἱ μὲν ἐχλεύαζον, οἱ δὲ εἶπαν Ἀκουσόμεθά σου περὶ τούτου καὶ πάλιν. <text:span text:style-name="T1">33</text:span> οὕτως ὁ Παῦλος ἐξῆλθεν ἐκ μέσου αὐτῶν. <text:span text:style-name="T1">34</text:span> τινὲς δὲ ἄνδρες κολληθέντες αὐτῷ ἐπίστευσαν, ἐν οἷς καὶ Διονύσιος ὁ Ἀρεοπαγείτης καὶ γυνὴ ὀνόματι Δάμαρις καὶ ἕτεροι σὺν αὐτοῖς.</text:p>
      <text:p text:style-name="P1"/>
      <text:h text:style-name="P4" text:outline-level="2">18</text:h>
      <text:p text:style-name="P1"/>
      <text:p text:style-name="P1"><text:tab/><text:span text:style-name="T1">1</text:span> Μετὰ ταῦτα χωρισθεὶς ἐκ τῶν Ἀθηνῶν ἦλθεν εἰς <text:soft-page-break/>Κόρινθον. <text:span text:style-name="T1">2</text:span> καὶ εὑρών τινα Ἰουδαῖον ὀνόματι Ἀκύλαν, Ποντικὸν τῷ γένει, προσφάτως ἐληλυθότα ἀπὸ τῆς Ἰταλίας καὶ Πρίσκιλλαν γυναῖκα αὐτοῦ, διὰ τὸ διατεταχέναι Κλαύδιον χωρίζεσθαι πάντας τοὺς Ἰουδαίους ἀπὸ τῆς Ῥώμης, προσῆλθεν αὐτοῖς, <text:span text:style-name="T1">3</text:span> καὶ διὰ τὸ ὁμότεχνον εἶναι ἔμενεν παρ’ αὐτοῖς, καὶ ἠργάζοντο· ἦσαν γὰρ σκηνοποιοὶ τῇ τέχνῃ. <text:span text:style-name="T1">4</text:span> διελέγετο δὲ ἐν τῇ συναγωγῇ κατὰ πᾶν σάββατον, ἔπειθέν τε Ἰουδαίους καὶ Ἕλληνας. <text:span text:style-name="T1">5</text:span> Ὡς δὲ κατῆλθον ἀπὸ τῆς Μακεδονίας ὅ τε Σιλᾶς καὶ ὁ Τιμόθεος, συνείχετο τῷ λόγῳ ὁ Παῦλος, διαμαρτυρόμενος τοῖς Ἰουδαίοις εἶναι τὸν Χριστὸν Ἰησοῦν. <text:span text:style-name="T1">6</text:span> ἀντιτασσομένων δὲ αὐτῶν καὶ βλασφημούντων ἐκτιναξάμενος τὰ ἱμάτια εἶπεν πρὸς αὐτούς Τὸ αἷμα ὑμῶν ἐπὶ τὴν κεφαλὴν ὑμῶν· καθαρὸς ἐγώ· ἀπὸ τοῦ νῦν εἰς τὰ ἔθνη πορεύσομαι. <text:span text:style-name="T1">7</text:span> καὶ μεταβὰς ἐκεῖθεν ἦλθεν εἰς οἰκίαν τινὸς ὀνόματι Τιτίου Ἰούστου σεβομένου τὸν Θεόν, οὗ ἡ οἰκία ἦν συνομοροῦσα τῇ συναγωγῇ. <text:span text:style-name="T1">8</text:span> Κρίσπος δὲ ὁ ἀρχισυνάγωγος ἐπίστευσεν τῷ Κυρίῳ σὺν ὅλῳ τῷ οἴκῳ αὐτοῦ, καὶ πολλοὶ τῶν Κορινθίων ἀκούοντες ἐπίστευον καὶ ἐβαπτίζοντο. <text:span text:style-name="T1">9</text:span> Εἶπεν δὲ ὁ Κύριος ἐν νυκτὶ δι’ ὁράματος τῷ Παύλῳ Μὴ φοβοῦ, ἀλλὰ λάλει καὶ μὴ σιωπήσῃς, <text:span text:style-name="T1">10</text:span> <text:span text:style-name="T3">διότι ἐγώ εἰμι μετὰ σοῦ</text:span> καὶ οὐδεὶς ἐπιθήσεταί σοι τοῦ κακῶσαί σε, διότι λαός ἐστί μοι πολὺς ἐν τῇ πόλει ταύτῃ. <text:span text:style-name="T1">11</text:span> Ἐκάθισεν δὲ ἐνιαυτὸν καὶ μῆνας ἓξ διδάσκων ἐν αὐτοῖς τὸν λόγον τοῦ Θεοῦ. <text:span text:style-name="T1">12</text:span> Γαλλίωνος δὲ ἀνθυπάτου ὄντος τῆς Ἀχαΐας κατεπέστησαν ὁμοθυμαδὸν οἱ Ἰουδαῖοι τῷ Παύλῳ καὶ ἤγαγον αὐτὸν ἐπὶ τὸ βῆμα, <text:span text:style-name="T1">13</text:span> λέγοντες ὅτι Παρὰ τὸν νόμον ἀναπείθει οὗτος τοὺς ἀνθρώπους σέβεσθαι τὸν Θεόν. <text:span text:style-name="T1">14</text:span> μέλλοντος δὲ τοῦ Παύλου ἀνοίγειν τὸ στόμα εἶπεν ὁ Γαλλίων πρὸς τοὺς Ἰουδαίους Εἰ μὲν ἦν ἀδίκημά τι ἢ ῥᾳδιούργημα πονηρόν, ὦ Ἰουδαῖοι, κατὰ λόγον ἂν ἀνεσχόμην ὑμῶν· <text:span text:style-name="T1">15</text:span> εἰ δὲ ζητήματά ἐστιν περὶ λόγου καὶ ὀνομάτων καὶ νόμου τοῦ καθ’ ὑμᾶς, ὄψεσθε αὐτοί· κριτὴς ἐγὼ τούτων οὐ <text:soft-page-break/>βούλομαι εἶναι. <text:span text:style-name="T1">16</text:span> καὶ ἀπήλασεν αὐτοὺς ἀπὸ τοῦ βήματος. <text:span text:style-name="T1">17</text:span> ἐπιλαβόμενοι δὲ πάντες Σωσθένην τὸν ἀρχισυνάγωγον ἔτυπτον ἔμπροσθεν τοῦ βήματος· καὶ οὐδὲν τούτων τῷ Γαλλίωνι ἔμελεν. <text:span text:style-name="T1">18</text:span> Ὁ δὲ Παῦλος ἔτι προσμείνας ἡμέρας ἱκανὰς, τοῖς ἀδελφοῖς ἀποταξάμενος ἐξέπλει εἰς τὴν Συρίαν, καὶ σὺν αὐτῷ Πρίσκιλλα καὶ Ἀκύλας, κειράμενος ἐν Κενχρεαῖς τὴν κεφαλήν· εἶχεν γὰρ εὐχήν. <text:span text:style-name="T1">19</text:span> κατήντησαν δὲ εἰς Ἔφεσον, κἀκείνους κατέλιπεν αὐτοῦ, αὐτὸς δὲ εἰσελθὼν εἰς τὴν συναγωγὴν διελέξατο τοῖς Ἰουδαίοις. <text:span text:style-name="T1">20</text:span> ἐρωτώντων δὲ αὐτῶν ἐπὶ πλείονα χρόνον μεῖναι οὐκ ἐπένευσεν, <text:span text:style-name="T1">21</text:span> ἀλλὰ ἀποταξάμενος καὶ εἰπών Πάλιν ἀνακάμψω πρὸς ὑμᾶς τοῦ Θεοῦ θέλοντος, ἀνήχθη ἀπὸ τῆς Ἐφέσου, <text:span text:style-name="T1">22</text:span> καὶ κατελθὼν εἰς Καισάριαν, ἀναβὰς καὶ ἀσπασάμενος τὴν ἐκκλησίαν, κατέβη εἰς Ἀντιόχειαν, <text:span text:style-name="T1">23</text:span> καὶ ποιήσας χρόνον τινὰ ἐξῆλθεν, διερχόμενος καθεξῆς τὴν Γαλατικὴν χώραν καὶ Φρυγίαν, στηρίζων πάντας τοὺς μαθητάς.</text:p>
      <text:p text:style-name="P1"><text:tab/><text:span text:style-name="T1">24</text:span> Ἰουδαῖος δέ τις Ἀπολλῶς ὀνόματι, Ἀλεξανδρεὺς τῷ γένει, ἀνὴρ λόγιος, κατήντησεν εἰς Ἔφεσον, δυνατὸς ὢν ἐν ταῖς γραφαῖς. <text:span text:style-name="T1">25</text:span> οὗτος ἦν κατηχημένος τὴν ὁδὸν τοῦ Κυρίου, καὶ ζέων τῷ πνεύματι ἐλάλει καὶ ἐδίδασκεν ἀκριβῶς τὰ περὶ τοῦ Ἰησοῦ, ἐπιστάμενος μόνον τὸ βάπτισμα Ἰωάνου· <text:span text:style-name="T1">26</text:span> οὗτός τε ἤρξατο παρρησιάζεσθαι ἐν τῇ συναγωγῇ. ἀκούσαντες δὲ αὐτοῦ Πρίσκιλλα καὶ Ἀκύλας προσελάβοντο αὐτὸν καὶ ἀκριβέστερον αὐτῷ ἐξέθεντο τὴν ὁδὸν τοῦ Θεοῦ. <text:span text:style-name="T1">27</text:span> βουλομένου δὲ αὐτοῦ διελθεῖν εἰς τὴν Ἀχαΐαν προτρεψάμενοι οἱ ἀδελφοὶ ἔγραψαν τοῖς μαθηταῖς ἀποδέξασθαι αὐτόν· ὃς παραγενόμενος συνεβάλετο πολὺ τοῖς πεπιστευκόσιν διὰ τῆς χάριτος· <text:span text:style-name="T1">28</text:span> εὐτόνως γὰρ τοῖς Ἰουδαίοις διακατηλέγχετο δημοσίᾳ ἐπιδεικνὺς διὰ τῶν γραφῶν εἶναι τὸν Χριστὸν Ἰησοῦν.</text:p>
      <text:p text:style-name="P1"/>
      <text:h text:style-name="P4" text:outline-level="2"><text:soft-page-break/>19</text:h>
      <text:p text:style-name="P1"/>
      <text:p text:style-name="P1"><text:tab/><text:span text:style-name="T1">1</text:span> Ἐγένετο δὲ ἐν τῷ τὸν Ἀπολλῶ εἶναι ἐν Κορίνθῳ Παῦλον διελθόντα τὰ ἀνωτερικὰ μέρη ἐλθεῖν εἰς Ἔφεσον καὶ εὑρεῖν τινας μαθητάς, <text:span text:style-name="T1">2</text:span> εἶπέν τε πρὸς αὐτούς Εἰ Πνεῦμα Ἅγιον ἐλάβετε πιστεύσαντες; οἱ δὲ πρὸς αὐτόν Ἀλλ’ οὐδ’ εἰ Πνεῦμα Ἅγιον ἔστιν ἠκούσαμεν. <text:span text:style-name="T1">3</text:span> εἶπέν τε Εἰς τί οὖν ἐβαπτίσθητε; οἱ δὲ εἶπαν Εἰς τὸ Ἰωάνου βάπτισμα. <text:span text:style-name="T1">4</text:span> εἶπεν δὲ Παῦλος Ἰωάνης ἐβάπτισεν βάπτισμα μετανοίας, τῷ λαῷ λέγων εἰς τὸν ἐρχόμενον μετ’ αὐτὸν ἵνα πιστεύσωσιν, τοῦτ’ ἔστιν εἰς τὸν Ἰησοῦν. <text:span text:style-name="T1">5</text:span> ἀκούσαντες δὲ ἐβαπτίσθησαν εἰς τὸ ὄνομα τοῦ Κυρίου Ἰησοῦ· <text:span text:style-name="T1">6</text:span> καὶ ἐπιθέντος αὐτοῖς τοῦ Παύλου χεῖρας ἦλθε τὸ Πνεῦμα τὸ Ἅγιον ἐπ’ αὐτούς, ἐλάλουν τε γλώσσαις καὶ ἐπροφήτευον. <text:span text:style-name="T1">7</text:span> ἦσαν δὲ οἱ πάντες ἄνδρες ὡσεὶ δώδεκα. <text:span text:style-name="T1">8</text:span> Εἰσελθὼν δὲ εἰς τὴν συναγωγὴν ἐπαρρησιάζετο ἐπὶ μῆνας τρεῖς διαλεγόμενος καὶ πείθων περὶ τῆς βασιλείας τοῦ Θεοῦ. <text:span text:style-name="T1">9</text:span> ὡς δέ τινες ἐσκληρύνοντο καὶ ἠπείθουν κακολογοῦντες τὴν Ὁδὸν ἐνώπιον τοῦ πλήθους, ἀποστὰς ἀπ’ αὐτῶν ἀφώρισεν τοὺς μαθητάς, καθ’ ἡμέραν διαλεγόμενος ἐν τῇ σχολῇ Τυράννου. <text:span text:style-name="T1">10</text:span> τοῦτο δὲ ἐγένετο ἐπὶ ἔτη δύο, ὥστε πάντας τοὺς κατοικοῦντας τὴν Ἀσίαν ἀκοῦσαι τὸν λόγον τοῦ Κυρίου, Ἰουδαίους τε καὶ Ἕλληνας. <text:span text:style-name="T1">11</text:span> Δυνάμεις τε οὐ τὰς τυχούσας ὁ Θεὸς ἐποίει διὰ τῶν χειρῶν Παύλου, <text:span text:style-name="T1">12</text:span> ὥστε καὶ ἐπὶ τοὺς ἀσθενοῦντας ἀποφέρεσθαι ἀπὸ τοῦ χρωτὸς αὐτοῦ σουδάρια ἢ σιμικίνθια καὶ ἀπαλλάσσεσθαι ἀπ’ αὐτῶν τὰς νόσους, τά τε πνεύματα τὰ πονηρὰ ἐκπορεύεσθαι. <text:span text:style-name="T1">13</text:span> Ἐπεχείρησαν δέ τινες καὶ τῶν περιερχομένων Ἰουδαίων ἐξορκιστῶν ὀνομάζειν ἐπὶ τοὺς ἔχοντας τὰ πνεύματα τὰ πονηρὰ τὸ ὄνομα τοῦ Κυρίου Ἰησοῦ λέγοντες Ὁρκίζω ὑμᾶς τὸν Ἰησοῦν ὃν Παῦλος κηρύσσει. <text:span text:style-name="T1">14</text:span> ἦσαν δέ τινος Σκευᾶ Ἰουδαίου ἀρχιερέως ἑπτὰ <text:soft-page-break/>υἱοὶ τοῦτο ποιοῦντες. <text:span text:style-name="T1">15</text:span> ἀποκριθὲν δὲ τὸ πνεῦμα τὸ πονηρὸν εἶπεν αὐτοῖς Τὸν Ἰησοῦν γινώσκω καὶ τὸν Παῦλον ἐπίσταμαι· ὑμεῖς δὲ τίνες ἐστέ; <text:span text:style-name="T1">16</text:span> καὶ ἐφαλόμενος ὁ ἄνθρωπος ἐπ’ αὐτοὺς, ἐν ᾧ ἦν τὸ πνεῦμα τὸ πονηρὸν, κατακυριεύσας ἀμφοτέρων ἴσχυσεν κατ’ αὐτῶν, ὥστε γυμνοὺς καὶ τετραυματισμένους ἐκφυγεῖν ἐκ τοῦ οἴκου ἐκείνου. <text:span text:style-name="T1">17</text:span> τοῦτο δὲ ἐγένετο γνωστὸν πᾶσιν Ἰουδαίοις τε καὶ Ἕλλησιν τοῖς κατοικοῦσιν τὴν Ἔφεσον, καὶ ἐπέπεσεν φόβος ἐπὶ πάντας αὐτούς, καὶ ἐμεγαλύνετο τὸ ὄνομα τοῦ Κυρίου Ἰησοῦ· <text:span text:style-name="T1">18</text:span> πολλοί τε τῶν πεπιστευκότων ἤρχοντο ἐξομολογούμενοι καὶ ἀναγγέλλοντες τὰς πράξεις αὐτῶν. <text:span text:style-name="T1">19</text:span> ἱκανοὶ δὲ τῶν τὰ περίεργα πραξάντων συνενέγκαντες τὰς βίβλους κατέκαιον ἐνώπιον πάντων· καὶ συνεψήφισαν τὰς τιμὰς αὐτῶν καὶ εὗρον ἀργυρίου μυριάδας πέντε. <text:span text:style-name="T1">20</text:span> Οὕτως κατὰ κράτος τοῦ Κυρίου ὁ λόγος ηὔξανεν καὶ ἴσχυεν.</text:p>
      <text:p text:style-name="P1"/>
      <text:p text:style-name="P1"><text:tab/><text:span text:style-name="T1">21</text:span> Ὡς δὲ ἐπληρώθη ταῦτα, ἔθετο ὁ Παῦλος ἐν τῷ πνεύματι διελθὼν τὴν Μακεδονίαν καὶ Ἀχαΐαν πορεύεσθαι εἰς Ἱεροσόλυμα, εἰπὼν ὅτι Μετὰ τὸ γενέσθαι με ἐκεῖ δεῖ με καὶ Ῥώμην ἰδεῖν. <text:span text:style-name="T1">22</text:span> ἀποστείλας δὲ εἰς τὴν Μακεδονίαν δύο τῶν διακονούντων αὐτῷ, Τιμόθεον καὶ Ἔραστον, αὐτὸς ἐπέσχεν χρόνον εἰς τὴν Ἀσίαν. <text:span text:style-name="T1">23</text:span> Ἐγένετο δὲ κατὰ τὸν καιρὸν ἐκεῖνον τάραχος οὐκ ὀλίγος περὶ τῆς Ὁδοῦ. <text:span text:style-name="T1">24</text:span> Δημήτριος γάρ τις ὀνόματι, ἀργυροκόπος, ποιῶν ναοὺς ἀργυροῦς Ἀρτέμιδος παρείχετο τοῖς τεχνίταις οὐκ ὀλίγην ἐργασίαν, <text:span text:style-name="T1">25</text:span> οὓς συναθροίσας καὶ τοὺς περὶ τὰ τοιαῦτα ἐργάτας εἶπεν Ἄνδρες, ἐπίστασθε ὅτι ἐκ ταύτης τῆς ἐργασίας ἡ εὐπορία ἡμῖν ἐστιν, <text:span text:style-name="T1">26</text:span> καὶ θεωρεῖτε καὶ ἀκούετε ὅτι οὐ μόνον Ἐφέσου ἀλλὰ σχεδὸν πάσης τῆς Ἀσίας ὁ Παῦλος οὗτος πείσας μετέστησεν ἱκανὸν ὄχλον, λέγων ὅτι οὐκ εἰσὶν θεοὶ οἱ διὰ χειρῶν γινόμενοι. <text:span text:style-name="T1">27</text:span> οὐ μόνον δὲ τοῦτο κινδυνεύει ἡμῖν τὸ μέρος εἰς ἀπελεγμὸν <text:soft-page-break/>ἐλθεῖν, ἀλλὰ καὶ τὸ τῆς μεγάλης θεᾶς Ἀρτέμιδος ἱερὸν εἰς οὐθὲν λογισθῆναι, μέλλειν τε καὶ καθαιρεῖσθαι τῆς μεγαλειότητος αὐτῆς, ἣν ὅλη ἡ Ἀσία καὶ ἡ οἰκουμένη σέβεται. <text:span text:style-name="T1">28</text:span> Ἀκούσαντες δὲ καὶ γενόμενοι πλήρεις θυμοῦ ἔκραζον λέγοντες Μεγάλη ἡ Ἄρτεμις Ἐφεσίων. <text:span text:style-name="T1">29</text:span> καὶ ἐπλήσθη ἡ πόλις τῆς συγχύσεως, ὥρμησάν τε ὁμοθυμαδὸν εἰς τὸ θέατρον, συναρπάσαντες Γάϊον καὶ Ἀρίσταρχον Μακεδόνας, συνεκδήμους Παύλου. <text:span text:style-name="T1">30</text:span> Παύλου δὲ βουλομένου εἰσελθεῖν εἰς τὸν δῆμον οὐκ εἴων αὐτὸν οἱ μαθηταί· <text:span text:style-name="T1">31</text:span> τινὲς δὲ καὶ τῶν Ἀσιαρχῶν, ὄντες αὐτῷ φίλοι, πέμψαντες πρὸς αὐτὸν παρεκάλουν μὴ δοῦναι ἑαυτὸν εἰς τὸ θέατρον. <text:span text:style-name="T1">32</text:span> ἄλλοι μὲν οὖν ἄλλο τι ἔκραζον· ἦν γὰρ ἡ ἐκκλησία συγκεχυμένη, καὶ οἱ πλείους οὐκ ᾔδεισαν τίνος ἕνεκα συνεληλύθεισαν. <text:span text:style-name="T1">33</text:span> ἐκ δὲ τοῦ ὄχλου συνεβίβασαν Ἀλέξανδρον, προβαλόντων αὐτὸν τῶν Ἰουδαίων· ὁ δὲ Ἀλέξανδρος κατασείσας τὴν χεῖρα ἤθελεν ἀπολογεῖσθαι τῷ δήμῳ. <text:span text:style-name="T1">34</text:span> ἐπιγνόντες δὲ ὅτι Ἰουδαῖός ἐστιν, φωνὴ ἐγένετο μία ἐκ πάντων, ὡς ἐπὶ ὥρας δύο κράζοντες Μεγάλη ἡ Ἄρτεμις Ἐφεσίων. <text:span text:style-name="T1">35</text:span> καταστείλας δὲ ὁ γραμματεὺς τὸν ὄχλον φησίν Ἄνδρες Ἐφέσιοι, τίς γάρ ἐστιν ἀνθρώπων ὃς οὐ γινώσκει τὴν Ἐφεσίων πόλιν νεωκόρον οὖσαν τῆς μεγάλης Ἀρτέμιδος καὶ τοῦ διοπετοῦς; <text:span text:style-name="T1">36</text:span> ἀναντιρρήτων οὖν ὄντων τούτων δέον ἐστὶν ὑμᾶς κατεσταλμένους ὑπάρχειν καὶ μηδὲν προπετὲς πράσσειν. <text:span text:style-name="T1">37</text:span> ἠγάγετε γὰρ τοὺς ἄνδρας τούτους οὔτε ἱεροσύλους οὔτε βλασφημοῦντας τὴν θεὸν ἡμῶν. <text:span text:style-name="T1">38</text:span> εἰ μὲν οὖν Δημήτριος καὶ οἱ σὺν αὐτῷ τεχνῖται ἔχουσι πρός τινα λόγον, ἀγοραῖοι ἄγονται καὶ ἀνθύπατοί εἰσιν, ἐγκαλείτωσαν ἀλλήλοις. <text:span text:style-name="T1">39</text:span> εἰ δέ τι περαιτέρω ἐπιζητεῖτε, ἐν τῇ ἐννόμῳ ἐκκλησίᾳ ἐπιλυθήσεται. <text:span text:style-name="T1">40</text:span> καὶ γὰρ κινδυνεύομεν ἐγκαλεῖσθαι στάσεως περὶ τῆς σήμερον, μηδενὸς αἰτίου ὑπάρχοντος, περὶ οὗ οὐ δυνησόμεθα ἀποδοῦναι λόγον περὶ τῆς συστροφῆς ταύτης. καὶ ταῦτα εἰπὼν ἀπέλυσεν τὴν ἐκκλησίαν.</text:p>
      <text:p text:style-name="P1"><text:soft-page-break/></text:p>
      <text:h text:style-name="P4" text:outline-level="2">20</text:h>
      <text:p text:style-name="P1"/>
      <text:p text:style-name="P1"><text:tab/><text:span text:style-name="T1">1</text:span> Μετὰ δὲ τὸ παύσασθαι τὸν θόρυβον μεταπεμψάμενος ὁ Παῦλος τοὺς μαθητὰς καὶ παρακαλέσας, ἀσπασάμενος ἐξῆλθεν πορεύεσθαι εἰς Μακεδονίαν. <text:span text:style-name="T1">2</text:span> διελθὼν δὲ τὰ μέρη ἐκεῖνα καὶ παρακαλέσας αὐτοὺς λόγῳ πολλῷ ἦλθεν εἰς τὴν Ἑλλάδα, <text:span text:style-name="T1">3</text:span> ποιήσας τε μῆνας τρεῖς, γενομένης ἐπιβουλῆς αὐτῷ ὑπὸ τῶν Ἰουδαίων μέλλοντι ἀνάγεσθαι εἰς τὴν Συρίαν, ἐγένετο γνώμης τοῦ ὑποστρέφειν διὰ Μακεδονίας. <text:span text:style-name="T1">4</text:span> συνείπετο δὲ αὐτῷ Σώπατρος Πύρρου Βεροιαῖος, Θεσσαλονικέων δὲ Ἀρίσταρχος καὶ Σεκοῦνδος, καὶ Γάϊος Δερβαῖος καὶ Τιμόθεος, Ἀσιανοὶ δὲ Τυχικὸς καὶ Τρόφιμος· <text:span text:style-name="T1">5</text:span> οὗτοι δὲ προελθόντες ἔμενον ἡμᾶς ἐν Τρῳάδι· <text:span text:style-name="T1">6</text:span> ἡμεῖς δὲ ἐξεπλεύσαμεν μετὰ τὰς ἡμέρας τῶν ἀζύμων ἀπὸ Φιλίππων, καὶ ἤλθομεν πρὸς αὐτοὺς εἰς τὴν Τρῳάδα ἄχρι ἡμερῶν πέντε, ὅπου διετρίψαμεν ἡμέρας ἑπτά. <text:span text:style-name="T1">7</text:span> Ἐν δὲ τῇ μιᾷ τῶν σαββάτων συνηγμένων ἡμῶν κλάσαι ἄρτον ὁ Παῦλος διελέγετο αὐτοῖς, μέλλων ἐξιέναι τῇ ἐπαύριον, παρέτεινέν τε τὸν λόγον μέχρι μεσονυκτίου. <text:span text:style-name="T1">8</text:span> ἦσαν δὲ λαμπάδες ἱκαναὶ ἐν τῷ ὑπερῴῳ οὗ ἦμεν συνηγμένοι. <text:span text:style-name="T1">9</text:span> καθεζόμενος δέ τις νεανίας ὀνόματι Εὔτυχος ἐπὶ τῆς θυρίδος, καταφερόμενος ὕπνῳ βαθεῖ, διαλεγομένου τοῦ Παύλου ἐπὶ πλεῖον, κατενεχθεὶς ἀπὸ τοῦ ὕπνου ἔπεσεν ἀπὸ τοῦ τριστέγου κάτω καὶ ἤρθη νεκρός. <text:span text:style-name="T1">10</text:span> καταβὰς δὲ ὁ Παῦλος ἐπέπεσεν αὐτῷ καὶ συμπεριλαβὼν εἶπεν Μὴ θορυβεῖσθε· ἡ γὰρ ψυχὴ αὐτοῦ ἐν αὐτῷ ἐστιν. <text:span text:style-name="T1">11</text:span> ἀναβὰς δὲ καὶ κλάσας τὸν ἄρτον καὶ γευσάμενος, ἐφ’ ἱκανόν τε ὁμιλήσας ἄχρι αὐγῆς, οὕτως ἐξῆλθεν. <text:span text:style-name="T1">12</text:span> ἤγαγον δὲ τὸν παῖδα ζῶντα, καὶ παρεκλήθησαν οὐ μετρίως. <text:span text:style-name="T1">13</text:span> Ἡμεῖς δὲ προελθόντες ἐπὶ <text:soft-page-break/>τὸ πλοῖον ἀνήχθημεν ἐπὶ τὴν Ἆσσον, ἐκεῖθεν μέλλοντες ἀναλαμβάνειν τὸν Παῦλον· οὕτως γὰρ διατεταγμένος ἦν, μέλλων αὐτὸς πεζεύειν. <text:span text:style-name="T1">14</text:span> ὡς δὲ συνέβαλλεν ἡμῖν εἰς τὴν Ἆσσον, ἀναλαβόντες αὐτὸν ἤλθομεν εἰς Μιτυλήνην· <text:span text:style-name="T1">15</text:span> κἀκεῖθεν ἀποπλεύσαντες τῇ ἐπιούσῃ κατηντήσαμεν ἄντικρυς Χίου, τῇ δὲ ἑτέρᾳ παρεβάλομεν εἰς Σάμον, τῇ δὲ ἐχομένῃ ἤλθομεν εἰς Μίλητον. <text:span text:style-name="T1">16</text:span> κεκρίκει γὰρ ὁ Παῦλος παραπλεῦσαι τὴν Ἔφεσον, ὅπως μὴ γένηται αὐτῷ χρονοτριβῆσαι ἐν τῇ Ἀσίᾳ· ἔσπευδεν γὰρ, εἰ δυνατὸν εἴη αὐτῷ, τὴν ἡμέραν τῆς Πεντηκοστῆς γενέσθαι εἰς Ἱεροσόλυμα.</text:p>
      <text:p text:style-name="P1"><text:tab/><text:span text:style-name="T1">17</text:span> Ἀπὸ δὲ τῆς Μιλήτου πέμψας εἰς Ἔφεσον μετεκαλέσατο τοὺς πρεσβυτέρους τῆς ἐκκλησίας. <text:span text:style-name="T1">18</text:span> ὡς δὲ παρεγένοντο πρὸς αὐτὸν, εἶπεν αὐτοῖς Ὑμεῖς ἐπίστασθε, ἀπὸ πρώτης ἡμέρας ἀφ’ ἧς ἐπέβην εἰς τὴν Ἀσίαν, πῶς μεθ’ ὑμῶν τὸν πάντα χρόνον ἐγενόμην, <text:span text:style-name="T1">19</text:span> δουλεύων τῷ Κυρίῳ μετὰ πάσης ταπεινοφροσύνης καὶ δακρύων καὶ πειρασμῶν τῶν συμβάντων μοι ἐν ταῖς ἐπιβουλαῖς τῶν Ἰουδαίων, <text:span text:style-name="T1">20</text:span> ὡς οὐδὲν ὑπεστειλάμην τῶν συμφερόντων τοῦ μὴ ἀναγγεῖλαι ὑμῖν καὶ διδάξαι ὑμᾶς δημοσίᾳ καὶ κατ’ οἴκους, <text:span text:style-name="T1">21</text:span> διαμαρτυρόμενος Ἰουδαίοις τε καὶ Ἕλλησιν τὴν εἰς Θεὸν μετάνοιαν καὶ πίστιν εἰς τὸν Κύριον ἡμῶν Ἰησοῦν. <text:span text:style-name="T1">22</text:span> καὶ νῦν ἰδοὺ δεδεμένος ἐγὼ τῷ πνεύματι πορεύομαι εἰς Ἱερουσαλήμ, τὰ ἐν αὐτῇ συναντήσοντά ἐμοὶ μὴ εἰδώς, <text:span text:style-name="T1">23</text:span> πλὴν ὅτι τὸ Πνεῦμα τὸ Ἅγιον κατὰ πόλιν διαμαρτύρεταί μοι λέγον ὅτι δεσμὰ καὶ θλίψεις με μένουσιν. <text:span text:style-name="T1">24</text:span> ἀλλ’ οὐδενὸς λόγου ποιοῦμαι τὴν ψυχὴν τιμίαν ἐμαυτῷ ὡς τελειώσω τὸν δρόμον μου καὶ τὴν διακονίαν ἣν ἔλαβον παρὰ τοῦ Κυρίου Ἰησοῦ, διαμαρτύρασθαι τὸ εὐαγγέλιον τῆς χάριτος τοῦ Θεοῦ. <text:span text:style-name="T1">25</text:span> καὶ νῦν ἰδοὺ ἐγὼ οἶδα ὅτι οὐκέτι ὄψεσθε τὸ πρόσωπόν μου ὑμεῖς πάντες ἐν οἷς διῆλθον κηρύσσων τὴν βασιλείαν. <text:span text:style-name="T1">26</text:span> διότι μαρτύρομαι ὑμῖν ἐν τῇ σήμερον ἡμέρᾳ ὅτι καθαρός εἰμι ἀπὸ τοῦ αἵματος πάντων· <text:span text:style-name="T1">27</text:span> <text:soft-page-break/>οὐ γὰρ ὑπεστειλάμην τοῦ μὴ ἀναγγεῖλαι πᾶσαν τὴν βουλὴν τοῦ Θεοῦ ὑμῖν. <text:span text:style-name="T1">28</text:span> προσέχετε ἑαυτοῖς καὶ παντὶ τῷ ποιμνίῳ, ἐν ᾧ ὑμᾶς τὸ Πνεῦμα τὸ Ἅγιον ἔθετο ἐπισκόπους, ποιμαίνειν τὴν <text:span text:style-name="T3">ἐκκλησίαν τοῦ Θεοῦ</text:span>, ἣν <text:span text:style-name="T3">περιεποιήσατο</text:span> διὰ τοῦ αἵματος τοῦ ἰδίου. <text:span text:style-name="T1">29</text:span> ἐγὼ οἶδα ὅτι εἰσελεύσονται μετὰ τὴν ἄφιξίν μου λύκοι βαρεῖς εἰς ὑμᾶς μὴ φειδόμενοι τοῦ ποιμνίου, <text:span text:style-name="T1">30</text:span> καὶ ἐξ ὑμῶν αὐτῶν ἀναστήσονται ἄνδρες λαλοῦντες διεστραμμένα τοῦ ἀποσπᾶν τοὺς μαθητὰς ὀπίσω ἑαυτῶν. <text:span text:style-name="T1">31</text:span> διὸ γρηγορεῖτε, μνημονεύοντες ὅτι τριετίαν νύκτα καὶ ἡμέραν οὐκ ἐπαυσάμην μετὰ δακρύων νουθετῶν ἕνα ἕκαστον. <text:span text:style-name="T1">32</text:span> καὶ τὰ νῦν παρατίθεμαι ὑμᾶς τῷ Κυρίῳ καὶ τῷ λόγῳ τῆς χάριτος αὐτοῦ τῷ δυναμένῳ οἰκοδομῆσαι καὶ δοῦναι <text:span text:style-name="T3">τὴν κληρονομίαν ἐν τοῖς ἡγιασμένοις πᾶσιν</text:span>. <text:span text:style-name="T1">33</text:span> ἀργυρίου ἢ χρυσίου ἢ ἱματισμοῦ οὐδενὸς ἐπεθύμησα· <text:span text:style-name="T1">34</text:span> αὐτοὶ γινώσκετε ὅτι ταῖς χρείαις μου καὶ τοῖς οὖσιν μετ’ ἐμοῦ ὑπηρέτησαν αἱ χεῖρες αὗται. <text:span text:style-name="T1">35</text:span> πάντα ὑπέδειξα ὑμῖν, ὅτι οὕτως κοπιῶντας δεῖ ἀντιλαμβάνεσθαι τῶν ἀσθενούντων, μνημονεύειν τε τῶν λόγων τοῦ Κυρίου Ἰησοῦ, ὅτι αὐτὸς εἶπεν Μακάριόν ἐστιν μᾶλλον διδόναι ἢ λαμβάνειν. <text:span text:style-name="T1">36</text:span> καὶ ταῦτα εἰπὼν, θεὶς τὰ γόνατα αὐτοῦ σὺν πᾶσιν αὐτοῖς προσηύξατο. <text:span text:style-name="T1">37</text:span> ἱκανὸς δὲ κλαυθμὸς ἐγένετο πάντων, καὶ ἐπιπεσόντες ἐπὶ τὸν τράχηλον τοῦ Παύλου κατεφίλουν αὐτόν, <text:span text:style-name="T1">38</text:span> ὀδυνώμενοι μάλιστα ἐπὶ τῷ λόγῳ ᾧ εἰρήκει, ὅτι οὐκέτι μέλλουσιν τὸ πρόσωπον αὐτοῦ θεωρεῖν. προέπεμπον δὲ αὐτὸν εἰς τὸ πλοῖον.</text:p>
      <text:p text:style-name="P1"/>
      <text:h text:style-name="P4" text:outline-level="2">21</text:h>
      <text:p text:style-name="P1"/>
      <text:p text:style-name="P1"><text:tab/><text:span text:style-name="T1">1</text:span> Ὡς δὲ ἐγένετο ἀναχθῆναι ἡμᾶς ἀποσπασθέντας ἀπ’ αὐτῶν, εὐθυδρομήσαντες ἤλθομεν εἰς τὴν Κῶ, τῇ δὲ ἑξῆς εἰς <text:soft-page-break/>τὴν Ῥόδον κἀκεῖθεν εἰς Πάταρα· <text:span text:style-name="T1">2</text:span> καὶ εὑρόντες πλοῖον διαπερῶν εἰς Φοινίκην, ἐπιβάντες ἀνήχθημεν. <text:span text:style-name="T1">3</text:span> ἀναφάναντες δὲ τὴν Κύπρον καὶ καταλιπόντες αὐτὴν εὐώνυμον ἐπλέομεν εἰς Συρίαν, καὶ κατήλθομεν εἰς Τύρον· ἐκεῖσε γὰρ τὸ πλοῖον ἦν ἀποφορτιζόμενον τὸν γόμον. <text:span text:style-name="T1">4</text:span> ἀνευρόντες δὲ τοὺς μαθητὰς ἐπεμείναμεν αὐτοῦ ἡμέρας ἑπτά· οἵτινες τῷ Παύλῳ ἔλεγον διὰ τοῦ Πνεύματος μὴ ἐπιβαίνειν εἰς Ἱεροσόλυμα. <text:span text:style-name="T1">5</text:span> ὅτε δὲ ἐγένετο ἐξαρτίσαι ἡμᾶς τὰς ἡμέρας, ἐξελθόντες ἐπορευόμεθα προπεμπόντων ἡμᾶς πάντων σὺν γυναιξὶ καὶ τέκνοις ἕως ἔξω τῆς πόλεως, καὶ θέντες τὰ γόνατα ἐπὶ τὸν αἰγιαλὸν προσευξάμενοι <text:span text:style-name="T1">6</text:span> ἀπησπασάμεθα ἀλλήλους, καὶ ἐνέβημεν εἰς τὸ πλοῖον, ἐκεῖνοι δὲ ὑπέστρεψαν εἰς τὰ ἴδια. <text:span text:style-name="T1">7</text:span> Ἡμεῖς δὲ τὸν πλοῦν διανύσαντες ἀπὸ Τύρου κατηντήσαμεν εἰς Πτολεμαΐδα, καὶ ἀσπασάμενοι τοὺς ἀδελφοὺς ἐμείναμεν ἡμέραν μίαν παρ’ αὐτοῖς. <text:span text:style-name="T1">8</text:span> τῇ δὲ ἐπαύριον ἐξελθόντες ἤλθομεν εἰς Καισαρίαν, καὶ εἰσελθόντες εἰς τὸν οἶκον Φιλίππου τοῦ εὐαγγελιστοῦ ὄντος ἐκ τῶν ἑπτὰ ἐμείναμεν παρ’ αὐτῷ. <text:span text:style-name="T1">9</text:span> τούτῳ δὲ ἦσαν θυγατέρες τέσσαρες παρθένοι προφητεύουσαι. <text:span text:style-name="T1">10</text:span> Ἐπιμενόντων δὲ ἡμέρας πλείους κατῆλθέν τις ἀπὸ τῆς Ἰουδαίας προφήτης ὀνόματι Ἄγαβος, <text:span text:style-name="T1">11</text:span> καὶ ἐλθὼν πρὸς ἡμᾶς καὶ ἄρας τὴν ζώνην τοῦ Παύλου, δήσας ἑαυτοῦ τοὺς πόδας καὶ τὰς χεῖρας εἶπεν Τάδε λέγει τὸ Πνεῦμα τὸ Ἅγιον Τὸν ἄνδρα οὗ ἐστιν ἡ ζώνη αὕτη οὕτως δήσουσιν ἐν Ἱερουσαλὴμ οἱ Ἰουδαῖοι καὶ παραδώσουσιν εἰς χεῖρας ἐθνῶν. <text:span text:style-name="T1">12</text:span> ὡς δὲ ἠκούσαμεν ταῦτα, παρεκαλοῦμεν ἡμεῖς τε καὶ οἱ ἐντόπιοι τοῦ μὴ ἀναβαίνειν αὐτὸν εἰς Ἱερουσαλήμ. <text:span text:style-name="T1">13</text:span> τότε ἀπεκρίθη ὁ Παῦλος Τί ποιεῖτε κλαίοντες καὶ συνθρύπτοντές μου τὴν καρδίαν; ἐγὼ γὰρ οὐ μόνον δεθῆναι ἀλλὰ καὶ ἀποθανεῖν εἰς Ἱερουσαλὴμ ἑτοίμως ἔχω ὑπὲρ τοῦ ὀνόματος τοῦ Κυρίου Ἰησοῦ. <text:span text:style-name="T1">14 </text:span>μὴ πειθομένου δὲ αὐτοῦ ἡσυχάσαμεν εἰπόντες Τοῦ Κυρίου τὸ θέλημα γινέσθω.</text:p>
      <text:p text:style-name="P1"><text:soft-page-break/></text:p>
      <text:p text:style-name="P1"><text:tab/><text:span text:style-name="T1">15</text:span> Μετὰ δὲ τὰς ἡμέρας ταύτας ἐπισκευασάμενοι ἀνεβαίνομεν εἰς Ἱεροσόλυμα· <text:span text:style-name="T1">16</text:span> συνῆλθον δὲ καὶ τῶν μαθητῶν ἀπὸ Καισαρίας σὺν ἡμῖν, ἄγοντες παρ’ ᾧ ξενισθῶμεν Μνάσωνί τινι Κυπρίῳ, ἀρχαίῳ μαθητῇ. <text:span text:style-name="T1">17</text:span> Γενομένων δὲ ἡμῶν εἰς Ἱεροσόλυμα ἀσμένως ἀπεδέξαντο ἡμᾶς οἱ ἀδελφοί. <text:span text:style-name="T1">18</text:span> τῇ δὲ ἐπιούσῃ εἰσῄει ὁ Παῦλος σὺν ἡμῖν πρὸς Ἰάκωβον, πάντες τε παρεγένοντο οἱ πρεσβύτεροι. <text:span text:style-name="T1">19</text:span> καὶ ἀσπασάμενος αὐτοὺς ἐξηγεῖτο καθ’ ἓν ἕκαστον ὧν ἐποίησεν ὁ Θεὸς ἐν τοῖς ἔθνεσιν διὰ τῆς διακονίας αὐτοῦ. <text:span text:style-name="T1">20</text:span> οἱ δὲ ἀκούσαντες ἐδόξαζον τὸν Θεόν, εἶπάν τε αὐτῷ Θεωρεῖς, ἀδελφέ, πόσαι μυριάδες εἰσὶν ἐν τοῖς Ἰουδαίοις τῶν πεπιστευκότων, καὶ πάντες ζηλωταὶ τοῦ νόμου ὑπάρχουσιν· <text:span text:style-name="T1">21</text:span> κατηχήθησαν δὲ περὶ σοῦ ὅτι ἀποστασίαν διδάσκεις ἀπὸ Μωϋσέως τοὺς κατὰ τὰ ἔθνη πάντας Ἰουδαίους, λέγων μὴ περιτέμνειν αὐτοὺς τὰ τέκνα μηδὲ τοῖς ἔθεσιν περιπατεῖν. <text:span text:style-name="T1">22</text:span> τί οὖν ἐστιν; πάντως ἀκούσονται ὅτι ἐλήλυθας. <text:span text:style-name="T1">23</text:span> τοῦτο οὖν ποίησον ὅ σοι λέγομεν· εἰσὶν ἡμῖν ἄνδρες τέσσαρες εὐχὴν ἔχοντες ἐφ’ ἑαυτῶν· <text:span text:style-name="T1">24</text:span> τούτους παραλαβὼν ἁγνίσθητι σὺν αὐτοῖς, καὶ δαπάνησον ἐπ’ αὐτοῖς ἵνα ξυρήσονται τὴν κεφαλήν, καὶ γνώσονται πάντες ὅτι ὧν κατήχηνται περὶ σοῦ οὐδέν ἐστιν, ἀλλὰ στοιχεῖς καὶ αὐτὸς φυλάσσων τὸν νόμον. <text:span text:style-name="T1">25</text:span> περὶ δὲ τῶν πεπιστευκότων ἐθνῶν ἡμεῖς ἐπεστείλαμεν κρίναντες φυλάσσεσθαι αὐτοὺς τό τε εἰδωλόθυτον καὶ αἷμα καὶ πνικτὸν καὶ πορνείαν. <text:span text:style-name="T1">26</text:span> τότε ὁ Παῦλος παραλαβὼν τοὺς ἄνδρας τῇ ἐχομένῃ ἡμέρᾳ σὺν αὐτοῖς ἁγνισθεὶς εἰσῄει εἰς τὸ ἱερόν, διαγγέλλων τὴν ἐκπλήρωσιν τῶν ἡμερῶν τοῦ ἁγνισμοῦ, ἕως οὗ προσηνέχθη ὑπὲρ ἑνὸς ἑκάστου αὐτῶν ἡ προσφορά. </text:p>
      <text:p text:style-name="P1"><text:tab/><text:span text:style-name="T1">27</text:span> Ὡς δὲ ἔμελλον αἱ ἑπτὰ ἡμέραι συντελεῖσθαι, οἱ ἀπὸ τῆς Ἀσίας Ἰουδαῖοι θεασάμενοι αὐτὸν ἐν τῷ ἱερῷ συνέχεον πάντα τὸν ὄχλον, καὶ ἐπέβαλαν ἐπ’ αὐτὸν τὰς χεῖρας, <text:span text:style-name="T1">28</text:span> <text:soft-page-break/>κράζοντες Ἄνδρες Ἰσραηλεῖται, βοηθεῖτε· οὗτός ἐστιν ὁ ἄνθρωπος ὁ κατὰ τοῦ λαοῦ καὶ τοῦ νόμου καὶ τοῦ τόπου τούτου πάντας πανταχῇ διδάσκων, ἔτι τε καὶ Ἕλληνας εἰσήγαγεν εἰς τὸ ἱερὸν καὶ κεκοίνωκεν τὸν ἅγιον τόπον τοῦτον. <text:span text:style-name="T1">29</text:span> ἦσαν γὰρ προεωρακότες Τρόφιμον τὸν Ἐφέσιον ἐν τῇ πόλει σὺν αὐτῷ, ὃν ἐνόμιζον ὅτι εἰς τὸ ἱερὸν εἰσήγαγεν ὁ Παῦλος. <text:span text:style-name="T1">30</text:span> ἐκινήθη τε ἡ πόλις ὅλη καὶ ἐγένετο συνδρομὴ τοῦ λαοῦ, καὶ ἐπιλαβόμενοι τοῦ Παύλου εἷλκον αὐτὸν ἔξω τοῦ ἱεροῦ, καὶ εὐθέως ἐκλείσθησαν αἱ θύραι. <text:span text:style-name="T1">31</text:span> Ζητούντων τε αὐτὸν ἀποκτεῖναι ἀνέβη φάσις τῷ χιλιάρχῳ τῆς σπείρης ὅτι ὅλη συνχύννεται Ἱερουσαλήμ· <text:span text:style-name="T1">32</text:span> ὃς ἐξαυτῆς παραλαβὼν στρατιώτας καὶ ἑκατοντάρχας κατέδραμεν ἐπ’ αὐτούς· οἱ δὲ ἰδόντες τὸν χιλίαρχον καὶ τοὺς στρατιώτας ἐπαύσαντο τύπτοντες τὸν Παῦλον. <text:span text:style-name="T1">33</text:span> τότε ἐγγίσας ὁ χιλίαρχος ἐπελάβετο αὐτοῦ καὶ ἐκέλευσεν δεθῆναι ἁλύσεσι δυσί, καὶ ἐπυνθάνετο τίς εἴη καὶ τί ἐστιν πεποιηκώς. <text:span text:style-name="T1">34</text:span> ἄλλοι δὲ ἄλλο τι ἐπεφώνουν ἐν τῷ ὄχλῳ· μὴ δυναμένου δὲ αὐτοῦ γνῶναι τὸ ἀσφαλὲς διὰ τὸν θόρυβον, ἐκέλευσεν ἄγεσθαι αὐτὸν εἰς τὴν παρεμβολήν. <text:span text:style-name="T1">35</text:span> ὅτε δὲ ἐγένετο ἐπὶ τοὺς ἀναβαθμούς, συνέβη βαστάζεσθαι αὐτὸν ὑπὸ τῶν στρατιωτῶν διὰ τὴν βίαν τοῦ ὄχλου· <text:span text:style-name="T1">36</text:span> ἠκολούθει γὰρ τὸ πλῆθος τοῦ λαοῦ κράζοντες Αἶρε αὐτόν. <text:span text:style-name="T1">37</text:span> Μέλλων τε εἰσάγεσθαι εἰς τὴν παρεμβολὴν ὁ Παῦλος λέγει τῷ χιλιάρχῳ Εἰ ἔξεστίν μοι εἰπεῖν τι πρὸς σέ; ὁ δὲ ἔφη Ἑλληνιστὶ γινώσκεις; <text:span text:style-name="T1">38</text:span> οὐκ ἄρα σὺ εἶ ὁ Αἰγύπτιος ὁ πρὸ τούτων τῶν ἡμερῶν ἀναστατώσας καὶ ἐξαγαγὼν εἰς τὴν ἔρημον τοὺς τετρακισχιλίους ἄνδρας τῶν σικαρίων; <text:span text:style-name="T1">39</text:span> εἶπεν δὲ ὁ Παῦλος Ἐγὼ ἄνθρωπος μέν εἰμι Ἰουδαῖος, Ταρσεὺς, τῆς Κιλικίας οὐκ ἀσήμου πόλεως πολίτης· δέομαι δέ σου, ἐπίτρεψόν μοι λαλῆσαι πρὸς τὸν λαόν. <text:span text:style-name="T1">40</text:span> ἐπιτρέψαντος δὲ αὐτοῦ ὁ Παῦλος ἑστὼς ἐπὶ τῶν ἀναβαθμῶν κατέσεισεν τῇ χειρὶ τῷ λαῷ· πολλῆς δὲ σιγῆς γενομένης προσεφώνησεν τῇ Ἑβραΐδι <text:soft-page-break/>διαλέκτῳ λέγων</text:p>
      <text:p text:style-name="P1"/>
      <text:h text:style-name="P4" text:outline-level="2">22</text:h>
      <text:p text:style-name="P1"/>
      <text:p text:style-name="P1"><text:tab/><text:span text:style-name="T1">1</text:span> Ἄνδρες ἀδελφοὶ καὶ πατέρες, ἀκούσατέ μου τῆς πρὸς ὑμᾶς νυνὶ ἀπολογίας. <text:span text:style-name="T1">2</text:span> —ἀκούσαντες δὲ ὅτι τῇ Ἑβραΐδι διαλέκτῳ προσεφώνει αὐτοῖς μᾶλλον παρέσχον ἡσυχίαν. καὶ φησίν— <text:span text:style-name="T1">3</text:span> Ἐγώ εἰμι ἀνὴρ Ἰουδαῖος, γεγεννημένος ἐν Ταρσῷ τῆς Κιλικίας, ἀνατεθραμμένος δὲ ἐν τῇ πόλει ταύτῃ, παρὰ τοὺς πόδας Γαμαλιήλ πεπαιδευμένος κατὰ ἀκρίβειαν τοῦ πατρῴου νόμου, ζηλωτὴς ὑπάρχων τοῦ Θεοῦ καθὼς πάντες ὑμεῖς ἐστε σήμερον· <text:span text:style-name="T1">4</text:span> ὃς ταύτην τὴν Ὁδὸν ἐδίωξα ἄχρι θανάτου, δεσμεύων καὶ παραδιδοὺς εἰς φυλακὰς ἄνδρας τε καὶ γυναῖκας, <text:span text:style-name="T1">5</text:span> ὡς καὶ ὁ ἀρχιερεὺς μαρτυρεῖ μοι καὶ πᾶν τὸ πρεσβυτέριον· παρ’ ὧν καὶ ἐπιστολὰς δεξάμενος πρὸς τοὺς ἀδελφοὺς εἰς Δαμασκὸν ἐπορευόμην, ἄξων καὶ τοὺς ἐκεῖσε ὄντας δεδεμένους εἰς Ἱερουσαλὴμ ἵνα τιμωρηθῶσιν. <text:span text:style-name="T1">6</text:span> Ἐγένετο δέ μοι πορευομένῳ καὶ ἐγγίζοντι τῇ Δαμασκῷ περὶ μεσημβρίαν ἐξαίφνης ἐκ τοῦ οὐρανοῦ περιαστράψαι φῶς ἱκανὸν περὶ ἐμέ, <text:span text:style-name="T1">7</text:span> ἔπεσά τε εἰς τὸ ἔδαφος καὶ ἤκουσα φωνῆς λεγούσης μοι Σαοὺλ Σαούλ, τί με διώκεις; <text:span text:style-name="T1">8</text:span> ἐγὼ δὲ ἀπεκρίθην Τίς εἶ, Κύριε; εἶπέν τε πρὸς ἐμέ Ἐγώ εἰμι Ἰησοῦς ὁ Ναζωραῖος, ὃν σὺ διώκεις. <text:span text:style-name="T1">9</text:span> οἱ δὲ σὺν ἐμοὶ ὄντες τὸ μὲν φῶς ἐθεάσαντο, τὴν δὲ φωνὴν οὐκ ἤκουσαν τοῦ λαλοῦντός μοι. <text:span text:style-name="T1">10</text:span> εἶπον δέ Τί ποιήσω, Κύριε; ὁ δὲ Κύριος εἶπεν πρός με Ἀναστὰς πορεύου εἰς Δαμασκόν, κἀκεῖ σοι λαληθήσεται περὶ πάντων ὧν τέτακταί σοι ποιῆσαι. <text:span text:style-name="T1">11</text:span> ὡς δὲ οὐκ ἐνέβλεπον ἀπὸ τῆς δόξης τοῦ φωτὸς ἐκείνου, χειραγωγούμενος ὑπὸ τῶν συνόντων μοι ἦλθον εἰς Δαμασκόν. <text:span text:style-name="T1">12</text:span> Ἀνανίας δέ τις ἀνὴρ εὐλαβὴς κατὰ τὸν νόμον, <text:soft-page-break/>μαρτυρούμενος ὑπὸ πάντων τῶν κατοικούντων Ἰουδαίων, <text:span text:style-name="T1">13</text:span> ἐλθὼν πρὸς ἐμὲ καὶ ἐπιστὰς εἶπέν μοι Σαοὺλ ἀδελφέ, ἀνάβλεψον. κἀγὼ αὐτῇ τῇ ὥρᾳ ἀνέβλεψα εἰς αὐτόν. <text:span text:style-name="T1">14</text:span> ὁ δὲ εἶπεν Ὁ Θεὸς τῶν πατέρων ἡμῶν προεχειρίσατό σε γνῶναι τὸ θέλημα αὐτοῦ καὶ ἰδεῖν τὸν Δίκαιον καὶ ἀκοῦσαι φωνὴν ἐκ τοῦ στόματος αὐτοῦ, <text:span text:style-name="T1">15</text:span> ὅτι ἔσῃ μάρτυς αὐτῷ πρὸς πάντας ἀνθρώπους ὧν ἑώρακας καὶ ἤκουσας. <text:span text:style-name="T1">16</text:span> καὶ νῦν τί μέλλεις; ἀναστὰς βάπτισαι καὶ ἀπόλουσαι τὰς ἁμαρτίας σου, ἐπικαλεσάμενος τὸ ὄνομα αὐτοῦ. <text:span text:style-name="T1">17</text:span> Ἐγένετο δέ μοι ὑποστρέψαντι εἰς Ἱερουσαλὴμ καὶ προσευχομένου μου ἐν τῷ ἱερῷ γενέσθαι με ἐν ἐκστάσει <text:span text:style-name="T1">18</text:span> καὶ ἰδεῖν αὐτὸν λέγοντά μοι Σπεῦσον καὶ ἔξελθε ἐν τάχει ἐξ Ἱερουσαλήμ, διότι οὐ παραδέξονταί σου μαρτυρίαν περὶ ἐμοῦ. <text:span text:style-name="T1">19</text:span> κἀγὼ εἶπον Κύριε, αὐτοὶ ἐπίστανται ὅτι ἐγὼ ἤμην φυλακίζων καὶ δέρων κατὰ τὰς συναγωγὰς τοὺς πιστεύοντας ἐπὶ σέ· <text:span text:style-name="T1">20</text:span> καὶ ὅτε ἐξεχύννετο τὸ αἷμα Στεφάνου τοῦ μάρτυρός σου, καὶ αὐτὸς ἤμην ἐφεστὼς καὶ συνευδοκῶν καὶ φυλάσσων τὰ ἱμάτια τῶν ἀναιρούντων αὐτόν. <text:span text:style-name="T1">21</text:span> καὶ εἶπεν πρός με Πορεύου, ὅτι ἐγὼ εἰς ἔθνη μακρὰν ἐξαποστελῶ σε. <text:span text:style-name="T1">22</text:span> Ἤκουον δὲ αὐτοῦ ἄχρι τούτου τοῦ λόγου, καὶ ἐπῆραν τὴν φωνὴν αὐτῶν λέγοντες Αἶρε ἀπὸ τῆς γῆς τὸν τοιοῦτον· οὐ γὰρ καθῆκεν αὐτὸν ζῆν. <text:span text:style-name="T1">23</text:span> κραυγαζόντων τε αὐτῶν καὶ ῥιπτούντων τὰ ἱμάτια καὶ κονιορτὸν βαλλόντων εἰς τὸν ἀέρα, <text:span text:style-name="T1">24</text:span> ἐκέλευσεν ὁ χιλίαρχος εἰσάγεσθαι αὐτὸν εἰς τὴν παρεμβολήν, εἴπας μάστιξιν ἀνετάζεσθαι αὐτὸν, ἵνα ἐπιγνῷ δι’ ἣν αἰτίαν οὕτως ἐπεφώνουν αὐτῷ. <text:span text:style-name="T1">25</text:span> ὡς δὲ προέτειναν αὐτὸν τοῖς ἱμᾶσιν, εἶπεν πρὸς τὸν ἑστῶτα ἑκατόνταρχον ὁ Παῦλος Εἰ ἄνθρωπον Ῥωμαῖον καὶ ἀκατάκριτον ἔξεστιν ὑμῖν μαστίζειν; <text:span text:style-name="T1">26</text:span> ἀκούσας δὲ ὁ ἑκατοντάρχης προσελθὼν τῷ χιλιάρχῳ ἀπήγγειλεν λέγων Τί μέλλεις ποιεῖν; ὁ γὰρ ἄνθρωπος οὗτος Ῥωμαῖός ἐστιν. <text:span text:style-name="T1">27</text:span> προσελθὼν δὲ ὁ χιλίαρχος εἶπεν αὐτῷ Λέγε μοι, σὺ Ῥωμαῖος <text:soft-page-break/>εἶ; ὁ δὲ ἔφη Ναί. <text:span text:style-name="T1">28</text:span> ἀπεκρίθη δὲ ὁ χιλίαρχος Ἐγὼ πολλοῦ κεφαλαίου τὴν πολιτείαν ταύτην ἐκτησάμην. ὁ δὲ Παῦλος ἔφη Ἐγὼ δὲ καὶ γεγέννημαι. <text:span text:style-name="T1">29</text:span> εὐθέως οὖν ἀπέστησαν ἀπ’ αὐτοῦ οἱ μέλλοντες αὐτὸν ἀνετάζειν· καὶ ὁ χιλίαρχος δὲ ἐφοβήθη ἐπιγνοὺς ὅτι Ῥωμαῖός ἐστιν καὶ ὅτι αὐτὸν ἦν δεδεκώς.</text:p>
      <text:p text:style-name="P1"><text:tab/><text:span text:style-name="T1">30</text:span> Τῇ δὲ ἐπαύριον βουλόμενος γνῶναι τὸ ἀσφαλὲς, τὸ τί κατηγορεῖται ὑπὸ τῶν Ἰουδαίων, ἔλυσεν αὐτόν, καὶ ἐκέλευσεν συνελθεῖν τοὺς ἀρχιερεῖς καὶ πᾶν τὸ συνέδριον, καὶ καταγαγὼν τὸν Παῦλον ἔστησεν εἰς αὐτούς.</text:p>
      <text:p text:style-name="P1"/>
      <text:h text:style-name="P4" text:outline-level="2">23</text:h>
      <text:p text:style-name="P1"/>
      <text:p text:style-name="P1"><text:span text:style-name="T1">1</text:span> ἀτενίσας δὲ ὁ Παῦλος τῷ συνεδρίῳ εἶπεν Ἄνδρες ἀδελφοί, ἐγὼ πάσῃ συνειδήσει ἀγαθῇ πεπολίτευμαι τῷ Θεῷ ἄχρι ταύτης τῆς ἡμέρας. <text:span text:style-name="T1">2</text:span> ὁ δὲ ἀρχιερεὺς Ἀνανίας ἐπέταξεν τοῖς παρεστῶσιν αὐτῷ τύπτειν αὐτοῦ τὸ στόμα. <text:span text:style-name="T1">3</text:span> τότε ὁ Παῦλος πρὸς αὐτὸν εἶπεν Τύπτειν σε μέλλει ὁ Θεός, τοῖχε κεκονιαμένε· καὶ σὺ κάθῃ κρίνων με κατὰ τὸν νόμον, καὶ παρανομῶν κελεύεις με τύπτεσθαι; <text:span text:style-name="T1">4</text:span> οἱ δὲ παρεστῶτες εἶπαν Τὸν ἀρχιερέα τοῦ Θεοῦ λοιδορεῖς; <text:span text:style-name="T1">5</text:span> ἔφη τε ὁ Παῦλος Οὐκ ᾔδειν, ἀδελφοί, ὅτι ἐστὶν ἀρχιερεύς· γέγραπται γὰρ ὅτι <text:span text:style-name="T3">Ἄρχοντα τοῦ λαοῦ σου οὐκ ἐρεῖς κακῶς</text:span>. <text:span text:style-name="T1">6</text:span> γνοὺς δὲ ὁ Παῦλος ὅτι τὸ ἓν μέρος ἐστὶν Σαδδουκαίων τὸ δὲ ἕτερον Φαρισαίων ἔκραζεν ἐν τῷ συνεδρίῳ Ἄνδρες ἀδελφοί, ἐγὼ Φαρισαῖός εἰμι, υἱὸς Φαρισαίων· περὶ ἐλπίδος καὶ ἀναστάσεως νεκρῶν κρίνομαι. <text:span text:style-name="T1">7</text:span> τοῦτο δὲ αὐτοῦ λαλοῦντος ἐγένετο στάσις τῶν Φαρισαίων καὶ Σαδδουκαίων, καὶ ἐσχίσθη τὸ πλῆθος. <text:span text:style-name="T1">8</text:span> Σαδδουκαῖοι γὰρ λέγουσιν μὴ εἶναι ἀνάστασιν μήτε ἄγγελον μήτε πνεῦμα, Φαρισαῖοι δὲ ὁμολογοῦσιν τὰ ἀμφότερα. <text:span text:style-name="T1">9</text:span> ἐγένετο δὲ κραυγὴ <text:soft-page-break/>μεγάλη, καὶ ἀναστάντες τινὲς τῶν γραμματέων τοῦ μέρους τῶν Φαρισαίων διεμάχοντο λέγοντες Οὐδὲν κακὸν εὑρίσκομεν ἐν τῷ ἀνθρώπῳ τούτῳ· εἰ δὲ πνεῦμα ἐλάλησεν αὐτῷ ἢ ἄγγελος; <text:span text:style-name="T1">10</text:span> πολλῆς δὲ γινομένης στάσεως φοβηθεὶς ὁ χιλίαρχος μὴ διασπασθῇ ὁ Παῦλος ὑπ’ αὐτῶν, ἐκέλευσεν τὸ στράτευμα καταβὰν ἁρπάσαι αὐτὸν ἐκ μέσου αὐτῶν ἄγειν τε εἰς τὴν παρεμβολήν. <text:span text:style-name="T1">11</text:span> Τῇ δὲ ἐπιούσῃ νυκτὶ ἐπιστὰς αὐτῷ ὁ Κύριος εἶπεν Θάρσει· ὡς γὰρ διεμαρτύρω τὰ περὶ ἐμοῦ εἰς Ἱερουσαλὴμ οὕτω σε δεῖ καὶ εἰς Ῥώμην μαρτυρῆσαι. <text:span text:style-name="T1">12</text:span> Γενομένης δὲ ἡμέρας ποιήσαντες συστροφὴν οἱ Ἰουδαῖοι ἀνεθεμάτισαν ἑαυτοὺς, λέγοντες μήτε φαγεῖν μήτε πιεῖν ἕως οὗ ἀποκτείνωσιν τὸν Παῦλον. <text:span text:style-name="T1">13</text:span> ἦσαν δὲ πλείους τεσσεράκοντα οἱ ταύτην τὴν συνωμοσίαν ποιησάμενοι· <text:span text:style-name="T1">14</text:span> οἵτινες προσελθόντες τοῖς ἀρχιερεῦσιν καὶ τοῖς πρεσβυτέροις εἶπαν Ἀναθέματι ἀνεθεματίσαμεν ἑαυτοὺς μηδενὸς γεύσασθαι ἕως οὗ ἀποκτείνωμεν τὸν Παῦλον. <text:span text:style-name="T1">15</text:span> νῦν οὖν ὑμεῖς ἐμφανίσατε τῷ χιλιάρχῳ σὺν τῷ συνεδρίῳ ὅπως καταγάγῃ αὐτὸν εἰς ὑμᾶς ὡς μέλλοντας διαγινώσκειν ἀκριβέστερον τὰ περὶ αὐτοῦ· ἡμεῖς δὲ πρὸ τοῦ ἐγγίσαι αὐτὸν ἕτοιμοί ἐσμεν τοῦ ἀνελεῖν αὐτόν. <text:span text:style-name="T1">16</text:span> Ἀκούσας δὲ ὁ υἱὸς τῆς ἀδελφῆς Παύλου τὴν ἐνέδραν, παραγενόμενος καὶ εἰσελθὼν εἰς τὴν παρεμβολὴν ἀπήγγειλεν τῷ Παύλῳ. <text:span text:style-name="T1">17</text:span> προσκαλεσάμενος δὲ ὁ Παῦλος ἕνα τῶν ἑκατονταρχῶν ἔφη· Τὸν νεανίαν τοῦτον ἄπαγε πρὸς τὸν χιλίαρχον, ἔχει γὰρ ἀπαγγεῖλαί τι αὐτῷ. <text:span text:style-name="T1">18</text:span> ὁ μὲν οὖν παραλαβὼν αὐτὸν ἤγαγεν πρὸς τὸν χιλίαρχον καὶ φησίν Ὁ δέσμιος Παῦλος προσκαλεσάμενός με ἠρώτησεν τοῦτον τὸν νεανίσκον ἀγαγεῖν πρὸς σέ, ἔχοντά τι λαλῆσαί σοι. <text:span text:style-name="T1">19</text:span> ἐπιλαβόμενος δὲ τῆς χειρὸς αὐτοῦ ὁ χιλίαρχος καὶ ἀναχωρήσας κατ’ ἰδίαν ἐπυνθάνετο Τί ἐστιν ὃ ἔχεις ἀπαγγεῖλαί μοι; <text:span text:style-name="T1">20</text:span> εἶπεν δὲ ὅτι Οἱ Ἰουδαῖοι συνέθεντο τοῦ ἐρωτῆσαί σε ὅπως αὔριον τὸν Παῦλον καταγάγῃς εἰς τὸ <text:soft-page-break/>συνέδριον ὡς μέλλων τι ἀκριβέστερον πυνθάνεσθαι περὶ αὐτοῦ. <text:span text:style-name="T1">21</text:span> σὺ οὖν μὴ πεισθῇς αὐτοῖς· ἐνεδρεύουσιν γὰρ αὐτὸν ἐξ αὐτῶν ἄνδρες πλείους τεσσεράκοντα, οἵτινες ἀνεθεμάτισαν ἑαυτοὺς μήτε φαγεῖν μήτε πιεῖν ἕως οὗ ἀνέλωσιν αὐτόν, καὶ νῦν εἰσιν ἕτοιμοι προσδεχόμενοι τὴν ἀπὸ σοῦ ἐπαγγελίαν. <text:span text:style-name="T1">22</text:span> ὁ μὲν οὖν χιλίαρχος ἀπέλυσε τὸν νεανίσκον, παραγγείλας μηδενὶ ἐκλαλῆσαι ὅτι ταῦτα ἐνεφάνισας πρὸς ἐμέ. <text:span text:style-name="T1">23</text:span> Καὶ προσκαλεσάμενός τινας δύο τῶν ἑκατονταρχῶν εἶπεν Ἑτοιμάσατε στρατιώτας διακοσίους ὅπως πορευθῶσιν ἕως Καισαρίας, καὶ ἱππεῖς ἑβδομήκοντα καὶ δεξιολάβους διακοσίους, ἀπὸ τρίτης ὥρας τῆς νυκτός, <text:span text:style-name="T1">24</text:span> κτήνη τε παραστῆσαι ἵνα ἐπιβιβάσαντες τὸν Παῦλον διασώσωσι πρὸς Φήλικα τὸν ἡγεμόνα, <text:span text:style-name="T1">25</text:span> γράψας ἐπιστολὴν ἔχουσαν τὸν τύπον τοῦτον <text:span text:style-name="T1">26</text:span> Κλαύδιος Λυσίας τῷ κρατίστῳ ἡγεμόνι Φήλικι χαίρειν. <text:span text:style-name="T1">27</text:span> Τὸν ἄνδρα τοῦτον συλλημφθέντα ὑπὸ τῶν Ἰουδαίων καὶ μέλλοντα ἀναιρεῖσθαι ὑπ’ αὐτῶν ἐπιστὰς σὺν τῷ στρατεύματι ἐξειλάμην, μαθὼν ὅτι Ῥωμαῖός ἐστιν· <text:span text:style-name="T1">28</text:span> βουλόμενός τε ἐπιγνῶναι τὴν αἰτίαν δι’ ἣν ἐνεκάλουν αὐτῷ, κατήγαγον εἰς τὸ συνέδριον αὐτῶν· <text:span text:style-name="T1">29</text:span> ὃν εὗρον ἐγκαλούμενον περὶ ζητημάτων τοῦ νόμου αὐτῶν, μηδὲν δὲ ἄξιον θανάτου ἢ δεσμῶν ἔχοντα ἔγκλημα. <text:span text:style-name="T1">30</text:span> μηνυθείσης δέ μοι ἐπιβουλῆς εἰς τὸν ἄνδρα ἔσεσθαι, ἐξαυτῆς ἔπεμψα πρὸς σέ, παραγγείλας καὶ τοῖς κατηγόροις λέγειν πρὸς αὐτὸν ἐπὶ σοῦ. <text:span text:style-name="T1">31</text:span> Οἱ μὲν οὖν στρατιῶται κατὰ τὸ διατεταγμένον αὐτοῖς ἀναλαβόντες τὸν Παῦλον ἤγαγον διὰ νυκτὸς εἰς τὴν Ἀντιπατρίδα· <text:span text:style-name="T1">32</text:span> τῇ δὲ ἐπαύριον ἐάσαντες τοὺς ἱππεῖς ἀπέρχεσθαι σὺν αὐτῷ, ὑπέστρεψαν εἰς τὴν παρεμβολήν· <text:span text:style-name="T1">33</text:span> οἵτινες εἰσελθόντες εἰς τὴν Καισαρίαν καὶ ἀναδόντες τὴν ἐπιστολὴν τῷ ἡγεμόνι, παρέστησαν καὶ τὸν Παῦλον αὐτῷ. <text:span text:style-name="T1">34</text:span> ἀναγνοὺς δὲ καὶ ἐπερωτήσας ἐκ ποίας ἐπαρχείας ἐστὶν, καὶ πυθόμενος ὅτι ἀπὸ Κιλικίας <text:span text:style-name="T1">35</text:span> Διακούσομαί σου, ἔφη, ὅταν <text:soft-page-break/>καὶ οἱ κατήγοροί σου παραγένωνται· κελεύσας ἐν τῷ πραιτωρίῳ τοῦ Ἡρῴδου φυλάσσεσθαι αὐτόν.</text:p>
      <text:p text:style-name="P1"/>
      <text:h text:style-name="P4" text:outline-level="2">24</text:h>
      <text:p text:style-name="P1"/>
      <text:p text:style-name="P1"><text:tab/><text:span text:style-name="T1">1</text:span> Μετὰ δὲ πέντε ἡμέρας κατέβη ὁ ἀρχιερεὺς Ἀνανίας μετὰ πρεσβυτέρων τινῶν καὶ ῥήτορος Τερτύλλου τινός, οἵτινες ἐνεφάνισαν τῷ ἡγεμόνι κατὰ τοῦ Παύλου. <text:span text:style-name="T1">2</text:span> κληθέντος δὲ αὐτοῦ ἤρξατο κατηγορεῖν ὁ Τέρτυλλος λέγων Πολλῆς εἰρήνης τυγχάνοντες διὰ σοῦ καὶ διορθωμάτων γινομένων τῷ ἔθνει τούτῳ διὰ τῆς σῆς προνοίας, <text:span text:style-name="T1">3</text:span> πάντῃ τε καὶ πανταχοῦ ἀποδεχόμεθα, κράτιστε Φῆλιξ, μετὰ πάσης εὐχαριστίας. <text:span text:style-name="T1">4</text:span> ἵνα δὲ μὴ ἐπὶ πλεῖόν σε ἐνκόπτω, παρακαλῶ ἀκοῦσαί σε ἡμῶν συντόμως τῇ σῇ ἐπιεικείᾳ. <text:span text:style-name="T1">5</text:span> εὑρόντες γὰρ τὸν ἄνδρα τοῦτον λοιμὸν καὶ κινοῦντα στάσεις πᾶσιν τοῖς Ἰουδαίοις τοῖς κατὰ τὴν οἰκουμένην πρωτοστάτην τε τῆς τῶν Ναζωραίων αἱρέσεως, <text:span text:style-name="T1">6</text:span> ὃς καὶ τὸ ἱερὸν ἐπείρασεν βεβηλῶσαι, ὃν καὶ ἐκρατήσαμεν, <text:span text:style-name="T1">8</text:span> παρ’ οὗ δυνήσῃ αὐτὸς ἀνακρίνας περὶ πάντων τούτων ἐπιγνῶναι ὧν ἡμεῖς κατηγοροῦμεν αὐτοῦ. <text:span text:style-name="T1">9</text:span> συνεπέθεντο δὲ καὶ οἱ Ἰουδαῖοι φάσκοντες ταῦτα οὕτως ἔχειν. <text:span text:style-name="T1">10</text:span> Ἀπεκρίθη τε ὁ Παῦλος, νεύσαντος αὐτῷ τοῦ ἡγεμόνος λέγειν Ἐκ πολλῶν ἐτῶν ὄντα σε κριτὴν τῷ ἔθνει τούτῳ ἐπιστάμενος εὐθύμως τὰ περὶ ἐμαυτοῦ ἀπολογοῦμαι, <text:span text:style-name="T1">11</text:span> δυναμένου σου ἐπιγνῶναι ὅτι οὐ πλείους εἰσίν μοι ἡμέραι δώδεκα ἀφ’ ἧς ἀνέβην προσκυνήσων εἰς Ἱερουσαλήμ, <text:span text:style-name="T1">12</text:span> καὶ οὔτε ἐν τῷ ἱερῷ εὗρόν με πρός τινα διαλεγόμενον ἢ ἐπίστασιν ποιοῦντα ὄχλου, οὔτε ἐν ταῖς συναγωγαῖς οὔτε κατὰ τὴν πόλιν, <text:span text:style-name="T1">13</text:span> οὐδὲ παραστῆσαι δύνανταί σοι περὶ ὧν νυνὶ κατηγοροῦσίν μου. <text:span text:style-name="T1">14</text:span> ὁμολογῶ δὲ τοῦτό σοι, ὅτι κατὰ τὴν <text:soft-page-break/>Ὁδὸν ἣν λέγουσιν αἵρεσιν οὕτως λατρεύω τῷ πατρῴῳ Θεῷ, πιστεύων πᾶσι τοῖς κατὰ τὸν νόμον καὶ τοῖς ἐν τοῖς προφήταις γεγραμμένοις, <text:span text:style-name="T1">15</text:span> ἐλπίδα ἔχων εἰς τὸν Θεόν, ἣν καὶ αὐτοὶ οὗτοι προσδέχονται, ἀνάστασιν μέλλειν ἔσεσθαι δικαίων τε καὶ ἀδίκων. <text:span text:style-name="T1">16</text:span> ἐν τούτῳ καὶ αὐτὸς ἀσκῶ ἀπρόσκοπον συνείδησιν ἔχειν πρὸς τὸν Θεὸν καὶ τοὺς ἀνθρώπους διὰ παντός. <text:span text:style-name="T1">17</text:span> δι’ ἐτῶν δὲ πλειόνων ἐλεημοσύνας ποιήσων εἰς τὸ ἔθνος μου παρεγενόμην καὶ προσφοράς, <text:span text:style-name="T1">18</text:span> ἐν αἷς εὗρόν με ἡγνισμένον ἐν τῷ ἱερῷ, οὐ μετὰ ὄχλου οὐδὲ μετὰ θορύβου, <text:span text:style-name="T1">19</text:span> τινὲς δὲ ἀπὸ τῆς Ἀσίας Ἰουδαῖοι, οὓς ἔδει ἐπὶ σοῦ παρεῖναι καὶ κατηγορεῖν εἴ τι ἔχοιεν πρὸς ἐμέ. <text:span text:style-name="T1">20</text:span> ἢ αὐτοὶ οὗτοι εἰπάτωσαν τί εὗρον ἀδίκημα στάντος μου ἐπὶ τοῦ συνεδρίου, <text:span text:style-name="T1">21</text:span> ἢ περὶ μιᾶς ταύτης φωνῆς ἧς ἐκέκραξα ἐν αὐτοῖς ἑστὼς ὅτι Περὶ ἀναστάσεως νεκρῶν ἐγὼ κρίνομαι σήμερον ἐφ’ ὑμῶν. <text:span text:style-name="T1">22</text:span> Ἀνεβάλετο δὲ αὐτοὺς ὁ Φῆλιξ, ἀκριβέστερον εἰδὼς τὰ περὶ τῆς Ὁδοῦ, εἴπας Ὅταν Λυσίας ὁ χιλίαρχος καταβῇ, διαγνώσομαι τὰ καθ’ ὑμᾶς· <text:span text:style-name="T1">23</text:span> διαταξάμενος τῷ ἑκατοντάρχῃ τηρεῖσθαι αὐτὸν ἔχειν τε ἄνεσιν καὶ μηδένα κωλύειν τῶν ἰδίων αὐτοῦ ὑπηρετεῖν αὐτῷ. <text:span text:style-name="T1">24</text:span> Μετὰ δὲ ἡμέρας τινὰς παραγενόμενος ὁ Φῆλιξ σὺν Δρουσίλλῃ τῇ ἰδίᾳ γυναικὶ οὔσῃ Ἰουδαίᾳ μετεπέμψατο τὸν Παῦλον, καὶ ἤκουσεν αὐτοῦ περὶ τῆς εἰς Χριστὸν Ἰησοῦν πίστεως. <text:span text:style-name="T1">25</text:span> διαλεγομένου δὲ αὐτοῦ περὶ δικαιοσύνης καὶ ἐγκρατείας καὶ τοῦ κρίματος τοῦ μέλλοντος ἔμφοβος γενόμενος ὁ Φῆλιξ ἀπεκρίθη Τὸ νῦν ἔχον πορεύου, καιρὸν δὲ μεταλαβὼν μετακαλέσομαί σε· <text:span text:style-name="T1">26</text:span> ἅμα καὶ ἐλπίζων ὅτι χρήματα δοθήσεται αὐτῷ ὑπὸ τοῦ Παύλου· διὸ καὶ πυκνότερον αὐτὸν μεταπεμπόμενος ὡμίλει αὐτῷ. <text:span text:style-name="T1">27</text:span> Διετίας δὲ πληρωθείσης ἔλαβεν διάδοχον ὁ Φῆλιξ Πόρκιον Φῆστον· θέλων τε χάριτα καταθέσθαι τοῖς Ἰουδαίοις ὁ Φῆλιξ κατέλιπε τὸν Παῦλον δεδεμένον.</text:p>
      <text:p text:style-name="P1"/>
      <text:h text:style-name="P4" text:outline-level="2"><text:soft-page-break/>25</text:h>
      <text:p text:style-name="P1"/>
      <text:p text:style-name="P1"><text:tab/><text:span text:style-name="T1">1</text:span> Φῆστος οὖν ἐπιβὰς τῇ ἐπαρχείῳ μετὰ τρεῖς ἡμέρας ἀνέβη εἰς Ἱεροσόλυμα ἀπὸ Καισαρίας, <text:span text:style-name="T1">2</text:span> ἐνεφάνισάν τε αὐτῷ οἱ ἀρχιερεῖς καὶ οἱ πρῶτοι τῶν Ἰουδαίων κατὰ τοῦ Παύλου, καὶ παρεκάλουν αὐτὸν <text:span text:style-name="T1">3</text:span> αἰτούμενοι χάριν κατ’ αὐτοῦ, ὅπως μεταπέμψηται αὐτὸν εἰς Ἱερουσαλήμ, ἐνέδραν ποιοῦντες ἀνελεῖν αὐτὸν κατὰ τὴν ὁδόν. <text:span text:style-name="T1">4</text:span> ὁ μὲν οὖν Φῆστος ἀπεκρίθη τηρεῖσθαι τὸν Παῦλον εἰς Καισαρίαν, ἑαυτὸν δὲ μέλλειν ἐν τάχει ἐκπορεύεσθαι· <text:span text:style-name="T1">5</text:span> Οἱ οὖν ἐν ὑμῖν, φησίν, δυνατοὶ συνκαταβάντες εἴ τί ἐστιν ἐν τῷ ἀνδρὶ ἄτοπον, κατηγορείτωσαν αὐτοῦ. <text:span text:style-name="T1">6</text:span> Διατρίψας δὲ ἐν αὐτοῖς ἡμέρας οὐ πλείους ὀκτὼ ἢ δέκα, καταβὰς εἰς Καισαρίαν, τῇ ἐπαύριον καθίσας ἐπὶ τοῦ βήματος ἐκέλευσεν τὸν Παῦλον ἀχθῆναι. <text:span text:style-name="T1">7</text:span> παραγενομένου δὲ αὐτοῦ περιέστησαν αὐτὸν οἱ ἀπὸ Ἱεροσολύμων καταβεβηκότες Ἰουδαῖοι, πολλὰ καὶ βαρέα αἰτιώματα καταφέροντες, ἃ οὐκ ἴσχυον ἀποδεῖξαι, <text:span text:style-name="T1">8</text:span> τοῦ Παύλου ἀπολογουμένου ὅτι Οὔτε εἰς τὸν νόμον τῶν Ἰουδαίων οὔτε εἰς τὸ ἱερὸν οὔτε εἰς Καίσαρά τι ἥμαρτον. <text:span text:style-name="T1">9</text:span> ὁ Φῆστος δὲ θέλων τοῖς Ἰουδαίοις χάριν καταθέσθαι, ἀποκριθεὶς τῷ Παύλῳ εἶπεν Θέλεις εἰς Ἱεροσόλυμα ἀναβὰς ἐκεῖ περὶ τούτων κριθῆναι ἐπ’ ἐμοῦ; <text:span text:style-name="T1">10</text:span> εἶπεν δὲ ὁ Παῦλος Ἑστὼς ἐπὶ τοῦ βήματος Καίσαρος εἰμι, οὗ με δεῖ κρίνεσθαι. Ἰουδαίους οὐδὲν ἠδίκηκα, ὡς καὶ σὺ κάλλιον ἐπιγινώσκεις. <text:span text:style-name="T1">11</text:span> εἰ μὲν οὖν ἀδικῶ καὶ ἄξιον θανάτου πέπραχά τι, οὐ παραιτοῦμαι τὸ ἀποθανεῖν· εἰ δὲ οὐδέν ἐστιν ὧν οὗτοι κατηγοροῦσίν μου, οὐδείς με δύναται αὐτοῖς χαρίσασθαι· Καίσαρα ἐπικαλοῦμαι. <text:span text:style-name="T1">12</text:span> τότε ὁ Φῆστος συνλαλήσας μετὰ τοῦ συμβουλίου ἀπεκρίθη Καίσαρα ἐπικέκλησαι, ἐπὶ Καίσαρα πορεύσῃ.</text:p>
      <text:p text:style-name="P1"><text:tab/><text:span text:style-name="T1">13</text:span> Ἡμερῶν δὲ διαγενομένων τινῶν Ἀγρίππας ὁ <text:soft-page-break/>βασιλεὺς καὶ Βερνίκη κατήντησαν εἰς Καισαρίαν ἀσπασάμενοι τὸν Φῆστον. <text:span text:style-name="T1">14</text:span> ὡς δὲ πλείους ἡμέρας διέτριβον ἐκεῖ, ὁ Φῆστος τῷ βασιλεῖ ἀνέθετο τὰ κατὰ τὸν Παῦλον λέγων Ἀνήρ τίς ἐστιν καταλελειμμένος ὑπὸ Φήλικος δέσμιος, <text:span text:style-name="T1">15</text:span> περὶ οὗ γενομένου μου εἰς Ἱεροσόλυμα ἐνεφάνισαν οἱ ἀρχιερεῖς καὶ οἱ πρεσβύτεροι τῶν Ἰουδαίων, αἰτούμενοι κατ’ αὐτοῦ καταδίκην· <text:span text:style-name="T1">16</text:span> πρὸς οὓς ἀπεκρίθην ὅτι οὐκ ἔστιν ἔθος Ῥωμαίοις χαρίζεσθαί τινα ἄνθρωπον πρὶν ἢ ὁ κατηγορούμενος κατὰ πρόσωπον ἔχοι τοὺς κατηγόρους τόπον τε ἀπολογίας λάβοι περὶ τοῦ ἐγκλήματος. <text:span text:style-name="T1">17</text:span> συνελθόντων οὖν ἐνθάδε ἀναβολὴν μηδεμίαν ποιησάμενος τῇ ἑξῆς καθίσας ἐπὶ τοῦ βήματος ἐκέλευσα ἀχθῆναι τὸν ἄνδρα· <text:span text:style-name="T1">18</text:span> περὶ οὗ σταθέντες οἱ κατήγοροι οὐδεμίαν αἰτίαν ἔφερον ὧν ἐγὼ ὑπενόουν πονηρῶν, <text:span text:style-name="T1">19</text:span> ζητήματα δέ τινα περὶ τῆς ἰδίας δεισιδαιμονίας εἶχον πρὸς αὐτὸν καὶ περί τινος Ἰησοῦ τεθνηκότος, ὃν ἔφασκεν ὁ Παῦλος ζῆν. <text:span text:style-name="T1">20</text:span> ἀπορούμενος δὲ ἐγὼ τὴν περὶ τούτων ζήτησιν ἔλεγον εἰ βούλοιτο πορεύεσθαι εἰς Ἱεροσόλυμα κἀκεῖ κρίνεσθαι περὶ τούτων. <text:span text:style-name="T1">21</text:span> τοῦ δὲ Παύλου ἐπικαλεσαμένου τηρηθῆναι αὐτὸν εἰς τὴν τοῦ Σεβαστοῦ διάγνωσιν, ἐκέλευσα τηρεῖσθαι αὐτὸν ἕως οὗ ἀναπέμψω αὐτὸν πρὸς Καίσαρα. <text:span text:style-name="T1">22</text:span> Ἀγρίππας δὲ πρὸς τὸν Φῆστον Ἐβουλόμην καὶ αὐτὸς τοῦ ἀνθρώπου ἀκοῦσαι. Αὔριον, φησίν, ἀκούσῃ αὐτοῦ. <text:span text:style-name="T1">23</text:span> Τῇ οὖν ἐπαύριον ἐλθόντος τοῦ Ἀγρίππα καὶ τῆς Βερνίκης μετὰ πολλῆς φαντασίας καὶ εἰσελθόντων εἰς τὸ ἀκροατήριον σύν τε χιλιάρχοις καὶ ἀνδράσιν τοῖς κατ’ ἐξοχὴν τῆς πόλεως, καὶ κελεύσαντος τοῦ Φήστου ἤχθη ὁ Παῦλος. <text:span text:style-name="T1">24</text:span> καί φησιν ὁ Φῆστος Ἀγρίππα βασιλεῦ καὶ πάντες οἱ συνπαρόντες ἡμῖν ἄνδρες, θεωρεῖτε τοῦτον περὶ οὗ ἅπαν τὸ πλῆθος τῶν Ἰουδαίων ἐνέτυχόν μοι ἔν τε Ἱεροσολύμοις καὶ ἐνθάδε, βοῶντες μὴ δεῖν αὐτὸν ζῆν μηκέτι. <text:span text:style-name="T1">25</text:span> ἐγὼ δὲ κατελαβόμην μηδὲν ἄξιον αὐτὸν θανάτου πεπραχέναι, αὐτοῦ <text:soft-page-break/>δὲ τούτου ἐπικαλεσαμένου τὸν Σεβαστὸν ἔκρινα πέμπειν. <text:span text:style-name="T1">26</text:span> περὶ οὗ ἀσφαλές τι γράψαι τῷ κυρίῳ οὐκ ἔχω· διὸ προήγαγον αὐτὸν ἐφ’ ὑμῶν καὶ μάλιστα ἐπὶ σοῦ, βασιλεῦ Ἀγρίππα, ὅπως τῆς ἀνακρίσεως γενομένης σχῶ τί γράψω· <text:span text:style-name="T1">27</text:span> ἄλογον γάρ μοι δοκεῖ πέμποντα δέσμιον μὴ καὶ τὰς κατ’ αὐτοῦ αἰτίας σημᾶναι.</text:p>
      <text:p text:style-name="P1"/>
      <text:h text:style-name="P4" text:outline-level="2">26</text:h>
      <text:p text:style-name="P1"/>
      <text:p text:style-name="P1"><text:span text:style-name="T1">1</text:span> Ἀγρίππας δὲ πρὸς τὸν Παῦλον ἔφη Ἐπιτρέπεταί σοι ὑπὲρ σεαυτοῦ λέγειν. τότε ὁ Παῦλος ἐκτείνας τὴν χεῖρα ἀπελογεῖτο <text:span text:style-name="T1">2</text:span> Περὶ πάντων ὧν ἐγκαλοῦμαι ὑπὸ Ἰουδαίων, βασιλεῦ Ἀγρίππα, ἥγημαι ἐμαυτὸν μακάριον ἐπὶ σοῦ μέλλων σήμερον ἀπολογεῖσθαι, <text:span text:style-name="T1">3</text:span> μάλιστα γνώστην ὄντα σε πάντων τῶν κατὰ Ἰουδαίους ἐθῶν τε καὶ ζητημάτων· διὸ δέομαι μακροθύμως ἀκοῦσαί μου. <text:span text:style-name="T1">4</text:span> Τὴν μὲν οὖν βίωσίν μου ἐκ νεότητος τὴν ἀπ’ ἀρχῆς γενομένην ἐν τῷ ἔθνει μου ἔν τε Ἱεροσολύμοις ἴσασι πάντες Ἰουδαῖοι, <text:span text:style-name="T1">5</text:span> προγινώσκοντές με ἄνωθεν, ἐὰν θέλωσι μαρτυρεῖν, ὅτι κατὰ τὴν ἀκριβεστάτην αἵρεσιν τῆς ἡμετέρας θρησκείας ἔζησα Φαρισαῖος. <text:span text:style-name="T1">6</text:span> καὶ νῦν ἐπ’ ἐλπίδι τῆς εἰς τοὺς πατέρας ἡμῶν ἐπαγγελίας γενομένης ὑπὸ τοῦ Θεοῦ ἕστηκα κρινόμενος, <text:span text:style-name="T1">7</text:span> εἰς ἣν τὸ δωδεκάφυλον ἡμῶν ἐν ἐκτενείᾳ νύκτα καὶ ἡμέραν λατρεῦον ἐλπίζει καταντῆσαι· περὶ ἧς ἐλπίδος ἐγκαλοῦμαι ὑπὸ Ἰουδαίων, βασιλεῦ. <text:span text:style-name="T1">8</text:span> τί ἄπιστον κρίνεται παρ’ ὑμῖν εἰ ὁ Θεὸς νεκροὺς ἐγείρει; <text:span text:style-name="T1">9</text:span> ἐγὼ μὲν οὖν ἔδοξα ἐμαυτῷ πρὸς τὸ ὄνομα Ἰησοῦ τοῦ Ναζωραίου δεῖν πολλὰ ἐναντία πρᾶξαι· <text:span text:style-name="T1">10</text:span> ὃ καὶ ἐποίησα ἐν Ἱεροσολύμοις, καὶ πολλούς τε τῶν ἁγίων ἐγὼ ἐν φυλακαῖς κατέκλεισα τὴν παρὰ τῶν ἀρχιερέων ἐξουσίαν λαβών, ἀναιρουμένων τε αὐτῶν κατήνεγκα ψῆφον, <text:span text:style-name="T1">11</text:span> καὶ κατὰ πάσας τὰς συναγωγὰς <text:soft-page-break/>πολλάκις τιμωρῶν αὐτοὺς ἠνάγκαζον βλασφημεῖν, περισσῶς τε ἐμμαινόμενος αὐτοῖς ἐδίωκον ἕως καὶ εἰς τὰς ἔξω πόλεις. <text:span text:style-name="T1">12</text:span> Ἐν οἷς πορευόμενος εἰς τὴν Δαμασκὸν μετ’ ἐξουσίας καὶ ἐπιτροπῆς τῆς τῶν ἀρχιερέων, <text:span text:style-name="T1">13</text:span> ἡμέρας μέσης κατὰ τὴν ὁδὸν εἶδον, βασιλεῦ, οὐρανόθεν ὑπὲρ τὴν λαμπρότητα τοῦ ἡλίου περιλάμψαν με φῶς καὶ τοὺς σὺν ἐμοὶ πορευομένους· <text:span text:style-name="T1">14</text:span> πάντων τε καταπεσόντων ἡμῶν εἰς τὴν γῆν ἤκουσα φωνὴν λέγουσαν πρός με τῇ Ἑβραΐδι διαλέκτῳ Σαοὺλ Σαούλ, τί με διώκεις; σκληρόν σοι πρὸς κέντρα λακτίζειν. <text:span text:style-name="T1">15</text:span> ἐγὼ δὲ εἶπα Τίς εἶ, Κύριε; ὁ δὲ Κύριος εἶπεν Ἐγώ εἰμι Ἰησοῦς ὃν σὺ διώκεις. <text:span text:style-name="T1">16</text:span> ἀλλὰ ἀνάστηθι καὶ στῆθι ἐπὶ τοὺς πόδας σου· εἰς τοῦτο γὰρ ὤφθην σοι, προχειρίσασθαί σε ὑπηρέτην καὶ μάρτυρα ὧν τε εἶδές με ὧν τε ὀφθήσομαί σοι, <text:span text:style-name="T1">17</text:span> <text:span text:style-name="T3">ἐξαιρούμενός σε</text:span> ἐκ τοῦ λαοῦ καὶ <text:span text:style-name="T3">ἐκ τῶν ἐθνῶν, εἰς οὓς ἐγὼ ἀποστέλλω σε,</text:span> <text:span text:style-name="T1">18</text:span> <text:span text:style-name="T3">ἀνοῖξαι ὀφθαλμοὺς</text:span> αὐτῶν, τοῦ ἐπιστρέψαι <text:span text:style-name="T3">ἀπὸ σκότους εἰς φῶς</text:span> καὶ τῆς ἐξουσίας τοῦ Σατανᾶ ἐπὶ τὸν Θεόν, τοῦ λαβεῖν αὐτοὺς ἄφεσιν ἁμαρτιῶν καὶ κλῆρον ἐν τοῖς ἡγιασμένοις πίστει τῇ εἰς ἐμέ. <text:span text:style-name="T1">19</text:span> Ὅθεν, βασιλεῦ Ἀγρίππα, οὐκ ἐγενόμην ἀπειθὴς τῇ οὐρανίῳ ὀπτασίᾳ, <text:span text:style-name="T1">20</text:span> ἀλλὰ τοῖς ἐν Δαμασκῷ πρῶτόν τε καὶ Ἱεροσολύμοις, πᾶσάν τε τὴν χώραν τῆς Ἰουδαίας καὶ τοῖς ἔθνεσιν ἀπήγγελλον μετανοεῖν καὶ ἐπιστρέφειν ἐπὶ τὸν Θεόν, ἄξια τῆς μετανοίας ἔργα πράσσοντας. <text:span text:style-name="T1">21</text:span> ἕνεκα τούτων με Ἰουδαῖοι συλλαβόμενοι ἐν τῷ ἱερῷ ἐπειρῶντο διαχειρίσασθαι. <text:span text:style-name="T1">22</text:span> ἐπικουρίας οὖν τυχὼν τῆς ἀπὸ τοῦ Θεοῦ ἄχρι τῆς ἡμέρας ταύτης ἕστηκα μαρτυρόμενος μικρῷ τε καὶ μεγάλῳ, οὐδὲν ἐκτὸς λέγων ὧν τε οἱ προφῆται ἐλάλησαν μελλόντων γίνεσθαι καὶ Μωϋσῆς, <text:span text:style-name="T1">23</text:span> εἰ παθητὸς ὁ Χριστός, εἰ πρῶτος ἐξ ἀναστάσεως νεκρῶν φῶς μέλλει καταγγέλλειν τῷ τε λαῷ καὶ τοῖς ἔθνεσιν. <text:span text:style-name="T1">24</text:span> Ταῦτα δὲ αὐτοῦ ἀπολογουμένου ὁ Φῆστος μεγάλῃ τῇ φωνῇ φησιν Μαίνῃ, Παῦλε· τὰ πολλά σε γράμματα εἰς μανίαν περιτρέπει. <text:span text:style-name="T1">25</text:span> ὁ δὲ Παῦλος Οὐ μαίνομαι, φησίν, <text:soft-page-break/>κράτιστε Φῆστε, ἀλλὰ ἀληθείας καὶ σωφροσύνης ῥήματα ἀποφθέγγομαι. <text:span text:style-name="T1">26</text:span> ἐπίσταται γὰρ περὶ τούτων ὁ βασιλεύς, πρὸς ὃν καὶ παρρησιαζόμενος λαλῶ· λανθάνειν γὰρ αὐτὸν τούτων οὐ πείθομαι οὐθέν· οὐ γάρ ἐστιν ἐν γωνίᾳ πεπραγμένον τοῦτο. <text:span text:style-name="T1">27</text:span> πιστεύεις, βασιλεῦ Ἀγρίππα, τοῖς προφήταις; οἶδα ὅτι πιστεύεις. <text:span text:style-name="T1">28</text:span> ὁ δὲ Ἀγρίππας πρὸς τὸν Παῦλον Ἐν ὀλίγῳ με πείθεις Χριστιανὸν ποιῆσαι. <text:span text:style-name="T1">29</text:span> ὁ δὲ Παῦλος Εὐξαίμην ἂν τῷ Θεῷ καὶ ἐν ὀλίγῳ καὶ ἐν μεγάλῳ οὐ μόνον σὲ ἀλλὰ καὶ πάντας τοὺς ἀκούοντάς μου σήμερον γενέσθαι τοιούτους ὁποῖος καὶ ἐγώ εἰμι, παρεκτὸς τῶν δεσμῶν τούτων. <text:span text:style-name="T1">30</text:span> Ἀνέστη τε ὁ βασιλεὺς καὶ ὁ ἡγεμὼν ἥ τε Βερνίκη καὶ οἱ συνκαθήμενοι αὐτοῖς, <text:span text:style-name="T1">31</text:span> καὶ ἀναχωρήσαντες ἐλάλουν πρὸς ἀλλήλους λέγοντες ὅτι Οὐδὲν θανάτου ἢ δεσμῶν ἄξιον πράσσει ὁ ἄνθρωπος οὗτος. <text:span text:style-name="T1">32</text:span> Ἀγρίππας δὲ τῷ Φήστῳ ἔφη Ἀπολελύσθαι ἐδύνατο ὁ ἄνθρωπος οὗτος εἰ μὴ ἐπεκέκλητο Καίσαρα.</text:p>
      <text:p text:style-name="P1"/>
      <text:h text:style-name="P4" text:outline-level="2">27</text:h>
      <text:p text:style-name="P1"/>
      <text:p text:style-name="P1"><text:tab/><text:span text:style-name="T1">1</text:span> Ὡς δὲ ἐκρίθη τοῦ ἀποπλεῖν ἡμᾶς εἰς τὴν Ἰταλίαν, παρεδίδουν τόν τε Παῦλον καί τινας ἑτέρους δεσμώτας ἑκατοντάρχῃ ὀνόματι Ἰουλίῳ σπείρης Σεβαστῆς. <text:span text:style-name="T1">2</text:span> ἐπιβάντες δὲ πλοίῳ Ἀδραμυττηνῷ μέλλοντι πλεῖν εἰς τοὺς κατὰ τὴν Ἀσίαν τόπους ἀνήχθημεν, ὄντος σὺν ἡμῖν Ἀριστάρχου Μακεδόνος Θεσσαλονικέως· <text:span text:style-name="T1">3</text:span> τῇ τε ἑτέρᾳ κατήχθημεν εἰς Σιδῶνα, φιλανθρώπως τε ὁ Ἰούλιος τῷ Παύλῳ χρησάμενος ἐπέτρεψεν πρὸς τοὺς φίλους πορευθέντι ἐπιμελείας τυχεῖν. <text:span text:style-name="T1">4</text:span> κἀκεῖθεν ἀναχθέντες ὑπεπλεύσαμεν τὴν Κύπρον διὰ τὸ τοὺς ἀνέμους εἶναι ἐναντίους, <text:span text:style-name="T1">5</text:span> τό τε πέλαγος τὸ κατὰ τὴν Κιλικίαν καὶ Παμφυλίαν διαπλεύσαντες κατήλθαμεν εἰς <text:soft-page-break/>Μύρρα τῆς Λυκίας. <text:span text:style-name="T1">6</text:span> Κἀκεῖ εὑρὼν ὁ ἑκατοντάρχης πλοῖον Ἀλεξανδρῖνον πλέον εἰς τὴν Ἰταλίαν ἐνεβίβασεν ἡμᾶς εἰς αὐτό. <text:span text:style-name="T1">7</text:span> ἐν ἱκαναῖς δὲ ἡμέραις βραδυπλοοῦντες καὶ μόλις γενόμενοι κατὰ τὴν Κνίδον, μὴ προσεῶντος ἡμᾶς τοῦ ἀνέμου, ὑπεπλεύσαμεν τὴν Κρήτην κατὰ Σαλμώνην, <text:span text:style-name="T1">8</text:span> μόλις τε παραλεγόμενοι αὐτὴν ἤλθομεν εἰς τόπον τινὰ καλούμενον Καλοὺς Λιμένας, ᾧ ἐγγὺς ἦν πόλις Λασαία. <text:span text:style-name="T1">9</text:span> Ἱκανοῦ δὲ χρόνου διαγενομένου καὶ ὄντος ἤδη ἐπισφαλοῦς τοῦ πλοὸς διὰ τὸ καὶ τὴν Νηστείαν ἤδη παρεληλυθέναι, παρῄνει ὁ Παῦλος <text:span text:style-name="T1">10</text:span> λέγων αὐτοῖς Ἄνδρες, θεωρῶ ὅτι μετὰ ὕβρεως καὶ πολλῆς ζημίας οὐ μόνον τοῦ φορτίου καὶ τοῦ πλοίου ἀλλὰ καὶ τῶν ψυχῶν ἡμῶν μέλλειν ἔσεσθαι τὸν πλοῦν. <text:span text:style-name="T1">11</text:span> ὁ δὲ ἑκατοντάρχης τῷ κυβερνήτῃ καὶ τῷ ναυκλήρῳ μᾶλλον ἐπείθετο ἢ τοῖς ὑπὸ Παύλου λεγομένοις. <text:span text:style-name="T1">12</text:span> ἀνευθέτου δὲ τοῦ λιμένος ὑπάρχοντος πρὸς παραχειμασίαν οἱ πλείονες ἔθεντο βουλὴν ἀναχθῆναι ἐκεῖθεν, εἴ πως δύναιντο καταντήσαντες εἰς Φοίνικα παραχειμάσαι, λιμένα τῆς Κρήτης βλέποντα κατὰ λίβα καὶ κατὰ χῶρον. <text:span text:style-name="T1">13</text:span> Ὑποπνεύσαντος δὲ νότου δόξαντες τῆς προθέσεως κεκρατηκέναι, ἄραντες ἆσσον παρελέγοντο τὴν Κρήτην. <text:span text:style-name="T1">14</text:span> μετ’ οὐ πολὺ δὲ ἔβαλεν κατ’ αὐτῆς ἄνεμος τυφωνικὸς ὁ καλούμενος Εὐρακύλων· <text:span text:style-name="T1">15</text:span> συναρπασθέντος δὲ τοῦ πλοίου καὶ μὴ δυναμένου ἀντοφθαλμεῖν τῷ ἀνέμῳ ἐπιδόντες ἐφερόμεθα. <text:span text:style-name="T1">16</text:span> νησίον δέ τι ὑποδραμόντες καλούμενον Κλαῦδα ἰσχύσαμεν μόλις περικρατεῖς γενέσθαι τῆς σκάφης, <text:span text:style-name="T1">17</text:span> ἣν ἄραντες βοηθείαις ἐχρῶντο, ὑποζωννύντες τὸ πλοῖον· φοβούμενοί τε μὴ εἰς τὴν Σύρτιν ἐκπέσωσιν, χαλάσαντες τὸ σκεῦος, οὕτως ἐφέροντο. <text:span text:style-name="T1">18</text:span> σφοδρῶς δὲ χειμαζομένων ἡμῶν τῇ ἑξῆς ἐκβολὴν ἐποιοῦντο, <text:span text:style-name="T1">19</text:span> καὶ τῇ τρίτῃ αὐτόχειρες τὴν σκευὴν τοῦ πλοίου ἔριψαν. <text:span text:style-name="T1">20</text:span> μήτε δὲ ἡλίου μήτε ἄστρων ἐπιφαινόντων ἐπὶ πλείονας ἡμέρας, χειμῶνός τε οὐκ ὀλίγου ἐπικειμένου, λοιπὸν περιῃρεῖτο ἐλπὶς <text:soft-page-break/>πᾶσα τοῦ σῴζεσθαι ἡμᾶς. <text:span text:style-name="T1">21</text:span> Πολλῆς τε ἀσιτίας ὑπαρχούσης τότε σταθεὶς ὁ Παῦλος ἐν μέσῳ αὐτῶν εἶπεν Ἔδει μέν, ὦ ἄνδρες, πειθαρχήσαντάς μοι μὴ ἀνάγεσθαι ἀπὸ τῆς Κρήτης κερδῆσαί τε τὴν ὕβριν ταύτην καὶ τὴν ζημίαν. <text:span text:style-name="T1">22</text:span> καὶ τὰ νῦν παραινῶ ὑμᾶς εὐθυμεῖν· ἀποβολὴ γὰρ ψυχῆς οὐδεμία ἔσται ἐξ ὑμῶν πλὴν τοῦ πλοίου. <text:span text:style-name="T1">23</text:span> παρέστη γάρ μοι ταύτῃ τῇ νυκτὶ τοῦ Θεοῦ, οὗ εἰμι, ᾧ καὶ λατρεύω, ἄγγελος <text:span text:style-name="T1">24</text:span> λέγων Μὴ φοβοῦ, Παῦλε· Καίσαρί σε δεῖ παραστῆναι, καὶ ἰδοὺ κεχάρισταί σοι ὁ Θεὸς πάντας τοὺς πλέοντας μετὰ σοῦ. <text:span text:style-name="T1">25</text:span> διὸ εὐθυμεῖτε, ἄνδρες· πιστεύω γὰρ τῷ Θεῷ ὅτι οὕτως ἔσται καθ’ ὃν τρόπον λελάληταί μοι. <text:span text:style-name="T1">26</text:span> εἰς νῆσον δέ τινα δεῖ ἡμᾶς ἐκπεσεῖν. <text:span text:style-name="T1">27</text:span> Ὡς δὲ τεσσαρεσκαιδεκάτη νὺξ ἐγένετο διαφερομένων ἡμῶν ἐν τῷ Ἀδρίᾳ, κατὰ μέσον τῆς νυκτὸς ὑπενόουν οἱ ναῦται προσάγειν τινὰ αὐτοῖς χώραν. <text:span text:style-name="T1">28</text:span> καὶ βολίσαντες εὗρον ὀργυιὰς εἴκοσι, βραχὺ δὲ διαστήσαντες καὶ πάλιν βολίσαντες εὗρον ὀργυιὰς δεκαπέντε· <text:span text:style-name="T1">29</text:span> φοβούμενοί τε μή που κατὰ τραχεῖς τόπους ἐκπέσωμεν, ἐκ πρύμνης ῥίψαντες ἀγκύρας τέσσαρας ηὔχοντο ἡμέραν γενέσθαι. <text:span text:style-name="T1">30</text:span> Τῶν δὲ ναυτῶν ζητούντων φυγεῖν ἐκ τοῦ πλοίου καὶ χαλασάντων τὴν σκάφην εἰς τὴν θάλασσαν προφάσει ὡς ἐκ πρῴρης ἀγκύρας μελλόντων ἐκτείνειν, <text:span text:style-name="T1">31</text:span> εἶπεν ὁ Παῦλος τῷ ἑκατοντάρχῃ καὶ τοῖς στρατιώταις Ἐὰν μὴ οὗτοι μείνωσιν ἐν τῷ πλοίῳ, ὑμεῖς σωθῆναι οὐ δύνασθε. <text:span text:style-name="T1">32</text:span> τότε ἀπέκοψαν οἱ στρατιῶται τὰ σχοινία τῆς σκάφης καὶ εἴασαν αὐτὴν ἐκπεσεῖν. <text:span text:style-name="T1">33</text:span> Ἄχρι δὲ οὗ ἡμέρα ἤμελλεν γίνεσθαι, παρεκάλει ὁ Παῦλος ἅπαντας μεταλαβεῖν τροφῆς λέγων Τεσσαρεσκαιδεκάτην σήμερον ἡμέραν προσδοκῶντες ἄσιτοι διατελεῖτε, μηθὲν προσλαβόμενοι. <text:span text:style-name="T1">34</text:span> διὸ παρακαλῶ ὑμᾶς μεταλαβεῖν τροφῆς· τοῦτο γὰρ πρὸς τῆς ὑμετέρας σωτηρίας ὑπάρχει· οὐδενὸς γὰρ ὑμῶν θρὶξ ἀπὸ τῆς κεφαλῆς ἀπολεῖται. <text:span text:style-name="T1">35</text:span> εἴπας δὲ ταῦτα καὶ λαβὼν ἄρτον εὐχαρίστησεν τῷ Θεῷ ἐνώπιον πάντων καὶ κλάσας ἤρξατο ἐσθίειν. <text:span text:style-name="T1">36</text:span> <text:soft-page-break/>εὔθυμοι δὲ γενόμενοι πάντες καὶ αὐτοὶ προσελάβοντο τροφῆς. <text:span text:style-name="T1">37</text:span> ἤμεθα δὲ αἱ πᾶσαι ψυχαὶ ἐν τῷ πλοίῳ διακόσιαι ἑβδομήκοντα ἕξ. <text:span text:style-name="T1">38</text:span> κορεσθέντες δὲ τροφῆς ἐκούφιζον τὸ πλοῖον ἐκβαλλόμενοι τὸν σῖτον εἰς τὴν θάλασσαν. <text:span text:style-name="T1">39</text:span> Ὅτε δὲ ἡμέρα ἐγένετο, τὴν γῆν οὐκ ἐπεγίνωσκον, κόλπον δέ τινα κατενόουν ἔχοντα αἰγιαλὸν, εἰς ὃν ἐβουλεύοντο εἰ δύναιντο ἐξῶσαι τὸ πλοῖον. <text:span text:style-name="T1">40</text:span> καὶ τὰς ἀγκύρας περιελόντες εἴων εἰς τὴν θάλασσαν, ἅμα ἀνέντες τὰς ζευκτηρίας τῶν πηδαλίων, καὶ ἐπάραντες τὸν ἀρτέμωνα τῇ πνεούσῃ κατεῖχον εἰς τὸν αἰγιαλόν. <text:span text:style-name="T1">41</text:span> περιπεσόντες δὲ εἰς τόπον διθάλασσον ἐπέκειλαν τὴν ναῦν, καὶ ἡ μὲν πρῷρα ἐρείσασα ἔμεινεν ἀσάλευτος, ἡ δὲ πρύμνα ἐλύετο ὑπὸ τῆς βίας. <text:span text:style-name="T1">42</text:span> Τῶν δὲ στρατιωτῶν βουλὴ ἐγένετο ἵνα τοὺς δεσμώτας ἀποκτείνωσιν, μή τις ἐκκολυμβήσας διαφύγῃ· <text:span text:style-name="T1">43</text:span> ὁ δὲ ἑκατοντάρχης βουλόμενος διασῶσαι τὸν Παῦλον ἐκώλυσεν αὐτοὺς τοῦ βουλήματος, ἐκέλευσέν τε τοὺς δυναμένους κολυμβᾶν ἀπορίψαντας πρώτους ἐπὶ τὴν γῆν ἐξιέναι, <text:span text:style-name="T1">44</text:span> καὶ τοὺς λοιποὺς οὓς μὲν ἐπὶ σανίσιν, οὓς δὲ ἐπί τινων τῶν ἀπὸ τοῦ πλοίου. καὶ οὕτως ἐγένετο πάντας διασωθῆναι ἐπὶ τὴν γῆν.</text:p>
      <text:p text:style-name="P1"/>
      <text:h text:style-name="P4" text:outline-level="2">28</text:h>
      <text:p text:style-name="P1"/>
      <text:p text:style-name="P1"><text:tab/><text:span text:style-name="T1">1</text:span> Καὶ διασωθέντες τότε ἐπέγνωμεν ὅτι Μελίτη ἡ νῆσος καλεῖται. <text:span text:style-name="T1">2</text:span> οἵ τε βάρβαροι παρεῖχαν οὐ τὴν τυχοῦσαν φιλανθρωπίαν ἡμῖν· ἅψαντες γὰρ πυρὰν προσελάβοντο πάντας ἡμᾶς διὰ τὸν ὑετὸν τὸν ἐφεστῶτα καὶ διὰ τὸ ψῦχος. <text:span text:style-name="T1">3</text:span> συστρέψαντος δὲ τοῦ Παύλου φρυγάνων τι πλῆθος καὶ ἐπιθέντος ἐπὶ τὴν πυράν, ἔχιδνα ἀπὸ τῆς θέρμης ἐξελθοῦσα καθῆψεν τῆς χειρὸς αὐτοῦ. <text:span text:style-name="T1">4</text:span> ὡς δὲ εἶδον οἱ βάρβαροι <text:soft-page-break/>κρεμάμενον τὸ θηρίον ἐκ τῆς χειρὸς αὐτοῦ, πρὸς ἀλλήλους ἔλεγον Πάντως φονεύς ἐστιν ὁ ἄνθρωπος οὗτος, ὃν διασωθέντα ἐκ τῆς θαλάσσης ἡ Δίκη ζῆν οὐκ εἴασεν. <text:span text:style-name="T1">5</text:span> ὁ μὲν οὖν ἀποτινάξας τὸ θηρίον εἰς τὸ πῦρ ἔπαθεν οὐδὲν κακόν· <text:span text:style-name="T1">6</text:span> οἱ δὲ προσεδόκων αὐτὸν μέλλειν πίμπρασθαι ἢ καταπίπτειν ἄφνω νεκρόν. ἐπὶ πολὺ δὲ αὐτῶν προσδοκώντων καὶ θεωρούντων μηδὲν ἄτοπον εἰς αὐτὸν γινόμενον, μεταβαλόμενοι ἔλεγον αὐτὸν εἶναι θεόν. <text:span text:style-name="T1">7</text:span> Ἐν δὲ τοῖς περὶ τὸν τόπον ἐκεῖνον ὑπῆρχεν χωρία τῷ πρώτῳ τῆς νήσου ὀνόματι Ποπλίῳ, ὃς ἀναδεξάμενος ἡμᾶς ἡμέρας τρεῖς φιλοφρόνως ἐξένισεν. <text:span text:style-name="T1">8</text:span> ἐγένετο δὲ τὸν πατέρα τοῦ Ποπλίου πυρετοῖς καὶ δυσεντερίῳ συνεχόμενον κατακεῖσθαι, πρὸς ὃν ὁ Παῦλος εἰσελθὼν καὶ προσευξάμενος, ἐπιθεὶς τὰς χεῖρας αὐτῷ ἰάσατο αὐτόν. <text:span text:style-name="T1">9</text:span> τούτου δὲ γενομένου καὶ οἱ λοιποὶ οἱ ἐν τῇ νήσῳ ἔχοντες ἀσθενείας προσήρχοντο καὶ ἐθεραπεύοντο, <text:span text:style-name="T1">10</text:span> οἳ καὶ πολλαῖς τιμαῖς ἐτίμησαν ἡμᾶς καὶ ἀναγομένοις ἐπέθεντο τὰ πρὸς τὰς χρείας.</text:p>
      <text:p text:style-name="P1"><text:tab/><text:span text:style-name="T1">11</text:span> Μετὰ δὲ τρεῖς μῆνας ἀνήχθημεν ἐν πλοίῳ παρακεχειμακότι ἐν τῇ νήσῳ, Ἀλεξανδρινῷ, παρασήμῳ Διοσκούροις. <text:span text:style-name="T1">12</text:span> καὶ καταχθέντες εἰς Συρακούσας ἐπεμείναμεν ἡμέρας τρεῖς, <text:span text:style-name="T1">13</text:span> ὅθεν περιελθόντες κατηντήσαμεν εἰς Ῥήγιον. καὶ μετὰ μίαν ἡμέραν ἐπιγενομένου νότου δευτεραῖοι ἤλθομεν εἰς Ποτιόλους, <text:span text:style-name="T1">14</text:span> οὗ εὑρόντες ἀδελφοὺς παρεκλήθημεν παρ’ αὐτοῖς ἐπιμεῖναι ἡμέρας ἑπτά· καὶ οὕτως εἰς τὴν Ῥώμην ἤλθαμεν. <text:span text:style-name="T1">15</text:span> κἀκεῖθεν οἱ ἀδελφοὶ ἀκούσαντες τὰ περὶ ἡμῶν ἦλθαν εἰς ἀπάντησιν ἡμῖν ἄχρι Ἀππίου Φόρου καὶ Τριῶν Ταβερνῶν, οὓς ἰδὼν ὁ Παῦλος εὐχαριστήσας τῷ Θεῷ ἔλαβε θάρσος. <text:span text:style-name="T1">16</text:span> Ὅτε δὲ εἰσήλθομεν εἰς Ῥώμην, ἐπετράπη τῷ Παύλῳ μένειν καθ’ ἑαυτὸν σὺν τῷ φυλάσσοντι αὐτὸν στρατιώτῃ.</text:p>
      <text:p text:style-name="P1"><text:tab/><text:span text:style-name="T1">17</text:span> Ἐγένετο δὲ μετὰ ἡμέρας τρεῖς συνκαλέσασθαι αὐτὸν <text:soft-page-break/>τοὺς ὄντας τῶν Ἰουδαίων πρώτους· συνελθόντων δὲ αὐτῶν ἔλεγεν πρὸς αὐτούς Ἐγώ, ἄνδρες ἀδελφοί, οὐδὲν ἐναντίον ποιήσας τῷ λαῷ ἢ τοῖς ἔθεσι τοῖς πατρῴοις, δέσμιος ἐξ Ἱεροσολύμων παρεδόθην εἰς τὰς χεῖρας τῶν Ῥωμαίων, <text:span text:style-name="T1">18</text:span> οἵτινες ἀνακρίναντές με ἐβούλοντο ἀπολῦσαι διὰ τὸ μηδεμίαν αἰτίαν θανάτου ὑπάρχειν ἐν ἐμοί· <text:span text:style-name="T1">19</text:span> ἀντιλεγόντων δὲ τῶν Ἰουδαίων ἠναγκάσθην ἐπικαλέσασθαι Καίσαρα, οὐχ ὡς τοῦ ἔθνους μου ἔχων τι κατηγορεῖν. <text:span text:style-name="T1">20</text:span> διὰ ταύτην οὖν τὴν αἰτίαν παρεκάλεσα ὑμᾶς ἰδεῖν καὶ προσλαλῆσαι· εἵνεκεν γὰρ τῆς ἐλπίδος τοῦ Ἰσραὴλ τὴν ἅλυσιν ταύτην περίκειμαι. <text:span text:style-name="T1">21</text:span> οἱ δὲ πρὸς αὐτὸν εἶπαν Ἡμεῖς οὔτε γράμματα περὶ σοῦ ἐδεξάμεθα ἀπὸ τῆς Ἰουδαίας, οὔτε παραγενόμενός τις τῶν ἀδελφῶν ἀπήγγειλεν ἢ ἐλάλησέν τι περὶ σοῦ πονηρόν. <text:span text:style-name="T1">22</text:span> ἀξιοῦμεν δὲ παρὰ σοῦ ἀκοῦσαι ἃ φρονεῖς· περὶ μὲν γὰρ τῆς αἱρέσεως ταύτης γνωστὸν ἡμῖν ἐστιν ὅτι πανταχοῦ ἀντιλέγεται. <text:span text:style-name="T1">23</text:span> Ταξάμενοι δὲ αὐτῷ ἡμέραν ἦλθον πρὸς αὐτὸν εἰς τὴν ξενίαν πλείονες, οἷς ἐξετίθετο διαμαρτυρόμενος τὴν βασιλείαν τοῦ Θεοῦ πείθων τε αὐτοὺς περὶ τοῦ Ἰησοῦ ἀπό τε τοῦ νόμου Μωϋσέως καὶ τῶν προφητῶν, ἀπὸ πρωῒ ἕως ἑσπέρας. <text:span text:style-name="T1">24</text:span> καὶ οἱ μὲν ἐπείθοντο τοῖς λεγομένοις, οἱ δὲ ἠπίστουν· <text:span text:style-name="T1">25</text:span> ἀσύμφωνοι δὲ ὄντες πρὸς ἀλλήλους ἀπελύοντο, εἰπόντος τοῦ Παύλου ῥῆμα ἓν, ὅτι Καλῶς τὸ Πνεῦμα τὸ Ἅγιον ἐλάλησεν διὰ Ἡσαΐου τοῦ προφήτου πρὸς τοὺς πατέρας ὑμῶν <text:span text:style-name="T1">26</text:span> λέγων </text:p>
      <text:p text:style-name="P1"><text:tab/><text:span text:style-name="T3">Πορεύθητι πρὸς τὸν λαὸν τοῦτον καὶ εἰπόν </text:span></text:p>
      <text:p text:style-name="P2"><text:tab/><text:tab/>Ἀκοῇ ἀκούσετε καὶ οὐ μὴ συνῆτε, </text:p>
      <text:p text:style-name="P2"><text:tab/>καὶ βλέποντες βλέψετε καὶ οὐ μὴ ἴδητε·</text:p>
      <text:p text:style-name="P1"><text:span text:style-name="T1"><text:tab/><text:tab/>27</text:span> <text:span text:style-name="T3">ἐπαχύνθη γὰρ ἡ καρδία τοῦ λαοῦ τούτου, </text:span></text:p>
      <text:p text:style-name="P2"><text:tab/>καὶ τοῖς ὠσὶν βαρέως ἤκουσαν, </text:p>
      <text:p text:style-name="P2"><text:tab/><text:tab/>καὶ τοὺς ὀφθαλμοὺς αὐτῶν ἐκάμμυσαν· </text:p>
      <text:p text:style-name="P2"><text:tab/>μή ποτε ἴδωσιν τοῖς ὀφθαλμοῖς </text:p>
      <text:p text:style-name="P2"><text:tab/><text:tab/>καὶ τοῖς ὠσὶν ἀκούσωσιν </text:p>
      <text:p text:style-name="P2"><text:soft-page-break/><text:tab/>καὶ τῇ καρδίᾳ συνῶσιν καὶ ἐπιστρέψωσιν, </text:p>
      <text:p text:style-name="P2"><text:tab/><text:tab/>καὶ ἰάσομαι αὐτούς.</text:p>
      <text:p text:style-name="P1"><text:span text:style-name="T1">28</text:span> γνωστὸν οὖν ἔστω ὑμῖν <text:span text:style-name="T3">ὅτι τοῖς ἔθνεσιν</text:span> ἀπεστάλη τοῦτο <text:span text:style-name="T3">τὸ σωτήριον τοῦ Θεοῦ</text:span>· αὐτοὶ καὶ ἀκούσονται.</text:p>
      <text:p text:style-name="P1"><text:tab/><text:span text:style-name="T1">30</text:span> Ἐνέμεινεν δὲ διετίαν ὅλην ἐν ἰδίῳ μισθώματι, καὶ ἀπεδέχετο πάντας τοὺς εἰσπορευομένους πρὸς αὐτόν, <text:span text:style-name="T1">31</text:span> κηρύσσων τὴν βασιλείαν τοῦ Θεοῦ καὶ διδάσκων τὰ περὶ τοῦ Κυρίου Ἰησοῦ Χριστοῦ μετὰ πάσης παρρησίας ἀκωλύτω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ntium Plus Compact1" svg:font-family="'Gentium Plus Compact'" style:font-adornments="Regular"/>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1-11T12:46:46.53</meta:creation-date>
    <dc:date>2019-04-07T08:55:27.391000000</dc:date>
    <meta:editing-duration>P2DT11H36M17S</meta:editing-duration>
    <meta:editing-cycles>331</meta:editing-cycles>
    <meta:generator>LibreOffice/5.4.7.2$Windows_X86_64 LibreOffice_project/c838ef25c16710f8838b1faec480ebba495259d0</meta:generator>
    <meta:document-statistic meta:table-count="0" meta:image-count="0" meta:object-count="0" meta:page-count="77" meta:paragraph-count="180" meta:word-count="19425" meta:character-count="119119" meta:non-whitespace-character-count="99643"/>
  </office:meta>
</office:document-meta>
</file>